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2mex_agg_component" table:style-name="ta1">
        <table:shapes>
          <draw:frame draw:z-index="0" draw:style-name="gr1" draw:text-style-name="P1" svg:width="453.51pt" svg:height="255.09pt" svg:x="1544.77pt" svg:y="15.65pt">
            <loext:p draw:notify-on-update-of-ranges="usa2mex_agg_component.B1:usa2mex_agg_component.P1 usa2mex_agg_component.A2:usa2mex_agg_component.A2 usa2mex_agg_component.B2:usa2mex_agg_component.P2 usa2mex_agg_component.A3:usa2mex_agg_component.A3 usa2mex_agg_component.B3:usa2mex_agg_component.P3 usa2mex_agg_component.A4:usa2mex_agg_component.A4 usa2mex_agg_component.B4:usa2mex_agg_component.P4 usa2mex_agg_component.A5:usa2mex_agg_component.A5 usa2mex_agg_component.B5:usa2mex_agg_component.P5 usa2mex_agg_component.A6:usa2mex_agg_component.A6 usa2mex_agg_component.B6:usa2mex_agg_component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022.18pt" svg:y="20.21pt">
            <loext:p draw:notify-on-update-of-ranges="usa2mex_agg_component.B1:usa2mex_agg_component.P1 usa2mex_agg_component.A2:usa2mex_agg_component.A2 usa2mex_agg_component.B2:usa2mex_agg_component.P2 usa2mex_agg_component.A3:usa2mex_agg_component.A3 usa2mex_agg_component.B3:usa2mex_agg_component.P3 usa2mex_agg_component.A4:usa2mex_agg_component.A4 usa2mex_agg_component.B4:usa2mex_agg_component.P4 usa2mex_agg_component.A5:usa2mex_agg_component.A5 usa2mex_agg_component.B5:usa2mex_agg_component.P5 usa2mex_agg_component.A6:usa2mex_agg_component.A6 usa2mex_agg_component.B6:usa2mex_agg_component.P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539.18pt" svg:y="255.17pt">
            <loext:p draw:notify-on-update-of-ranges="usa2mex_agg_component.B1:usa2mex_agg_component.P1 usa2mex_agg_component.A7:usa2mex_agg_component.A7 usa2mex_agg_component.B7:usa2mex_agg_component.P7 usa2mex_agg_component.A8:usa2mex_agg_component.A8 usa2mex_agg_component.B8:usa2mex_agg_component.P8 usa2mex_agg_component.A9:usa2mex_agg_component.A9 usa2mex_agg_component.B9:usa2mex_agg_component.P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004.77pt" svg:y="258.83pt">
            <loext:p draw:notify-on-update-of-ranges="usa2mex_agg_component.B1:usa2mex_agg_component.P1 usa2mex_agg_component.A7:usa2mex_agg_component.A7 usa2mex_agg_component.B7:usa2mex_agg_component.P7 usa2mex_agg_component.A8:usa2mex_agg_component.A8 usa2mex_agg_component.B8:usa2mex_agg_component.P8 usa2mex_agg_component.A9:usa2mex_agg_component.A9 usa2mex_agg_component.B9:usa2mex_agg_component.P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542.02pt" svg:y="548.67pt">
            <loext:p draw:notify-on-update-of-ranges="usa2mex_agg_component.B1:usa2mex_agg_component.P1 usa2mex_agg_component.A10:usa2mex_agg_component.A10 usa2mex_agg_component.B10:usa2mex_agg_component.P10 usa2mex_agg_component.A11:usa2mex_agg_component.A11 usa2mex_agg_component.B11:usa2mex_agg_component.P11 usa2mex_agg_component.A12:usa2mex_agg_component.A12 usa2mex_agg_component.B12:usa2mex_agg_component.P12 usa2mex_agg_component.A13:usa2mex_agg_component.A13 usa2mex_agg_component.B13:usa2mex_agg_component.P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007.52pt" svg:y="541.36pt">
            <loext:p draw:notify-on-update-of-ranges="usa2mex_agg_component.B1:usa2mex_agg_component.P1 usa2mex_agg_component.A10:usa2mex_agg_component.A10 usa2mex_agg_component.B10:usa2mex_agg_component.P10 usa2mex_agg_component.A11:usa2mex_agg_component.A11 usa2mex_agg_component.B11:usa2mex_agg_component.P11 usa2mex_agg_component.A12:usa2mex_agg_component.A12 usa2mex_agg_component.B12:usa2mex_agg_component.P12 usa2mex_agg_component.A13:usa2mex_agg_component.A13 usa2mex_agg_component.B13:usa2mex_agg_component.P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540.18pt" svg:y="819.27pt">
            <loext:p draw:notify-on-update-of-ranges="usa2mex_agg_component.B1:usa2mex_agg_component.P1 usa2mex_agg_component.A14:usa2mex_agg_component.A14 usa2mex_agg_component.B14:usa2mex_agg_component.P14 usa2mex_agg_component.A15:usa2mex_agg_component.A15 usa2mex_agg_component.B15:usa2mex_agg_component.P15 usa2mex_agg_component.A16:usa2mex_agg_component.A16 usa2mex_agg_component.B16:usa2mex_agg_component.P16 usa2mex_agg_component.A17:usa2mex_agg_component.A17 usa2mex_agg_component.B17:usa2mex_agg_component.P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2011.18pt" svg:y="821.11pt">
            <loext:p draw:notify-on-update-of-ranges="usa2mex_agg_component.B1:usa2mex_agg_component.P1 usa2mex_agg_component.A14:usa2mex_agg_component.A14 usa2mex_agg_component.B14:usa2mex_agg_component.P14 usa2mex_agg_component.A15:usa2mex_agg_component.A15 usa2mex_agg_component.B15:usa2mex_agg_component.P15 usa2mex_agg_component.A16:usa2mex_agg_component.A16 usa2mex_agg_component.B16:usa2mex_agg_component.P16 usa2mex_agg_component.A17:usa2mex_agg_component.A17 usa2mex_agg_component.B17:usa2mex_agg_component.P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‘00</text:p>
          </table:table-cell>
          <table:table-cell table:style-name="ce1" office:value-type="string" calcext:value-type="string">
            <text:p>‘01</text:p>
          </table:table-cell>
          <table:table-cell table:style-name="ce1" office:value-type="string" calcext:value-type="string">
            <text:p>‘02</text:p>
          </table:table-cell>
          <table:table-cell table:style-name="ce1" office:value-type="string" calcext:value-type="string">
            <text:p>‘03</text:p>
          </table:table-cell>
          <table:table-cell table:style-name="ce1" office:value-type="string" calcext:value-type="string">
            <text:p>‘04</text:p>
          </table:table-cell>
          <table:table-cell table:style-name="ce1" office:value-type="string" calcext:value-type="string">
            <text:p>‘05</text:p>
          </table:table-cell>
          <table:table-cell table:style-name="ce1" office:value-type="string" calcext:value-type="string">
            <text:p>‘06</text:p>
          </table:table-cell>
          <table:table-cell table:style-name="ce1" office:value-type="string" calcext:value-type="string">
            <text:p>‘07</text:p>
          </table:table-cell>
          <table:table-cell table:style-name="ce1" office:value-type="string" calcext:value-type="string">
            <text:p>‘08</text:p>
          </table:table-cell>
          <table:table-cell table:style-name="ce1" office:value-type="string" calcext:value-type="string">
            <text:p>‘09</text:p>
          </table:table-cell>
          <table:table-cell table:style-name="ce1" office:value-type="string" calcext:value-type="string">
            <text:p>‘10</text:p>
          </table:table-cell>
          <table:table-cell table:style-name="ce1" office:value-type="string" calcext:value-type="string">
            <text:p>‘11</text:p>
          </table:table-cell>
          <table:table-cell table:style-name="ce1" office:value-type="string" calcext:value-type="string">
            <text:p>‘12</text:p>
          </table:table-cell>
          <table:table-cell table:style-name="ce1" office:value-type="string" calcext:value-type="string">
            <text:p>‘13</text:p>
          </table:table-cell>
          <table:table-cell table:style-name="ce1" office:value-type="string" calcext:value-type="string">
            <text:p>‘14</text:p>
          </table:table-cell>
        </table:table-row>
        <table:table-row table:style-name="ro1">
          <table:table-cell office:value-type="string" calcext:value-type="string">
            <text:p>DVA_FIN</text:p>
          </table:table-cell>
          <table:table-cell table:style-name="Default" office:value-type="float" office:value="25456.0615226219" calcext:value-type="float">
            <text:p>25456.0615226219</text:p>
          </table:table-cell>
          <table:table-cell table:style-name="Default" office:value-type="float" office:value="23755.8782958388" calcext:value-type="float">
            <text:p>23755.8782958388</text:p>
          </table:table-cell>
          <table:table-cell table:style-name="Default" office:value-type="float" office:value="21338.0387530327" calcext:value-type="float">
            <text:p>21338.0387530327</text:p>
          </table:table-cell>
          <table:table-cell table:style-name="Default" office:value-type="float" office:value="20221.6229966632" calcext:value-type="float">
            <text:p>20221.6229966632</text:p>
          </table:table-cell>
          <table:table-cell table:style-name="Default" office:value-type="float" office:value="21769.7284174301" calcext:value-type="float">
            <text:p>21769.7284174301</text:p>
          </table:table-cell>
          <table:table-cell table:style-name="Default" office:value-type="float" office:value="26067.7854190024" calcext:value-type="float">
            <text:p>26067.7854190024</text:p>
          </table:table-cell>
          <table:table-cell table:style-name="Default" office:value-type="float" office:value="27452.2875794841" calcext:value-type="float">
            <text:p>27452.2875794841</text:p>
          </table:table-cell>
          <table:table-cell table:style-name="Default" office:value-type="float" office:value="28177.0101006255" calcext:value-type="float">
            <text:p>28177.0101006255</text:p>
          </table:table-cell>
          <table:table-cell table:style-name="Default" office:value-type="float" office:value="29705.4976420131" calcext:value-type="float">
            <text:p>29705.4976420131</text:p>
          </table:table-cell>
          <table:table-cell table:style-name="Default" office:value-type="float" office:value="25667.7283016888" calcext:value-type="float">
            <text:p>25667.7283016888</text:p>
          </table:table-cell>
          <table:table-cell table:style-name="Default" office:value-type="float" office:value="27537.8622358452" calcext:value-type="float">
            <text:p>27537.8622358452</text:p>
          </table:table-cell>
          <table:table-cell table:style-name="Default" office:value-type="float" office:value="31163.0647570146" calcext:value-type="float">
            <text:p>31163.0647570146</text:p>
          </table:table-cell>
          <table:table-cell table:style-name="Default" office:value-type="float" office:value="33906.5114961277" calcext:value-type="float">
            <text:p>33906.5114961277</text:p>
          </table:table-cell>
          <table:table-cell table:style-name="Default" office:value-type="float" office:value="35578.3664524604" calcext:value-type="float">
            <text:p>35578.3664524604</text:p>
          </table:table-cell>
          <table:table-cell table:style-name="Default" office:value-type="float" office:value="35112.5062262197" calcext:value-type="float">
            <text:p>35112.5062262197</text:p>
          </table:table-cell>
        </table:table-row>
        <table:table-row table:style-name="ro1">
          <table:table-cell office:value-type="string" calcext:value-type="string">
            <text:p>DVA_INT</text:p>
          </table:table-cell>
          <table:table-cell table:style-name="Default" office:value-type="float" office:value="34080.0399197882" calcext:value-type="float">
            <text:p>34080.0399197882</text:p>
          </table:table-cell>
          <table:table-cell table:style-name="Default" office:value-type="float" office:value="31766.5953393671" calcext:value-type="float">
            <text:p>31766.5953393671</text:p>
          </table:table-cell>
          <table:table-cell table:style-name="Default" office:value-type="float" office:value="30021.0653708026" calcext:value-type="float">
            <text:p>30021.0653708026</text:p>
          </table:table-cell>
          <table:table-cell table:style-name="Default" office:value-type="float" office:value="29808.3943296809" calcext:value-type="float">
            <text:p>29808.3943296809</text:p>
          </table:table-cell>
          <table:table-cell table:style-name="Default" office:value-type="float" office:value="32942.0608244244" calcext:value-type="float">
            <text:p>32942.0608244244</text:p>
          </table:table-cell>
          <table:table-cell table:style-name="Default" office:value-type="float" office:value="35639.3671248435" calcext:value-type="float">
            <text:p>35639.3671248435</text:p>
          </table:table-cell>
          <table:table-cell table:style-name="Default" office:value-type="float" office:value="39348.7431513146" calcext:value-type="float">
            <text:p>39348.7431513146</text:p>
          </table:table-cell>
          <table:table-cell table:style-name="Default" office:value-type="float" office:value="43264.1622910029" calcext:value-type="float">
            <text:p>43264.1622910029</text:p>
          </table:table-cell>
          <table:table-cell table:style-name="Default" office:value-type="float" office:value="46487.9639783999" calcext:value-type="float">
            <text:p>46487.9639783999</text:p>
          </table:table-cell>
          <table:table-cell table:style-name="Default" office:value-type="float" office:value="36774.776008252" calcext:value-type="float">
            <text:p>36774.776008252</text:p>
          </table:table-cell>
          <table:table-cell table:style-name="Default" office:value-type="float" office:value="45620.5588580543" calcext:value-type="float">
            <text:p>45620.5588580543</text:p>
          </table:table-cell>
          <table:table-cell table:style-name="Default" office:value-type="float" office:value="54998.2781111496" calcext:value-type="float">
            <text:p>54998.2781111496</text:p>
          </table:table-cell>
          <table:table-cell table:style-name="Default" office:value-type="float" office:value="55365.4654417467" calcext:value-type="float">
            <text:p>55365.4654417467</text:p>
          </table:table-cell>
          <table:table-cell table:style-name="Default" office:value-type="float" office:value="57783.9218192343" calcext:value-type="float">
            <text:p>57783.9218192343</text:p>
          </table:table-cell>
          <table:table-cell table:style-name="Default" office:value-type="float" office:value="59674.5076784588" calcext:value-type="float">
            <text:p>59674.5076784588</text:p>
          </table:table-cell>
        </table:table-row>
        <table:table-row table:style-name="ro1">
          <table:table-cell office:value-type="string" calcext:value-type="string">
            <text:p>DVA_INTrexI1</text:p>
          </table:table-cell>
          <table:table-cell table:style-name="Default" office:value-type="float" office:value="1836.67132422345" calcext:value-type="float">
            <text:p>1836.67132422345</text:p>
          </table:table-cell>
          <table:table-cell table:style-name="Default" office:value-type="float" office:value="1687.23591740218" calcext:value-type="float">
            <text:p>1687.23591740218</text:p>
          </table:table-cell>
          <table:table-cell table:style-name="Default" office:value-type="float" office:value="1695.06728457125" calcext:value-type="float">
            <text:p>1695.06728457125</text:p>
          </table:table-cell>
          <table:table-cell table:style-name="Default" office:value-type="float" office:value="1707.35872056173" calcext:value-type="float">
            <text:p>1707.35872056173</text:p>
          </table:table-cell>
          <table:table-cell table:style-name="Default" office:value-type="float" office:value="2013.0241392144" calcext:value-type="float">
            <text:p>2013.0241392144</text:p>
          </table:table-cell>
          <table:table-cell table:style-name="Default" office:value-type="float" office:value="2346.500076842" calcext:value-type="float">
            <text:p>2346.500076842</text:p>
          </table:table-cell>
          <table:table-cell table:style-name="Default" office:value-type="float" office:value="2394.56671268474" calcext:value-type="float">
            <text:p>2394.56671268474</text:p>
          </table:table-cell>
          <table:table-cell table:style-name="Default" office:value-type="float" office:value="2919.98034285224" calcext:value-type="float">
            <text:p>2919.98034285224</text:p>
          </table:table-cell>
          <table:table-cell table:style-name="Default" office:value-type="float" office:value="3459.4484749545" calcext:value-type="float">
            <text:p>3459.4484749545</text:p>
          </table:table-cell>
          <table:table-cell table:style-name="Default" office:value-type="float" office:value="3077.91480821887" calcext:value-type="float">
            <text:p>3077.91480821887</text:p>
          </table:table-cell>
          <table:table-cell table:style-name="Default" office:value-type="float" office:value="3918.76294092616" calcext:value-type="float">
            <text:p>3918.76294092616</text:p>
          </table:table-cell>
          <table:table-cell table:style-name="Default" office:value-type="float" office:value="4584.42178743836" calcext:value-type="float">
            <text:p>4584.42178743836</text:p>
          </table:table-cell>
          <table:table-cell table:style-name="Default" office:value-type="float" office:value="4965.826034413" calcext:value-type="float">
            <text:p>4965.826034413</text:p>
          </table:table-cell>
          <table:table-cell table:style-name="Default" office:value-type="float" office:value="5384.98253526633" calcext:value-type="float">
            <text:p>5384.98253526633</text:p>
          </table:table-cell>
          <table:table-cell table:style-name="Default" office:value-type="float" office:value="5575.93808170815" calcext:value-type="float">
            <text:p>5575.93808170815</text:p>
          </table:table-cell>
        </table:table-row>
        <table:table-row table:style-name="ro1">
          <table:table-cell office:value-type="string" calcext:value-type="string">
            <text:p>DVA_INTrexF</text:p>
          </table:table-cell>
          <table:table-cell table:style-name="Default" office:value-type="float" office:value="2642.58911667511" calcext:value-type="float">
            <text:p>2642.58911667511</text:p>
          </table:table-cell>
          <table:table-cell table:style-name="Default" office:value-type="float" office:value="2687.93736934805" calcext:value-type="float">
            <text:p>2687.93736934805</text:p>
          </table:table-cell>
          <table:table-cell table:style-name="Default" office:value-type="float" office:value="2404.77821186819" calcext:value-type="float">
            <text:p>2404.77821186819</text:p>
          </table:table-cell>
          <table:table-cell table:style-name="Default" office:value-type="float" office:value="2392.98964234842" calcext:value-type="float">
            <text:p>2392.98964234842</text:p>
          </table:table-cell>
          <table:table-cell table:style-name="Default" office:value-type="float" office:value="2756.0938389867" calcext:value-type="float">
            <text:p>2756.0938389867</text:p>
          </table:table-cell>
          <table:table-cell table:style-name="Default" office:value-type="float" office:value="3487.1775685444" calcext:value-type="float">
            <text:p>3487.1775685444</text:p>
          </table:table-cell>
          <table:table-cell table:style-name="Default" office:value-type="float" office:value="4207.93283958609" calcext:value-type="float">
            <text:p>4207.93283958609</text:p>
          </table:table-cell>
          <table:table-cell table:style-name="Default" office:value-type="float" office:value="4757.6777090123" calcext:value-type="float">
            <text:p>4757.6777090123</text:p>
          </table:table-cell>
          <table:table-cell table:style-name="Default" office:value-type="float" office:value="5610.53888621529" calcext:value-type="float">
            <text:p>5610.53888621529</text:p>
          </table:table-cell>
          <table:table-cell table:style-name="Default" office:value-type="float" office:value="5165.45703586653" calcext:value-type="float">
            <text:p>5165.45703586653</text:p>
          </table:table-cell>
          <table:table-cell table:style-name="Default" office:value-type="float" office:value="6095.66456202922" calcext:value-type="float">
            <text:p>6095.66456202922</text:p>
          </table:table-cell>
          <table:table-cell table:style-name="Default" office:value-type="float" office:value="6442.89451437835" calcext:value-type="float">
            <text:p>6442.89451437835</text:p>
          </table:table-cell>
          <table:table-cell table:style-name="Default" office:value-type="float" office:value="6829.17651953043" calcext:value-type="float">
            <text:p>6829.17651953043</text:p>
          </table:table-cell>
          <table:table-cell table:style-name="Default" office:value-type="float" office:value="6416.82652484914" calcext:value-type="float">
            <text:p>6416.82652484914</text:p>
          </table:table-cell>
          <table:table-cell table:style-name="Default" office:value-type="float" office:value="6750.93825599874" calcext:value-type="float">
            <text:p>6750.93825599874</text:p>
          </table:table-cell>
        </table:table-row>
        <table:table-row table:style-name="ro1">
          <table:table-cell office:value-type="string" calcext:value-type="string">
            <text:p>DVA_INTrexI2</text:p>
          </table:table-cell>
          <table:table-cell table:style-name="Default" office:value-type="float" office:value="496.079145090449" calcext:value-type="float">
            <text:p>496.079145090449</text:p>
          </table:table-cell>
          <table:table-cell table:style-name="Default" office:value-type="float" office:value="459.841029627079" calcext:value-type="float">
            <text:p>459.841029627079</text:p>
          </table:table-cell>
          <table:table-cell table:style-name="Default" office:value-type="float" office:value="422.181419878396" calcext:value-type="float">
            <text:p>422.181419878396</text:p>
          </table:table-cell>
          <table:table-cell table:style-name="Default" office:value-type="float" office:value="460.743978324106" calcext:value-type="float">
            <text:p>460.743978324106</text:p>
          </table:table-cell>
          <table:table-cell table:style-name="Default" office:value-type="float" office:value="539.304989520187" calcext:value-type="float">
            <text:p>539.304989520187</text:p>
          </table:table-cell>
          <table:table-cell table:style-name="Default" office:value-type="float" office:value="608.268532489039" calcext:value-type="float">
            <text:p>608.268532489039</text:p>
          </table:table-cell>
          <table:table-cell table:style-name="Default" office:value-type="float" office:value="643.377243550477" calcext:value-type="float">
            <text:p>643.377243550477</text:p>
          </table:table-cell>
          <table:table-cell table:style-name="Default" office:value-type="float" office:value="710.403447666387" calcext:value-type="float">
            <text:p>710.403447666387</text:p>
          </table:table-cell>
          <table:table-cell table:style-name="Default" office:value-type="float" office:value="837.796077154286" calcext:value-type="float">
            <text:p>837.796077154286</text:p>
          </table:table-cell>
          <table:table-cell table:style-name="Default" office:value-type="float" office:value="686.472108905634" calcext:value-type="float">
            <text:p>686.472108905634</text:p>
          </table:table-cell>
          <table:table-cell table:style-name="Default" office:value-type="float" office:value="858.199478363553" calcext:value-type="float">
            <text:p>858.199478363553</text:p>
          </table:table-cell>
          <table:table-cell table:style-name="Default" office:value-type="float" office:value="1015.00485715776" calcext:value-type="float">
            <text:p>1015.00485715776</text:p>
          </table:table-cell>
          <table:table-cell table:style-name="Default" office:value-type="float" office:value="1073.32435152872" calcext:value-type="float">
            <text:p>1073.32435152872</text:p>
          </table:table-cell>
          <table:table-cell table:style-name="Default" office:value-type="float" office:value="1128.45518062925" calcext:value-type="float">
            <text:p>1128.45518062925</text:p>
          </table:table-cell>
          <table:table-cell table:style-name="Default" office:value-type="float" office:value="1148.72593654023" calcext:value-type="float">
            <text:p>1148.72593654023</text:p>
          </table:table-cell>
        </table:table-row>
        <table:table-row table:style-name="ro1">
          <table:table-cell office:value-type="string" calcext:value-type="string">
            <text:p>RDV_INT</text:p>
          </table:table-cell>
          <table:table-cell table:style-name="Default" office:value-type="float" office:value="6675.23240821359" calcext:value-type="float">
            <text:p>6675.23240821359</text:p>
          </table:table-cell>
          <table:table-cell table:style-name="Default" office:value-type="float" office:value="5556.75087602885" calcext:value-type="float">
            <text:p>5556.75087602885</text:p>
          </table:table-cell>
          <table:table-cell table:style-name="Default" office:value-type="float" office:value="5560.73292678877" calcext:value-type="float">
            <text:p>5560.73292678877</text:p>
          </table:table-cell>
          <table:table-cell table:style-name="Default" office:value-type="float" office:value="6569.57149886829" calcext:value-type="float">
            <text:p>6569.57149886829</text:p>
          </table:table-cell>
          <table:table-cell table:style-name="Default" office:value-type="float" office:value="7776.6548792058" calcext:value-type="float">
            <text:p>7776.6548792058</text:p>
          </table:table-cell>
          <table:table-cell table:style-name="Default" office:value-type="float" office:value="8196.54605638295" calcext:value-type="float">
            <text:p>8196.54605638295</text:p>
          </table:table-cell>
          <table:table-cell table:style-name="Default" office:value-type="float" office:value="8628.94960322531" calcext:value-type="float">
            <text:p>8628.94960322531</text:p>
          </table:table-cell>
          <table:table-cell table:style-name="Default" office:value-type="float" office:value="8650.56370523902" calcext:value-type="float">
            <text:p>8650.56370523902</text:p>
          </table:table-cell>
          <table:table-cell table:style-name="Default" office:value-type="float" office:value="8118.34888001687" calcext:value-type="float">
            <text:p>8118.34888001687</text:p>
          </table:table-cell>
          <table:table-cell table:style-name="Default" office:value-type="float" office:value="7067.91619696177" calcext:value-type="float">
            <text:p>7067.91619696177</text:p>
          </table:table-cell>
          <table:table-cell table:style-name="Default" office:value-type="float" office:value="8971.54149869112" calcext:value-type="float">
            <text:p>8971.54149869112</text:p>
          </table:table-cell>
          <table:table-cell table:style-name="Default" office:value-type="float" office:value="9763.67987618607" calcext:value-type="float">
            <text:p>9763.67987618607</text:p>
          </table:table-cell>
          <table:table-cell table:style-name="Default" office:value-type="float" office:value="11013.8818185512" calcext:value-type="float">
            <text:p>11013.8818185512</text:p>
          </table:table-cell>
          <table:table-cell table:style-name="Default" office:value-type="float" office:value="12799.7810277591" calcext:value-type="float">
            <text:p>12799.7810277591</text:p>
          </table:table-cell>
          <table:table-cell table:style-name="Default" office:value-type="float" office:value="13862.4642813611" calcext:value-type="float">
            <text:p>13862.4642813611</text:p>
          </table:table-cell>
        </table:table-row>
        <table:table-row table:style-name="ro1">
          <table:table-cell office:value-type="string" calcext:value-type="string">
            <text:p>RDV_FIN</text:p>
          </table:table-cell>
          <table:table-cell table:style-name="Default" office:value-type="float" office:value="18956.3269167524" calcext:value-type="float">
            <text:p>18956.3269167524</text:p>
          </table:table-cell>
          <table:table-cell table:style-name="Default" office:value-type="float" office:value="17032.0251274127" calcext:value-type="float">
            <text:p>17032.0251274127</text:p>
          </table:table-cell>
          <table:table-cell table:style-name="Default" office:value-type="float" office:value="15408.5905204594" calcext:value-type="float">
            <text:p>15408.5905204594</text:p>
          </table:table-cell>
          <table:table-cell table:style-name="Default" office:value-type="float" office:value="16721.62268507" calcext:value-type="float">
            <text:p>16721.62268507</text:p>
          </table:table-cell>
          <table:table-cell table:style-name="Default" office:value-type="float" office:value="18204.77729169" calcext:value-type="float">
            <text:p>18204.77729169</text:p>
          </table:table-cell>
          <table:table-cell table:style-name="Default" office:value-type="float" office:value="17200.8855769256" calcext:value-type="float">
            <text:p>17200.8855769256</text:p>
          </table:table-cell>
          <table:table-cell table:style-name="Default" office:value-type="float" office:value="18881.4585955468" calcext:value-type="float">
            <text:p>18881.4585955468</text:p>
          </table:table-cell>
          <table:table-cell table:style-name="Default" office:value-type="float" office:value="19199.9450985888" calcext:value-type="float">
            <text:p>19199.9450985888</text:p>
          </table:table-cell>
          <table:table-cell table:style-name="Default" office:value-type="float" office:value="18311.8390145048" calcext:value-type="float">
            <text:p>18311.8390145048</text:p>
          </table:table-cell>
          <table:table-cell table:style-name="Default" office:value-type="float" office:value="17394.0534521753" calcext:value-type="float">
            <text:p>17394.0534521753</text:p>
          </table:table-cell>
          <table:table-cell table:style-name="Default" office:value-type="float" office:value="19681.3237077966" calcext:value-type="float">
            <text:p>19681.3237077966</text:p>
          </table:table-cell>
          <table:table-cell table:style-name="Default" office:value-type="float" office:value="19304.062841683" calcext:value-type="float">
            <text:p>19304.062841683</text:p>
          </table:table-cell>
          <table:table-cell table:style-name="Default" office:value-type="float" office:value="21251.8227481472" calcext:value-type="float">
            <text:p>21251.8227481472</text:p>
          </table:table-cell>
          <table:table-cell table:style-name="Default" office:value-type="float" office:value="20454.1659321905" calcext:value-type="float">
            <text:p>20454.1659321905</text:p>
          </table:table-cell>
          <table:table-cell table:style-name="Default" office:value-type="float" office:value="21346.9061022736" calcext:value-type="float">
            <text:p>21346.9061022736</text:p>
          </table:table-cell>
        </table:table-row>
        <table:table-row table:style-name="ro1">
          <table:table-cell office:value-type="string" calcext:value-type="string">
            <text:p>RDV_FIN2</text:p>
          </table:table-cell>
          <table:table-cell table:style-name="Default" office:value-type="float" office:value="343.750904821996" calcext:value-type="float">
            <text:p>343.750904821996</text:p>
          </table:table-cell>
          <table:table-cell table:style-name="Default" office:value-type="float" office:value="280.714142301058" calcext:value-type="float">
            <text:p>280.714142301058</text:p>
          </table:table-cell>
          <table:table-cell table:style-name="Default" office:value-type="float" office:value="298.698804419137" calcext:value-type="float">
            <text:p>298.698804419137</text:p>
          </table:table-cell>
          <table:table-cell table:style-name="Default" office:value-type="float" office:value="298.623307368311" calcext:value-type="float">
            <text:p>298.623307368311</text:p>
          </table:table-cell>
          <table:table-cell table:style-name="Default" office:value-type="float" office:value="371.288142830343" calcext:value-type="float">
            <text:p>371.288142830343</text:p>
          </table:table-cell>
          <table:table-cell table:style-name="Default" office:value-type="float" office:value="412.306526914497" calcext:value-type="float">
            <text:p>412.306526914497</text:p>
          </table:table-cell>
          <table:table-cell table:style-name="Default" office:value-type="float" office:value="382.150925409867" calcext:value-type="float">
            <text:p>382.150925409867</text:p>
          </table:table-cell>
          <table:table-cell table:style-name="Default" office:value-type="float" office:value="427.751920834371" calcext:value-type="float">
            <text:p>427.751920834371</text:p>
          </table:table-cell>
          <table:table-cell table:style-name="Default" office:value-type="float" office:value="377.5613498828" calcext:value-type="float">
            <text:p>377.5613498828</text:p>
          </table:table-cell>
          <table:table-cell table:style-name="Default" office:value-type="float" office:value="254.656812760193" calcext:value-type="float">
            <text:p>254.656812760193</text:p>
          </table:table-cell>
          <table:table-cell table:style-name="Default" office:value-type="float" office:value="380.880407119543" calcext:value-type="float">
            <text:p>380.880407119543</text:p>
          </table:table-cell>
          <table:table-cell table:style-name="Default" office:value-type="float" office:value="422.661425737601" calcext:value-type="float">
            <text:p>422.661425737601</text:p>
          </table:table-cell>
          <table:table-cell table:style-name="Default" office:value-type="float" office:value="480.08289129685" calcext:value-type="float">
            <text:p>480.08289129685</text:p>
          </table:table-cell>
          <table:table-cell table:style-name="Default" office:value-type="float" office:value="440.500109975297" calcext:value-type="float">
            <text:p>440.500109975297</text:p>
          </table:table-cell>
          <table:table-cell table:style-name="Default" office:value-type="float" office:value="440.002614371808" calcext:value-type="float">
            <text:p>440.002614371808</text:p>
          </table:table-cell>
        </table:table-row>
        <table:table-row table:style-name="ro1">
          <table:table-cell office:value-type="string" calcext:value-type="string">
            <text:p>OVA_FIN</text:p>
          </table:table-cell>
          <table:table-cell table:style-name="Default" office:value-type="float" office:value="3231.77848300898" calcext:value-type="float">
            <text:p>3231.77848300898</text:p>
          </table:table-cell>
          <table:table-cell table:style-name="Default" office:value-type="float" office:value="2708.7812263961" calcext:value-type="float">
            <text:p>2708.7812263961</text:p>
          </table:table-cell>
          <table:table-cell table:style-name="Default" office:value-type="float" office:value="2375.5967506273" calcext:value-type="float">
            <text:p>2375.5967506273</text:p>
          </table:table-cell>
          <table:table-cell table:style-name="Default" office:value-type="float" office:value="2300.50363379586" calcext:value-type="float">
            <text:p>2300.50363379586</text:p>
          </table:table-cell>
          <table:table-cell table:style-name="Default" office:value-type="float" office:value="2804.81977056408" calcext:value-type="float">
            <text:p>2804.81977056408</text:p>
          </table:table-cell>
          <table:table-cell table:style-name="Default" office:value-type="float" office:value="3779.66214927927" calcext:value-type="float">
            <text:p>3779.66214927927</text:p>
          </table:table-cell>
          <table:table-cell table:style-name="Default" office:value-type="float" office:value="4352.45524956355" calcext:value-type="float">
            <text:p>4352.45524956355</text:p>
          </table:table-cell>
          <table:table-cell table:style-name="Default" office:value-type="float" office:value="4548.13351054938" calcext:value-type="float">
            <text:p>4548.13351054938</text:p>
          </table:table-cell>
          <table:table-cell table:style-name="Default" office:value-type="float" office:value="5372.49385143904" calcext:value-type="float">
            <text:p>5372.49385143904</text:p>
          </table:table-cell>
          <table:table-cell table:style-name="Default" office:value-type="float" office:value="3344.0634857861" calcext:value-type="float">
            <text:p>3344.0634857861</text:p>
          </table:table-cell>
          <table:table-cell table:style-name="Default" office:value-type="float" office:value="4244.36457757034" calcext:value-type="float">
            <text:p>4244.36457757034</text:p>
          </table:table-cell>
          <table:table-cell table:style-name="Default" office:value-type="float" office:value="5639.40998155372" calcext:value-type="float">
            <text:p>5639.40998155372</text:p>
          </table:table-cell>
          <table:table-cell table:style-name="Default" office:value-type="float" office:value="6210.03987628666" calcext:value-type="float">
            <text:p>6210.03987628666</text:p>
          </table:table-cell>
          <table:table-cell table:style-name="Default" office:value-type="float" office:value="6265.44993710252" calcext:value-type="float">
            <text:p>6265.44993710252</text:p>
          </table:table-cell>
          <table:table-cell table:style-name="Default" office:value-type="float" office:value="6100.90315839534" calcext:value-type="float">
            <text:p>6100.90315839534</text:p>
          </table:table-cell>
        </table:table-row>
        <table:table-row table:style-name="ro1">
          <table:table-cell office:value-type="string" calcext:value-type="string">
            <text:p>MVA_FIN</text:p>
          </table:table-cell>
          <table:table-cell table:style-name="Default" office:value-type="float" office:value="252.705111547374" calcext:value-type="float">
            <text:p>252.705111547374</text:p>
          </table:table-cell>
          <table:table-cell table:style-name="Default" office:value-type="float" office:value="219.44671855536" calcext:value-type="float">
            <text:p>219.44671855536</text:p>
          </table:table-cell>
          <table:table-cell table:style-name="Default" office:value-type="float" office:value="210.123826225787" calcext:value-type="float">
            <text:p>210.123826225787</text:p>
          </table:table-cell>
          <table:table-cell table:style-name="Default" office:value-type="float" office:value="192.512159780127" calcext:value-type="float">
            <text:p>192.512159780127</text:p>
          </table:table-cell>
          <table:table-cell table:style-name="Default" office:value-type="float" office:value="240.895803010268" calcext:value-type="float">
            <text:p>240.895803010268</text:p>
          </table:table-cell>
          <table:table-cell table:style-name="Default" office:value-type="float" office:value="333.603824764875" calcext:value-type="float">
            <text:p>333.603824764875</text:p>
          </table:table-cell>
          <table:table-cell table:style-name="Default" office:value-type="float" office:value="407.022109486574" calcext:value-type="float">
            <text:p>407.022109486574</text:p>
          </table:table-cell>
          <table:table-cell table:style-name="Default" office:value-type="float" office:value="437.140316898273" calcext:value-type="float">
            <text:p>437.140316898273</text:p>
          </table:table-cell>
          <table:table-cell table:style-name="Default" office:value-type="float" office:value="497.540346693681" calcext:value-type="float">
            <text:p>497.540346693681</text:p>
          </table:table-cell>
          <table:table-cell table:style-name="Default" office:value-type="float" office:value="333.070655739405" calcext:value-type="float">
            <text:p>333.070655739405</text:p>
          </table:table-cell>
          <table:table-cell table:style-name="Default" office:value-type="float" office:value="458.074989085821" calcext:value-type="float">
            <text:p>458.074989085821</text:p>
          </table:table-cell>
          <table:table-cell table:style-name="Default" office:value-type="float" office:value="648.712407938354" calcext:value-type="float">
            <text:p>648.712407938354</text:p>
          </table:table-cell>
          <table:table-cell table:style-name="Default" office:value-type="float" office:value="690.200723304868" calcext:value-type="float">
            <text:p>690.200723304868</text:p>
          </table:table-cell>
          <table:table-cell table:style-name="Default" office:value-type="float" office:value="650.529987499427" calcext:value-type="float">
            <text:p>650.529987499427</text:p>
          </table:table-cell>
          <table:table-cell table:style-name="Default" office:value-type="float" office:value="600.579845516431" calcext:value-type="float">
            <text:p>600.579845516431</text:p>
          </table:table-cell>
        </table:table-row>
        <table:table-row table:style-name="ro1">
          <table:table-cell office:value-type="string" calcext:value-type="string">
            <text:p>OVA_INT</text:p>
          </table:table-cell>
          <table:table-cell table:style-name="Default" office:value-type="float" office:value="4564.77718573524" calcext:value-type="float">
            <text:p>4564.77718573524</text:p>
          </table:table-cell>
          <table:table-cell table:style-name="Default" office:value-type="float" office:value="3762.70114881006" calcext:value-type="float">
            <text:p>3762.70114881006</text:p>
          </table:table-cell>
          <table:table-cell table:style-name="Default" office:value-type="float" office:value="3602.92310800254" calcext:value-type="float">
            <text:p>3602.92310800254</text:p>
          </table:table-cell>
          <table:table-cell table:style-name="Default" office:value-type="float" office:value="3712.81987641469" calcext:value-type="float">
            <text:p>3712.81987641469</text:p>
          </table:table-cell>
          <table:table-cell table:style-name="Default" office:value-type="float" office:value="4696.92549659531" calcext:value-type="float">
            <text:p>4696.92549659531</text:p>
          </table:table-cell>
          <table:table-cell table:style-name="Default" office:value-type="float" office:value="5889.6114656202" calcext:value-type="float">
            <text:p>5889.6114656202</text:p>
          </table:table-cell>
          <table:table-cell table:style-name="Default" office:value-type="float" office:value="7074.79249412365" calcext:value-type="float">
            <text:p>7074.79249412365</text:p>
          </table:table-cell>
          <table:table-cell table:style-name="Default" office:value-type="float" office:value="7753.0717376476" calcext:value-type="float">
            <text:p>7753.0717376476</text:p>
          </table:table-cell>
          <table:table-cell table:style-name="Default" office:value-type="float" office:value="9759.6857598041" calcext:value-type="float">
            <text:p>9759.6857598041</text:p>
          </table:table-cell>
          <table:table-cell table:style-name="Default" office:value-type="float" office:value="5716.63813653811" calcext:value-type="float">
            <text:p>5716.63813653811</text:p>
          </table:table-cell>
          <table:table-cell table:style-name="Default" office:value-type="float" office:value="8366.02393227618" calcext:value-type="float">
            <text:p>8366.02393227618</text:p>
          </table:table-cell>
          <table:table-cell table:style-name="Default" office:value-type="float" office:value="11643.6271664608" calcext:value-type="float">
            <text:p>11643.6271664608</text:p>
          </table:table-cell>
          <table:table-cell table:style-name="Default" office:value-type="float" office:value="11860.5702495764" calcext:value-type="float">
            <text:p>11860.5702495764</text:p>
          </table:table-cell>
          <table:table-cell table:style-name="Default" office:value-type="float" office:value="11607.2588118738" calcext:value-type="float">
            <text:p>11607.2588118738</text:p>
          </table:table-cell>
          <table:table-cell table:style-name="Default" office:value-type="float" office:value="11745.0671320501" calcext:value-type="float">
            <text:p>11745.0671320501</text:p>
          </table:table-cell>
        </table:table-row>
        <table:table-row table:style-name="ro1">
          <table:table-cell office:value-type="string" calcext:value-type="string">
            <text:p>MVA_INT</text:p>
          </table:table-cell>
          <table:table-cell table:style-name="Default" office:value-type="float" office:value="336.97886303475" calcext:value-type="float">
            <text:p>336.97886303475</text:p>
          </table:table-cell>
          <table:table-cell table:style-name="Default" office:value-type="float" office:value="286.063723178888" calcext:value-type="float">
            <text:p>286.063723178888</text:p>
          </table:table-cell>
          <table:table-cell table:style-name="Default" office:value-type="float" office:value="308.209605271073" calcext:value-type="float">
            <text:p>308.209605271073</text:p>
          </table:table-cell>
          <table:table-cell table:style-name="Default" office:value-type="float" office:value="304.267273470727" calcext:value-type="float">
            <text:p>304.267273470727</text:p>
          </table:table-cell>
          <table:table-cell table:style-name="Default" office:value-type="float" office:value="393.19042997535" calcext:value-type="float">
            <text:p>393.19042997535</text:p>
          </table:table-cell>
          <table:table-cell table:style-name="Default" office:value-type="float" office:value="489.68942225349" calcext:value-type="float">
            <text:p>489.68942225349</text:p>
          </table:table-cell>
          <table:table-cell table:style-name="Default" office:value-type="float" office:value="616.41357759697" calcext:value-type="float">
            <text:p>616.41357759697</text:p>
          </table:table-cell>
          <table:table-cell table:style-name="Default" office:value-type="float" office:value="658.340441189549" calcext:value-type="float">
            <text:p>658.340441189549</text:p>
          </table:table-cell>
          <table:table-cell table:style-name="Default" office:value-type="float" office:value="810.267977336576" calcext:value-type="float">
            <text:p>810.267977336576</text:p>
          </table:table-cell>
          <table:table-cell table:style-name="Default" office:value-type="float" office:value="541.401128636648" calcext:value-type="float">
            <text:p>541.401128636648</text:p>
          </table:table-cell>
          <table:table-cell table:style-name="Default" office:value-type="float" office:value="868.878196983088" calcext:value-type="float">
            <text:p>868.878196983088</text:p>
          </table:table-cell>
          <table:table-cell table:style-name="Default" office:value-type="float" office:value="1312.85210837232" calcext:value-type="float">
            <text:p>1312.85210837232</text:p>
          </table:table-cell>
          <table:table-cell table:style-name="Default" office:value-type="float" office:value="1272.53975145734" calcext:value-type="float">
            <text:p>1272.53975145734</text:p>
          </table:table-cell>
          <table:table-cell table:style-name="Default" office:value-type="float" office:value="1168.71793652564" calcext:value-type="float">
            <text:p>1168.71793652564</text:p>
          </table:table-cell>
          <table:table-cell table:style-name="Default" office:value-type="float" office:value="1132.02518118236" calcext:value-type="float">
            <text:p>1132.02518118236</text:p>
          </table:table-cell>
        </table:table-row>
        <table:table-row table:style-name="ro1">
          <table:table-cell office:value-type="string" calcext:value-type="string">
            <text:p>DDC_FIN</text:p>
          </table:table-cell>
          <table:table-cell table:style-name="Default" office:value-type="float" office:value="608.368896894705" calcext:value-type="float">
            <text:p>608.368896894705</text:p>
          </table:table-cell>
          <table:table-cell table:style-name="Default" office:value-type="float" office:value="469.671025342321" calcext:value-type="float">
            <text:p>469.671025342321</text:p>
          </table:table-cell>
          <table:table-cell table:style-name="Default" office:value-type="float" office:value="438.07243537702" calcext:value-type="float">
            <text:p>438.07243537702</text:p>
          </table:table-cell>
          <table:table-cell table:style-name="Default" office:value-type="float" office:value="480.411798153302" calcext:value-type="float">
            <text:p>480.411798153302</text:p>
          </table:table-cell>
          <table:table-cell table:style-name="Default" office:value-type="float" office:value="574.234631220991" calcext:value-type="float">
            <text:p>574.234631220991</text:p>
          </table:table-cell>
          <table:table-cell table:style-name="Default" office:value-type="float" office:value="631.669682522057" calcext:value-type="float">
            <text:p>631.669682522057</text:p>
          </table:table-cell>
          <table:table-cell table:style-name="Default" office:value-type="float" office:value="734.679514846513" calcext:value-type="float">
            <text:p>734.679514846513</text:p>
          </table:table-cell>
          <table:table-cell table:style-name="Default" office:value-type="float" office:value="842.483679197302" calcext:value-type="float">
            <text:p>842.483679197302</text:p>
          </table:table-cell>
          <table:table-cell table:style-name="Default" office:value-type="float" office:value="827.362161197544" calcext:value-type="float">
            <text:p>827.362161197544</text:p>
          </table:table-cell>
          <table:table-cell table:style-name="Default" office:value-type="float" office:value="617.033882626278" calcext:value-type="float">
            <text:p>617.033882626278</text:p>
          </table:table-cell>
          <table:table-cell table:style-name="Default" office:value-type="float" office:value="814.792789562353" calcext:value-type="float">
            <text:p>814.792789562353</text:p>
          </table:table-cell>
          <table:table-cell table:style-name="Default" office:value-type="float" office:value="967.983455375055" calcext:value-type="float">
            <text:p>967.983455375055</text:p>
          </table:table-cell>
          <table:table-cell table:style-name="Default" office:value-type="float" office:value="1119.04478461796" calcext:value-type="float">
            <text:p>1119.04478461796</text:p>
          </table:table-cell>
          <table:table-cell table:style-name="Default" office:value-type="float" office:value="1228.03768857276" calcext:value-type="float">
            <text:p>1228.03768857276</text:p>
          </table:table-cell>
          <table:table-cell table:style-name="Default" office:value-type="float" office:value="1325.16089793391" calcext:value-type="float">
            <text:p>1325.16089793391</text:p>
          </table:table-cell>
        </table:table-row>
        <table:table-row table:style-name="ro1">
          <table:table-cell office:value-type="string" calcext:value-type="string">
            <text:p>DDC_INT</text:p>
          </table:table-cell>
          <table:table-cell table:style-name="Default" office:value-type="float" office:value="816.894291892551" calcext:value-type="float">
            <text:p>816.894291892551</text:p>
          </table:table-cell>
          <table:table-cell table:style-name="Default" office:value-type="float" office:value="648.73263420956" calcext:value-type="float">
            <text:p>648.73263420956</text:p>
          </table:table-cell>
          <table:table-cell table:style-name="Default" office:value-type="float" office:value="576.141893669052" calcext:value-type="float">
            <text:p>576.141893669052</text:p>
          </table:table-cell>
          <table:table-cell table:style-name="Default" office:value-type="float" office:value="568.58185434258" calcext:value-type="float">
            <text:p>568.58185434258</text:p>
          </table:table-cell>
          <table:table-cell table:style-name="Default" office:value-type="float" office:value="662.804047642288" calcext:value-type="float">
            <text:p>662.804047642288</text:p>
          </table:table-cell>
          <table:table-cell table:style-name="Default" office:value-type="float" office:value="738.335500031631" calcext:value-type="float">
            <text:p>738.335500031631</text:p>
          </table:table-cell>
          <table:table-cell table:style-name="Default" office:value-type="float" office:value="847.825734718185" calcext:value-type="float">
            <text:p>847.825734718185</text:p>
          </table:table-cell>
          <table:table-cell table:style-name="Default" office:value-type="float" office:value="886.489872534749" calcext:value-type="float">
            <text:p>886.489872534749</text:p>
          </table:table-cell>
          <table:table-cell table:style-name="Default" office:value-type="float" office:value="968.420280842269" calcext:value-type="float">
            <text:p>968.420280842269</text:p>
          </table:table-cell>
          <table:table-cell table:style-name="Default" office:value-type="float" office:value="625.906974064452" calcext:value-type="float">
            <text:p>625.906974064452</text:p>
          </table:table-cell>
          <table:table-cell table:style-name="Default" office:value-type="float" office:value="899.857624257183" calcext:value-type="float">
            <text:p>899.857624257183</text:p>
          </table:table-cell>
          <table:table-cell table:style-name="Default" office:value-type="float" office:value="1087.69656574646" calcext:value-type="float">
            <text:p>1087.69656574646</text:p>
          </table:table-cell>
          <table:table-cell table:style-name="Default" office:value-type="float" office:value="1150.44584744466" calcext:value-type="float">
            <text:p>1150.44584744466</text:p>
          </table:table-cell>
          <table:table-cell table:style-name="Default" office:value-type="float" office:value="1190.45549427049" calcext:value-type="float">
            <text:p>1190.45549427049</text:p>
          </table:table-cell>
          <table:table-cell table:style-name="Default" office:value-type="float" office:value="1321.89643183312" calcext:value-type="float">
            <text:p>1321.89643183312</text:p>
          </table:table-cell>
        </table:table-row>
        <table:table-row table:style-name="ro1">
          <table:table-cell office:value-type="string" calcext:value-type="string">
            <text:p>ODC</text:p>
          </table:table-cell>
          <table:table-cell table:style-name="Default" office:value-type="float" office:value="4287.30712705922" calcext:value-type="float">
            <text:p>4287.30712705922</text:p>
          </table:table-cell>
          <table:table-cell table:style-name="Default" office:value-type="float" office:value="3439.69418765647" calcext:value-type="float">
            <text:p>3439.69418765647</text:p>
          </table:table-cell>
          <table:table-cell table:style-name="Default" office:value-type="float" office:value="3107.37822597642" calcext:value-type="float">
            <text:p>3107.37822597642</text:p>
          </table:table-cell>
          <table:table-cell table:style-name="Default" office:value-type="float" office:value="3396.82312322178" calcext:value-type="float">
            <text:p>3396.82312322178</text:p>
          </table:table-cell>
          <table:table-cell table:style-name="Default" office:value-type="float" office:value="4352.29479708977" calcext:value-type="float">
            <text:p>4352.29479708977</text:p>
          </table:table-cell>
          <table:table-cell table:style-name="Default" office:value-type="float" office:value="4921.88733689031" calcext:value-type="float">
            <text:p>4921.88733689031</text:p>
          </table:table-cell>
          <table:table-cell table:style-name="Default" office:value-type="float" office:value="5829.26827489271" calcext:value-type="float">
            <text:p>5829.26827489271</text:p>
          </table:table-cell>
          <table:table-cell table:style-name="Default" office:value-type="float" office:value="6218.12674803119" calcext:value-type="float">
            <text:p>6218.12674803119</text:p>
          </table:table-cell>
          <table:table-cell table:style-name="Default" office:value-type="float" office:value="6752.87142945462" calcext:value-type="float">
            <text:p>6752.87142945462</text:p>
          </table:table-cell>
          <table:table-cell table:style-name="Default" office:value-type="float" office:value="4312.77275190296" calcext:value-type="float">
            <text:p>4312.77275190296</text:p>
          </table:table-cell>
          <table:table-cell table:style-name="Default" office:value-type="float" office:value="6042.69825727471" calcext:value-type="float">
            <text:p>6042.69825727471</text:p>
          </table:table-cell>
          <table:table-cell table:style-name="Default" office:value-type="float" office:value="7425.7156329525" calcext:value-type="float">
            <text:p>7425.7156329525</text:p>
          </table:table-cell>
          <table:table-cell table:style-name="Default" office:value-type="float" office:value="8095.58105058664" calcext:value-type="float">
            <text:p>8095.58105058664</text:p>
          </table:table-cell>
          <table:table-cell table:style-name="Default" office:value-type="float" office:value="8423.78751012229" calcext:value-type="float">
            <text:p>8423.78751012229</text:p>
          </table:table-cell>
          <table:table-cell table:style-name="Default" office:value-type="float" office:value="8901.62750404933" calcext:value-type="float">
            <text:p>8901.62750404933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table:style-name="Default" office:value-type="float" office:value="309.36131792976" calcext:value-type="float">
            <text:p>309.36131792976</text:p>
          </table:table-cell>
          <table:table-cell table:style-name="Default" office:value-type="float" office:value="264.239642211527" calcext:value-type="float">
            <text:p>264.239642211527</text:p>
          </table:table-cell>
          <table:table-cell table:style-name="Default" office:value-type="float" office:value="266.284121062872" calcext:value-type="float">
            <text:p>266.284121062872</text:p>
          </table:table-cell>
          <table:table-cell table:style-name="Default" office:value-type="float" office:value="278.199514967624" calcext:value-type="float">
            <text:p>278.199514967624</text:p>
          </table:table-cell>
          <table:table-cell table:style-name="Default" office:value-type="float" office:value="352.824488160822" calcext:value-type="float">
            <text:p>352.824488160822</text:p>
          </table:table-cell>
          <table:table-cell table:style-name="Default" office:value-type="float" office:value="410.183548922385" calcext:value-type="float">
            <text:p>410.183548922385</text:p>
          </table:table-cell>
          <table:table-cell table:style-name="Default" office:value-type="float" office:value="499.030885388055" calcext:value-type="float">
            <text:p>499.030885388055</text:p>
          </table:table-cell>
          <table:table-cell table:style-name="Default" office:value-type="float" office:value="541.041291898614" calcext:value-type="float">
            <text:p>541.041291898614</text:p>
          </table:table-cell>
          <table:table-cell table:style-name="Default" office:value-type="float" office:value="581.319667963668" calcext:value-type="float">
            <text:p>581.319667963668</text:p>
          </table:table-cell>
          <table:table-cell table:style-name="Default" office:value-type="float" office:value="409.914081362584" calcext:value-type="float">
            <text:p>409.914081362584</text:p>
          </table:table-cell>
          <table:table-cell table:style-name="Default" office:value-type="float" office:value="623.139053746628" calcext:value-type="float">
            <text:p>623.139053746628</text:p>
          </table:table-cell>
          <table:table-cell table:style-name="Default" office:value-type="float" office:value="806.855790411218" calcext:value-type="float">
            <text:p>806.855790411218</text:p>
          </table:table-cell>
          <table:table-cell table:style-name="Default" office:value-type="float" office:value="867.8334831843" calcext:value-type="float">
            <text:p>867.8334831843</text:p>
          </table:table-cell>
          <table:table-cell table:style-name="Default" office:value-type="float" office:value="840.01222675227" calcext:value-type="float">
            <text:p>840.01222675227</text:p>
          </table:table-cell>
          <table:table-cell table:style-name="Default" office:value-type="float" office:value="841.388889501036" calcext:value-type="float">
            <text:p>841.388889501036</text:p>
          </table:table-cell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formula="of:=[.B2]/(SUM([.B$2:.B$6]))" office:value-type="percentage" office:value="0.394597626666186" calcext:value-type="percentage">
            <text:p>39.46%</text:p>
          </table:table-cell>
          <table:table-cell table:formula="of:=[.C2]/(SUM([.C$2:.C$6]))" office:value-type="percentage" office:value="0.393586265798454" calcext:value-type="percentage">
            <text:p>39.36%</text:p>
          </table:table-cell>
          <table:table-cell table:formula="of:=[.D2]/(SUM([.D$2:.D$6]))" office:value-type="percentage" office:value="0.381846937523515" calcext:value-type="percentage">
            <text:p>38.18%</text:p>
          </table:table-cell>
          <table:table-cell table:formula="of:=[.E2]/(SUM([.E$2:.E$6]))" office:value-type="percentage" office:value="0.370419709725608" calcext:value-type="percentage">
            <text:p>37.04%</text:p>
          </table:table-cell>
          <table:table-cell table:formula="of:=[.F2]/(SUM([.F$2:.F$6]))" office:value-type="percentage" office:value="0.362706621919556" calcext:value-type="percentage">
            <text:p>36.27%</text:p>
          </table:table-cell>
          <table:table-cell table:formula="of:=[.G2]/(SUM([.G$2:.G$6]))" office:value-type="percentage" office:value="0.38251108096744" calcext:value-type="percentage">
            <text:p>38.25%</text:p>
          </table:table-cell>
          <table:table-cell table:formula="of:=[.H2]/(SUM([.H$2:.H$6]))" office:value-type="percentage" office:value="0.370741851300339" calcext:value-type="percentage">
            <text:p>37.07%</text:p>
          </table:table-cell>
          <table:table-cell table:formula="of:=[.I2]/(SUM([.I$2:.I$6]))" office:value-type="percentage" office:value="0.352966059263985" calcext:value-type="percentage">
            <text:p>35.30%</text:p>
          </table:table-cell>
          <table:table-cell table:formula="of:=[.J2]/(SUM([.J$2:.J$6]))" office:value-type="percentage" office:value="0.345006598008524" calcext:value-type="percentage">
            <text:p>34.50%</text:p>
          </table:table-cell>
          <table:table-cell table:formula="of:=[.K2]/(SUM([.K$2:.K$6]))" office:value-type="percentage" office:value="0.359631270742701" calcext:value-type="percentage">
            <text:p>35.96%</text:p>
          </table:table-cell>
          <table:table-cell table:formula="of:=[.L2]/(SUM([.L$2:.L$6]))" office:value-type="percentage" office:value="0.327710564923519" calcext:value-type="percentage">
            <text:p>32.77%</text:p>
          </table:table-cell>
          <table:table-cell table:formula="of:=[.M2]/(SUM([.M$2:.M$6]))" office:value-type="percentage" office:value="0.317330978082474" calcext:value-type="percentage">
            <text:p>31.73%</text:p>
          </table:table-cell>
          <table:table-cell table:formula="of:=[.N2]/(SUM([.N$2:.N$6]))" office:value-type="percentage" office:value="0.331960158921501" calcext:value-type="percentage">
            <text:p>33.20%</text:p>
          </table:table-cell>
          <table:table-cell table:formula="of:=[.O2]/(SUM([.O$2:.O$6]))" office:value-type="percentage" office:value="0.334721159775485" calcext:value-type="percentage">
            <text:p>33.47%</text:p>
          </table:table-cell>
          <table:table-cell table:formula="of:=[.P2]/(SUM([.P$2:.P$6]))" office:value-type="percentage" office:value="0.324327154335429" calcext:value-type="percentage">
            <text:p>32.43%</text:p>
          </table:table-cell>
        </table:table-row>
        <table:table-row table:style-name="ro1">
          <table:table-cell/>
          <table:table-cell table:formula="of:=[.B3]/(SUM([.B$2:.B$6]))" office:value-type="percentage" office:value="0.528279005653982" calcext:value-type="percentage">
            <text:p>52.83%</text:p>
          </table:table-cell>
          <table:table-cell table:formula="of:=[.C3]/(SUM([.C$2:.C$6]))" office:value-type="percentage" office:value="0.526307446142378" calcext:value-type="percentage">
            <text:p>52.63%</text:p>
          </table:table-cell>
          <table:table-cell table:formula="of:=[.D3]/(SUM([.D$2:.D$6]))" office:value-type="percentage" office:value="0.537230811402709" calcext:value-type="percentage">
            <text:p>53.72%</text:p>
          </table:table-cell>
          <table:table-cell table:formula="of:=[.E3]/(SUM([.E$2:.E$6]))" office:value-type="percentage" office:value="0.546030196330376" calcext:value-type="percentage">
            <text:p>54.60%</text:p>
          </table:table-cell>
          <table:table-cell table:formula="of:=[.F3]/(SUM([.F$2:.F$6]))" office:value-type="percentage" office:value="0.548849456069879" calcext:value-type="percentage">
            <text:p>54.88%</text:p>
          </table:table-cell>
          <table:table-cell table:formula="of:=[.G3]/(SUM([.G$2:.G$6]))" office:value-type="percentage" office:value="0.522961679513512" calcext:value-type="percentage">
            <text:p>52.30%</text:p>
          </table:table-cell>
          <table:table-cell table:formula="of:=[.H3]/(SUM([.H$2:.H$6]))" office:value-type="percentage" office:value="0.531402923709794" calcext:value-type="percentage">
            <text:p>53.14%</text:p>
          </table:table-cell>
          <table:table-cell table:formula="of:=[.I3]/(SUM([.I$2:.I$6]))" office:value-type="percentage" office:value="0.541958881253828" calcext:value-type="percentage">
            <text:p>54.20%</text:p>
          </table:table-cell>
          <table:table-cell table:formula="of:=[.J3]/(SUM([.J$2:.J$6]))" office:value-type="percentage" office:value="0.539922087615417" calcext:value-type="percentage">
            <text:p>53.99%</text:p>
          </table:table-cell>
          <table:table-cell table:formula="of:=[.K3]/(SUM([.K$2:.K$6]))" office:value-type="percentage" office:value="0.515252431835026" calcext:value-type="percentage">
            <text:p>51.53%</text:p>
          </table:table-cell>
          <table:table-cell table:formula="of:=[.L3]/(SUM([.L$2:.L$6]))" office:value-type="percentage" office:value="0.542901224047784" calcext:value-type="percentage">
            <text:p>54.29%</text:p>
          </table:table-cell>
          <table:table-cell table:formula="of:=[.M3]/(SUM([.M$2:.M$6]))" office:value-type="percentage" office:value="0.560043035623913" calcext:value-type="percentage">
            <text:p>56.00%</text:p>
          </table:table-cell>
          <table:table-cell table:formula="of:=[.N3]/(SUM([.N$2:.N$6]))" office:value-type="percentage" office:value="0.542053071691085" calcext:value-type="percentage">
            <text:p>54.21%</text:p>
          </table:table-cell>
          <table:table-cell table:formula="of:=[.O3]/(SUM([.O$2:.O$6]))" office:value-type="percentage" office:value="0.543630954882487" calcext:value-type="percentage">
            <text:p>54.36%</text:p>
          </table:table-cell>
          <table:table-cell table:formula="of:=[.P3]/(SUM([.P$2:.P$6]))" office:value-type="percentage" office:value="0.551201419147628" calcext:value-type="percentage">
            <text:p>55.12%</text:p>
          </table:table-cell>
        </table:table-row>
        <table:table-row table:style-name="ro1">
          <table:table-cell/>
          <table:table-cell table:formula="of:=[.B4]/(SUM([.B$2:.B$6]))" office:value-type="percentage" office:value="0.0284704743057114" calcext:value-type="percentage">
            <text:p>2.85%</text:p>
          </table:table-cell>
          <table:table-cell table:formula="of:=[.C4]/(SUM([.C$2:.C$6]))" office:value-type="percentage" office:value="0.0279540447202777" calcext:value-type="percentage">
            <text:p>2.80%</text:p>
          </table:table-cell>
          <table:table-cell table:formula="of:=[.D4]/(SUM([.D$2:.D$6]))" office:value-type="percentage" office:value="0.0303334462459836" calcext:value-type="percentage">
            <text:p>3.03%</text:p>
          </table:table-cell>
          <table:table-cell table:formula="of:=[.E4]/(SUM([.E$2:.E$6]))" office:value-type="percentage" office:value="0.0312753987042643" calcext:value-type="percentage">
            <text:p>3.13%</text:p>
          </table:table-cell>
          <table:table-cell table:formula="of:=[.F4]/(SUM([.F$2:.F$6]))" office:value-type="percentage" office:value="0.0335391039969238" calcext:value-type="percentage">
            <text:p>3.35%</text:p>
          </table:table-cell>
          <table:table-cell table:formula="of:=[.G4]/(SUM([.G$2:.G$6]))" office:value-type="percentage" office:value="0.0344318578067136" calcext:value-type="percentage">
            <text:p>3.44%</text:p>
          </table:table-cell>
          <table:table-cell table:formula="of:=[.H4]/(SUM([.H$2:.H$6]))" office:value-type="percentage" office:value="0.0323385107180052" calcext:value-type="percentage">
            <text:p>3.23%</text:p>
          </table:table-cell>
          <table:table-cell table:formula="of:=[.I4]/(SUM([.I$2:.I$6]))" office:value-type="percentage" office:value="0.0365778324621453" calcext:value-type="percentage">
            <text:p>3.66%</text:p>
          </table:table-cell>
          <table:table-cell table:formula="of:=[.J4]/(SUM([.J$2:.J$6]))" office:value-type="percentage" office:value="0.0401788437855284" calcext:value-type="percentage">
            <text:p>4.02%</text:p>
          </table:table-cell>
          <table:table-cell table:formula="of:=[.K4]/(SUM([.K$2:.K$6]))" office:value-type="percentage" office:value="0.0431247518559989" calcext:value-type="percentage">
            <text:p>4.31%</text:p>
          </table:table-cell>
          <table:table-cell table:formula="of:=[.L4]/(SUM([.L$2:.L$6]))" office:value-type="percentage" office:value="0.0466347026567891" calcext:value-type="percentage">
            <text:p>4.66%</text:p>
          </table:table-cell>
          <table:table-cell table:formula="of:=[.M4]/(SUM([.M$2:.M$6]))" office:value-type="percentage" office:value="0.046682797763752" calcext:value-type="percentage">
            <text:p>4.67%</text:p>
          </table:table-cell>
          <table:table-cell table:formula="of:=[.N4]/(SUM([.N$2:.N$6]))" office:value-type="percentage" office:value="0.0486176939715113" calcext:value-type="percentage">
            <text:p>4.86%</text:p>
          </table:table-cell>
          <table:table-cell table:formula="of:=[.O4]/(SUM([.O$2:.O$6]))" office:value-type="percentage" office:value="0.0506618987688354" calcext:value-type="percentage">
            <text:p>5.07%</text:p>
          </table:table-cell>
          <table:table-cell table:formula="of:=[.P4]/(SUM([.P$2:.P$6]))" office:value-type="percentage" office:value="0.0515038180168563" calcext:value-type="percentage">
            <text:p>5.15%</text:p>
          </table:table-cell>
        </table:table-row>
        <table:table-row table:style-name="ro1">
          <table:table-cell/>
          <table:table-cell table:formula="of:=[.B5]/(SUM([.B$2:.B$6]))" office:value-type="percentage" office:value="0.0409631078541835" calcext:value-type="percentage">
            <text:p>4.10%</text:p>
          </table:table-cell>
          <table:table-cell table:formula="of:=[.C5]/(SUM([.C$2:.C$6]))" office:value-type="percentage" office:value="0.044533618952204" calcext:value-type="percentage">
            <text:p>4.45%</text:p>
          </table:table-cell>
          <table:table-cell table:formula="of:=[.D5]/(SUM([.D$2:.D$6]))" office:value-type="percentage" office:value="0.0430338142250601" calcext:value-type="percentage">
            <text:p>4.30%</text:p>
          </table:table-cell>
          <table:table-cell table:formula="of:=[.E5]/(SUM([.E$2:.E$6]))" office:value-type="percentage" office:value="0.0438347865965732" calcext:value-type="percentage">
            <text:p>4.38%</text:p>
          </table:table-cell>
          <table:table-cell table:formula="of:=[.F5]/(SUM([.F$2:.F$6]))" office:value-type="percentage" office:value="0.0459194284312608" calcext:value-type="percentage">
            <text:p>4.59%</text:p>
          </table:table-cell>
          <table:table-cell table:formula="of:=[.G5]/(SUM([.G$2:.G$6]))" office:value-type="percentage" office:value="0.0511698266588069" calcext:value-type="percentage">
            <text:p>5.12%</text:p>
          </table:table-cell>
          <table:table-cell table:formula="of:=[.H5]/(SUM([.H$2:.H$6]))" office:value-type="percentage" office:value="0.0568279348880752" calcext:value-type="percentage">
            <text:p>5.68%</text:p>
          </table:table-cell>
          <table:table-cell table:formula="of:=[.I5]/(SUM([.I$2:.I$6]))" office:value-type="percentage" office:value="0.0595981882464137" calcext:value-type="percentage">
            <text:p>5.96%</text:p>
          </table:table-cell>
          <table:table-cell table:formula="of:=[.J5]/(SUM([.J$2:.J$6]))" office:value-type="percentage" office:value="0.0651621109821102" calcext:value-type="percentage">
            <text:p>6.52%</text:p>
          </table:table-cell>
          <table:table-cell table:formula="of:=[.K5]/(SUM([.K$2:.K$6]))" office:value-type="percentage" office:value="0.0723733653380336" calcext:value-type="percentage">
            <text:p>7.24%</text:p>
          </table:table-cell>
          <table:table-cell table:formula="of:=[.L5]/(SUM([.L$2:.L$6]))" office:value-type="percentage" office:value="0.072540622801382" calcext:value-type="percentage">
            <text:p>7.25%</text:p>
          </table:table-cell>
          <table:table-cell table:formula="of:=[.M5]/(SUM([.M$2:.M$6]))" office:value-type="percentage" office:value="0.0656074758330591" calcext:value-type="percentage">
            <text:p>6.56%</text:p>
          </table:table-cell>
          <table:table-cell table:formula="of:=[.N5]/(SUM([.N$2:.N$6]))" office:value-type="percentage" office:value="0.0668607421611394" calcext:value-type="percentage">
            <text:p>6.69%</text:p>
          </table:table-cell>
          <table:table-cell table:formula="of:=[.O5]/(SUM([.O$2:.O$6]))" office:value-type="percentage" office:value="0.0603694837801376" calcext:value-type="percentage">
            <text:p>6.04%</text:p>
          </table:table-cell>
          <table:table-cell table:formula="of:=[.P5]/(SUM([.P$2:.P$6]))" office:value-type="percentage" office:value="0.062357058181944" calcext:value-type="percentage">
            <text:p>6.24%</text:p>
          </table:table-cell>
        </table:table-row>
        <table:table-row table:style-name="ro1">
          <table:table-cell/>
          <table:table-cell table:formula="of:=[.B6]/(SUM([.B$2:.B$6]))" office:value-type="percentage" office:value="0.00768978551993694" calcext:value-type="percentage">
            <text:p>0.77%</text:p>
          </table:table-cell>
          <table:table-cell table:formula="of:=[.C6]/(SUM([.C$2:.C$6]))" office:value-type="percentage" office:value="0.00761862438668668" calcext:value-type="percentage">
            <text:p>0.76%</text:p>
          </table:table-cell>
          <table:table-cell table:formula="of:=[.D6]/(SUM([.D$2:.D$6]))" office:value-type="percentage" office:value="0.00755499060273206" calcext:value-type="percentage">
            <text:p>0.76%</text:p>
          </table:table-cell>
          <table:table-cell table:formula="of:=[.E6]/(SUM([.E$2:.E$6]))" office:value-type="percentage" office:value="0.00843990864317861" calcext:value-type="percentage">
            <text:p>0.84%</text:p>
          </table:table-cell>
          <table:table-cell table:formula="of:=[.F6]/(SUM([.F$2:.F$6]))" office:value-type="percentage" office:value="0.00898538958238046" calcext:value-type="percentage">
            <text:p>0.90%</text:p>
          </table:table-cell>
          <table:table-cell table:formula="of:=[.G6]/(SUM([.G$2:.G$6]))" office:value-type="percentage" office:value="0.00892555505352801" calcext:value-type="percentage">
            <text:p>0.89%</text:p>
          </table:table-cell>
          <table:table-cell table:formula="of:=[.H6]/(SUM([.H$2:.H$6]))" office:value-type="percentage" office:value="0.00868877938378698" calcext:value-type="percentage">
            <text:p>0.87%</text:p>
          </table:table-cell>
          <table:table-cell table:formula="of:=[.I6]/(SUM([.I$2:.I$6]))" office:value-type="percentage" office:value="0.00889903877362727" calcext:value-type="percentage">
            <text:p>0.89%</text:p>
          </table:table-cell>
          <table:table-cell table:formula="of:=[.J6]/(SUM([.J$2:.J$6]))" office:value-type="percentage" office:value="0.00973035960842091" calcext:value-type="percentage">
            <text:p>0.97%</text:p>
          </table:table-cell>
          <table:table-cell table:formula="of:=[.K6]/(SUM([.K$2:.K$6]))" office:value-type="percentage" office:value="0.00961818022824061" calcext:value-type="percentage">
            <text:p>0.96%</text:p>
          </table:table-cell>
          <table:table-cell table:formula="of:=[.L6]/(SUM([.L$2:.L$6]))" office:value-type="percentage" office:value="0.0102128855705257" calcext:value-type="percentage">
            <text:p>1.02%</text:p>
          </table:table-cell>
          <table:table-cell table:formula="of:=[.M6]/(SUM([.M$2:.M$6]))" office:value-type="percentage" office:value="0.0103357126968018" calcext:value-type="percentage">
            <text:p>1.03%</text:p>
          </table:table-cell>
          <table:table-cell table:formula="of:=[.N6]/(SUM([.N$2:.N$6]))" office:value-type="percentage" office:value="0.0105083332547638" calcext:value-type="percentage">
            <text:p>1.05%</text:p>
          </table:table-cell>
          <table:table-cell table:formula="of:=[.O6]/(SUM([.O$2:.O$6]))" office:value-type="percentage" office:value="0.0106165027930549" calcext:value-type="percentage">
            <text:p>1.06%</text:p>
          </table:table-cell>
          <table:table-cell table:formula="of:=[.P6]/(SUM([.P$2:.P$6]))" office:value-type="percentage" office:value="0.0106105503181424" calcext:value-type="percentage">
            <text:p>1.06%</text:p>
          </table:table-cell>
        </table:table-row>
        <table:table-row table:style-name="ro1">
          <table:table-cell/>
          <table:table-cell table:style-name="ce4" table:formula="of:=[.B7]/(SUM([.B$7:.B$9]))" office:value-type="percentage" office:value="0.256983741451471" calcext:value-type="percentage">
            <text:p>25.70%</text:p>
          </table:table-cell>
          <table:table-cell table:style-name="ce4" table:formula="of:=[.C7]/(SUM([.C$7:.C$9]))" office:value-type="percentage" office:value="0.242976596356841" calcext:value-type="percentage">
            <text:p>24.30%</text:p>
          </table:table-cell>
          <table:table-cell table:style-name="ce4" table:formula="of:=[.D7]/(SUM([.D$7:.D$9]))" office:value-type="percentage" office:value="0.26145980387776" calcext:value-type="percentage">
            <text:p>26.15%</text:p>
          </table:table-cell>
          <table:table-cell table:style-name="ce4" table:formula="of:=[.E7]/(SUM([.E$7:.E$9]))" office:value-type="percentage" office:value="0.278491832388671" calcext:value-type="percentage">
            <text:p>27.85%</text:p>
          </table:table-cell>
          <table:table-cell table:style-name="ce4" table:formula="of:=[.F7]/(SUM([.F$7:.F$9]))" office:value-type="percentage" office:value="0.295098752107016" calcext:value-type="percentage">
            <text:p>29.51%</text:p>
          </table:table-cell>
          <table:table-cell table:style-name="ce4" table:formula="of:=[.G7]/(SUM([.G$7:.G$9]))" office:value-type="percentage" office:value="0.317575715239729" calcext:value-type="percentage">
            <text:p>31.76%</text:p>
          </table:table-cell>
          <table:table-cell table:style-name="ce4" table:formula="of:=[.H7]/(SUM([.H$7:.H$9]))" office:value-type="percentage" office:value="0.309363854525069" calcext:value-type="percentage">
            <text:p>30.94%</text:p>
          </table:table-cell>
          <table:table-cell table:style-name="ce4" table:formula="of:=[.I7]/(SUM([.I$7:.I$9]))" office:value-type="percentage" office:value="0.305908619680228" calcext:value-type="percentage">
            <text:p>30.59%</text:p>
          </table:table-cell>
          <table:table-cell table:style-name="ce4" table:formula="of:=[.J7]/(SUM([.J$7:.J$9]))" office:value-type="percentage" office:value="0.302835900395905" calcext:value-type="percentage">
            <text:p>30.28%</text:p>
          </table:table-cell>
          <table:table-cell table:style-name="ce4" table:formula="of:=[.K7]/(SUM([.K$7:.K$9]))" office:value-type="percentage" office:value="0.285957964686546" calcext:value-type="percentage">
            <text:p>28.60%</text:p>
          </table:table-cell>
          <table:table-cell table:style-name="ce4" table:formula="of:=[.L7]/(SUM([.L$7:.L$9]))" office:value-type="percentage" office:value="0.3090039300505" calcext:value-type="percentage">
            <text:p>30.90%</text:p>
          </table:table-cell>
          <table:table-cell table:style-name="ce4" table:formula="of:=[.M7]/(SUM([.M$7:.M$9]))" office:value-type="percentage" office:value="0.331079893942477" calcext:value-type="percentage">
            <text:p>33.11%</text:p>
          </table:table-cell>
          <table:table-cell table:style-name="ce4" table:formula="of:=[.N7]/(SUM([.N$7:.N$9]))" office:value-type="percentage" office:value="0.336344998045299" calcext:value-type="percentage">
            <text:p>33.63%</text:p>
          </table:table-cell>
          <table:table-cell table:style-name="ce4" table:formula="of:=[.O7]/(SUM([.O$7:.O$9]))" office:value-type="percentage" office:value="0.37987805531268" calcext:value-type="percentage">
            <text:p>37.99%</text:p>
          </table:table-cell>
          <table:table-cell table:style-name="ce4" table:formula="of:=[.P7]/(SUM([.P$7:.P$9]))" office:value-type="percentage" office:value="0.38885576703232" calcext:value-type="percentage">
            <text:p>38.89%</text:p>
          </table:table-cell>
        </table:table-row>
        <table:table-row table:style-name="ro1">
          <table:table-cell/>
          <table:table-cell table:formula="of:=[.B8]/(SUM([.B$7:.B$9]))" office:value-type="percentage" office:value="0.729782503040662" calcext:value-type="percentage">
            <text:p>72.98%</text:p>
          </table:table-cell>
          <table:table-cell table:formula="of:=[.C8]/(SUM([.C$7:.C$9]))" office:value-type="percentage" office:value="0.744748790588293" calcext:value-type="percentage">
            <text:p>74.47%</text:p>
          </table:table-cell>
          <table:table-cell table:formula="of:=[.D8]/(SUM([.D$7:.D$9]))" office:value-type="percentage" office:value="0.724495693023428" calcext:value-type="percentage">
            <text:p>72.45%</text:p>
          </table:table-cell>
          <table:table-cell table:formula="of:=[.E8]/(SUM([.E$7:.E$9]))" office:value-type="percentage" office:value="0.708849175761207" calcext:value-type="percentage">
            <text:p>70.88%</text:p>
          </table:table-cell>
          <table:table-cell table:formula="of:=[.F8]/(SUM([.F$7:.F$9]))" office:value-type="percentage" office:value="0.690812070820932" calcext:value-type="percentage">
            <text:p>69.08%</text:p>
          </table:table-cell>
          <table:table-cell table:formula="of:=[.G8]/(SUM([.G$7:.G$9]))" office:value-type="percentage" office:value="0.666449441297895" calcext:value-type="percentage">
            <text:p>66.64%</text:p>
          </table:table-cell>
          <table:table-cell table:formula="of:=[.H8]/(SUM([.H$7:.H$9]))" office:value-type="percentage" office:value="0.676935325707607" calcext:value-type="percentage">
            <text:p>67.69%</text:p>
          </table:table-cell>
          <table:table-cell table:formula="of:=[.I8]/(SUM([.I$7:.I$9]))" office:value-type="percentage" office:value="0.67896485167647" calcext:value-type="percentage">
            <text:p>67.90%</text:p>
          </table:table-cell>
          <table:table-cell table:formula="of:=[.J8]/(SUM([.J$7:.J$9]))" office:value-type="percentage" office:value="0.683080061946155" calcext:value-type="percentage">
            <text:p>68.31%</text:p>
          </table:table-cell>
          <table:table-cell table:formula="of:=[.K8]/(SUM([.K$7:.K$9]))" office:value-type="percentage" office:value="0.703738978253755" calcext:value-type="percentage">
            <text:p>70.37%</text:p>
          </table:table-cell>
          <table:table-cell table:formula="of:=[.L8]/(SUM([.L$7:.L$9]))" office:value-type="percentage" office:value="0.677877528091744" calcext:value-type="percentage">
            <text:p>67.79%</text:p>
          </table:table-cell>
          <table:table-cell table:formula="of:=[.M8]/(SUM([.M$7:.M$9]))" office:value-type="percentage" office:value="0.654587938085887" calcext:value-type="percentage">
            <text:p>65.46%</text:p>
          </table:table-cell>
          <table:table-cell table:formula="of:=[.N8]/(SUM([.N$7:.N$9]))" office:value-type="percentage" office:value="0.648994096581371" calcext:value-type="percentage">
            <text:p>64.90%</text:p>
          </table:table-cell>
          <table:table-cell table:formula="of:=[.O8]/(SUM([.O$7:.O$9]))" office:value-type="percentage" office:value="0.60704857063666" calcext:value-type="percentage">
            <text:p>60.70%</text:p>
          </table:table-cell>
          <table:table-cell table:formula="of:=[.P8]/(SUM([.P$7:.P$9]))" office:value-type="percentage" office:value="0.598801726568019" calcext:value-type="percentage">
            <text:p>59.88%</text:p>
          </table:table-cell>
        </table:table-row>
        <table:table-row table:style-name="ro1">
          <table:table-cell/>
          <table:table-cell table:formula="of:=[.B9]/(SUM([.B$7:.B$9]))" office:value-type="percentage" office:value="0.0132337555078664" calcext:value-type="percentage">
            <text:p>1.32%</text:p>
          </table:table-cell>
          <table:table-cell table:formula="of:=[.C9]/(SUM([.C$7:.C$9]))" office:value-type="percentage" office:value="0.0122746130548658" calcext:value-type="percentage">
            <text:p>1.23%</text:p>
          </table:table-cell>
          <table:table-cell table:formula="of:=[.D9]/(SUM([.D$7:.D$9]))" office:value-type="percentage" office:value="0.0140445030988117" calcext:value-type="percentage">
            <text:p>1.40%</text:p>
          </table:table-cell>
          <table:table-cell table:formula="of:=[.E9]/(SUM([.E$7:.E$9]))" office:value-type="percentage" office:value="0.0126589918501218" calcext:value-type="percentage">
            <text:p>1.27%</text:p>
          </table:table-cell>
          <table:table-cell table:formula="of:=[.F9]/(SUM([.F$7:.F$9]))" office:value-type="percentage" office:value="0.0140891770720518" calcext:value-type="percentage">
            <text:p>1.41%</text:p>
          </table:table-cell>
          <table:table-cell table:formula="of:=[.G9]/(SUM([.G$7:.G$9]))" office:value-type="percentage" office:value="0.0159748434623768" calcext:value-type="percentage">
            <text:p>1.60%</text:p>
          </table:table-cell>
          <table:table-cell table:formula="of:=[.H9]/(SUM([.H$7:.H$9]))" office:value-type="percentage" office:value="0.0137008197673248" calcext:value-type="percentage">
            <text:p>1.37%</text:p>
          </table:table-cell>
          <table:table-cell table:formula="of:=[.I9]/(SUM([.I$7:.I$9]))" office:value-type="percentage" office:value="0.0151265286433022" calcext:value-type="percentage">
            <text:p>1.51%</text:p>
          </table:table-cell>
          <table:table-cell table:formula="of:=[.J9]/(SUM([.J$7:.J$9]))" office:value-type="percentage" office:value="0.0140840376579398" calcext:value-type="percentage">
            <text:p>1.41%</text:p>
          </table:table-cell>
          <table:table-cell table:formula="of:=[.K9]/(SUM([.K$7:.K$9]))" office:value-type="percentage" office:value="0.010303057059699" calcext:value-type="percentage">
            <text:p>1.03%</text:p>
          </table:table-cell>
          <table:table-cell table:formula="of:=[.L9]/(SUM([.L$7:.L$9]))" office:value-type="percentage" office:value="0.0131185418577559" calcext:value-type="percentage">
            <text:p>1.31%</text:p>
          </table:table-cell>
          <table:table-cell table:formula="of:=[.M9]/(SUM([.M$7:.M$9]))" office:value-type="percentage" office:value="0.014332167971636" calcext:value-type="percentage">
            <text:p>1.43%</text:p>
          </table:table-cell>
          <table:table-cell table:formula="of:=[.N9]/(SUM([.N$7:.N$9]))" office:value-type="percentage" office:value="0.0146609053733302" calcext:value-type="percentage">
            <text:p>1.47%</text:p>
          </table:table-cell>
          <table:table-cell table:formula="of:=[.O9]/(SUM([.O$7:.O$9]))" office:value-type="percentage" office:value="0.0130733740506601" calcext:value-type="percentage">
            <text:p>1.31%</text:p>
          </table:table-cell>
          <table:table-cell table:formula="of:=[.P9]/(SUM([.P$7:.P$9]))" office:value-type="percentage" office:value="0.0123425063996613" calcext:value-type="percentage">
            <text:p>1.23%</text:p>
          </table:table-cell>
        </table:table-row>
        <table:table-row table:style-name="ro1">
          <table:table-cell/>
          <table:table-cell table:style-name="ce4" table:formula="of:=[.B10]/(SUM([.B$10:.B$13]))" office:value-type="percentage" office:value="0.385366817603499" calcext:value-type="percentage">
            <text:p>38.54%</text:p>
          </table:table-cell>
          <table:table-cell table:style-name="ce4" table:formula="of:=[.C10]/(SUM([.C$10:.C$13]))" office:value-type="percentage" office:value="0.388244806533135" calcext:value-type="percentage">
            <text:p>38.82%</text:p>
          </table:table-cell>
          <table:table-cell table:style-name="ce4" table:formula="of:=[.D10]/(SUM([.D$10:.D$13]))" office:value-type="percentage" office:value="0.365653439371566" calcext:value-type="percentage">
            <text:p>36.57%</text:p>
          </table:table-cell>
          <table:table-cell table:style-name="ce4" table:formula="of:=[.E10]/(SUM([.E$10:.E$13]))" office:value-type="percentage" office:value="0.353374386515106" calcext:value-type="percentage">
            <text:p>35.34%</text:p>
          </table:table-cell>
          <table:table-cell table:style-name="ce4" table:formula="of:=[.F10]/(SUM([.F$10:.F$13]))" office:value-type="percentage" office:value="0.344748999596918" calcext:value-type="percentage">
            <text:p>34.47%</text:p>
          </table:table-cell>
          <table:table-cell table:style-name="ce4" table:formula="of:=[.G10]/(SUM([.G$10:.G$13]))" office:value-type="percentage" office:value="0.360222831936133" calcext:value-type="percentage">
            <text:p>36.02%</text:p>
          </table:table-cell>
          <table:table-cell table:style-name="ce4" table:formula="of:=[.H10]/(SUM([.H$10:.H$13]))" office:value-type="percentage" office:value="0.349575609545003" calcext:value-type="percentage">
            <text:p>34.96%</text:p>
          </table:table-cell>
          <table:table-cell table:style-name="ce4" table:formula="of:=[.I10]/(SUM([.I$10:.I$13]))" office:value-type="percentage" office:value="0.339496910535614" calcext:value-type="percentage">
            <text:p>33.95%</text:p>
          </table:table-cell>
          <table:table-cell table:style-name="ce4" table:formula="of:=[.J10]/(SUM([.J$10:.J$13]))" office:value-type="percentage" office:value="0.326794269715484" calcext:value-type="percentage">
            <text:p>32.68%</text:p>
          </table:table-cell>
          <table:table-cell table:style-name="ce4" table:formula="of:=[.K10]/(SUM([.K$10:.K$13]))" office:value-type="percentage" office:value="0.336588336095963" calcext:value-type="percentage">
            <text:p>33.66%</text:p>
          </table:table-cell>
          <table:table-cell table:style-name="ce4" table:formula="of:=[.L10]/(SUM([.L$10:.L$13]))" office:value-type="percentage" office:value="0.304531859100091" calcext:value-type="percentage">
            <text:p>30.45%</text:p>
          </table:table-cell>
          <table:table-cell table:style-name="ce4" table:formula="of:=[.M10]/(SUM([.M$10:.M$13]))" office:value-type="percentage" office:value="0.293038540361571" calcext:value-type="percentage">
            <text:p>29.30%</text:p>
          </table:table-cell>
          <table:table-cell table:style-name="ce4" table:formula="of:=[.N10]/(SUM([.N$10:.N$13]))" office:value-type="percentage" office:value="0.309985084376891" calcext:value-type="percentage">
            <text:p>31.00%</text:p>
          </table:table-cell>
          <table:table-cell table:style-name="ce4" table:formula="of:=[.O10]/(SUM([.O$10:.O$13]))" office:value-type="percentage" office:value="0.318173051116487" calcext:value-type="percentage">
            <text:p>31.82%</text:p>
          </table:table-cell>
          <table:table-cell table:style-name="ce4" table:formula="of:=[.P10]/(SUM([.P$10:.P$13]))" office:value-type="percentage" office:value="0.311611190271491" calcext:value-type="percentage">
            <text:p>31.16%</text:p>
          </table:table-cell>
        </table:table-row>
        <table:table-row table:style-name="ro1">
          <table:table-cell/>
          <table:table-cell table:formula="of:=[.B11]/(SUM([.B$10:.B$13]))" office:value-type="percentage" office:value="0.0301333043527409" calcext:value-type="percentage">
            <text:p>3.01%</text:p>
          </table:table-cell>
          <table:table-cell table:formula="of:=[.C11]/(SUM([.C$10:.C$13]))" office:value-type="percentage" office:value="0.0314529087693103" calcext:value-type="percentage">
            <text:p>3.15%</text:p>
          </table:table-cell>
          <table:table-cell table:formula="of:=[.D11]/(SUM([.D$10:.D$13]))" office:value-type="percentage" office:value="0.0323423997499087" calcext:value-type="percentage">
            <text:p>3.23%</text:p>
          </table:table-cell>
          <table:table-cell table:formula="of:=[.E11]/(SUM([.E$10:.E$13]))" office:value-type="percentage" office:value="0.0295712927202606" calcext:value-type="percentage">
            <text:p>2.96%</text:p>
          </table:table-cell>
          <table:table-cell table:formula="of:=[.F11]/(SUM([.F$10:.F$13]))" office:value-type="percentage" office:value="0.029609241907969" calcext:value-type="percentage">
            <text:p>2.96%</text:p>
          </table:table-cell>
          <table:table-cell table:formula="of:=[.G11]/(SUM([.G$10:.G$13]))" office:value-type="percentage" office:value="0.0317943005896556" calcext:value-type="percentage">
            <text:p>3.18%</text:p>
          </table:table-cell>
          <table:table-cell table:formula="of:=[.H11]/(SUM([.H$10:.H$13]))" office:value-type="percentage" office:value="0.0326907443876258" calcext:value-type="percentage">
            <text:p>3.27%</text:p>
          </table:table-cell>
          <table:table-cell table:formula="of:=[.I11]/(SUM([.I$10:.I$13]))" office:value-type="percentage" office:value="0.0326304816499541" calcext:value-type="percentage">
            <text:p>3.26%</text:p>
          </table:table-cell>
          <table:table-cell table:formula="of:=[.J11]/(SUM([.J$10:.J$13]))" office:value-type="percentage" office:value="0.0302640335657525" calcext:value-type="percentage">
            <text:p>3.03%</text:p>
          </table:table-cell>
          <table:table-cell table:formula="of:=[.K11]/(SUM([.K$10:.K$13]))" office:value-type="percentage" office:value="0.033524392791653" calcext:value-type="percentage">
            <text:p>3.35%</text:p>
          </table:table-cell>
          <table:table-cell table:formula="of:=[.L11]/(SUM([.L$10:.L$13]))" office:value-type="percentage" office:value="0.0328667402349809" calcext:value-type="percentage">
            <text:p>3.29%</text:p>
          </table:table-cell>
          <table:table-cell table:formula="of:=[.M11]/(SUM([.M$10:.M$13]))" office:value-type="percentage" office:value="0.0337087989272809" calcext:value-type="percentage">
            <text:p>3.37%</text:p>
          </table:table-cell>
          <table:table-cell table:formula="of:=[.N11]/(SUM([.N$10:.N$13]))" office:value-type="percentage" office:value="0.0344525854443603" calcext:value-type="percentage">
            <text:p>3.45%</text:p>
          </table:table-cell>
          <table:table-cell table:formula="of:=[.O11]/(SUM([.O$10:.O$13]))" office:value-type="percentage" office:value="0.0330353147887703" calcext:value-type="percentage">
            <text:p>3.30%</text:p>
          </table:table-cell>
          <table:table-cell table:formula="of:=[.P11]/(SUM([.P$10:.P$13]))" office:value-type="percentage" office:value="0.0306753599681242" calcext:value-type="percentage">
            <text:p>3.07%</text:p>
          </table:table-cell>
        </table:table-row>
        <table:table-row table:style-name="ro1">
          <table:table-cell/>
          <table:table-cell table:formula="of:=[.B12]/(SUM([.B$10:.B$13]))" office:value-type="percentage" office:value="0.544317522498636" calcext:value-type="percentage">
            <text:p>54.43%</text:p>
          </table:table-cell>
          <table:table-cell table:formula="of:=[.C12]/(SUM([.C$10:.C$13]))" office:value-type="percentage" office:value="0.539301278865312" calcext:value-type="percentage">
            <text:p>53.93%</text:p>
          </table:table-cell>
          <table:table-cell table:formula="of:=[.D12]/(SUM([.D$10:.D$13]))" office:value-type="percentage" office:value="0.554564332471217" calcext:value-type="percentage">
            <text:p>55.46%</text:p>
          </table:table-cell>
          <table:table-cell table:formula="of:=[.E12]/(SUM([.E$10:.E$13]))" office:value-type="percentage" office:value="0.570316615368388" calcext:value-type="percentage">
            <text:p>57.03%</text:p>
          </table:table-cell>
          <table:table-cell table:formula="of:=[.F12]/(SUM([.F$10:.F$13]))" office:value-type="percentage" office:value="0.577313516941888" calcext:value-type="percentage">
            <text:p>57.73%</text:p>
          </table:table-cell>
          <table:table-cell table:formula="of:=[.G12]/(SUM([.G$10:.G$13]))" office:value-type="percentage" office:value="0.561312741022047" calcext:value-type="percentage">
            <text:p>56.13%</text:p>
          </table:table-cell>
          <table:table-cell table:formula="of:=[.H12]/(SUM([.H$10:.H$13]))" office:value-type="percentage" office:value="0.568225233053387" calcext:value-type="percentage">
            <text:p>56.82%</text:p>
          </table:table-cell>
          <table:table-cell table:formula="of:=[.I12]/(SUM([.I$10:.I$13]))" office:value-type="percentage" office:value="0.578730570680719" calcext:value-type="percentage">
            <text:p>57.87%</text:p>
          </table:table-cell>
          <table:table-cell table:formula="of:=[.J12]/(SUM([.J$10:.J$13]))" office:value-type="percentage" office:value="0.593655287231924" calcext:value-type="percentage">
            <text:p>59.37%</text:p>
          </table:table-cell>
          <table:table-cell table:formula="of:=[.K12]/(SUM([.K$10:.K$13]))" office:value-type="percentage" office:value="0.575393896263836" calcext:value-type="percentage">
            <text:p>57.54%</text:p>
          </table:table-cell>
          <table:table-cell table:formula="of:=[.L12]/(SUM([.L$10:.L$13]))" office:value-type="percentage" office:value="0.600259656023787" calcext:value-type="percentage">
            <text:p>60.03%</text:p>
          </table:table-cell>
          <table:table-cell table:formula="of:=[.M12]/(SUM([.M$10:.M$13]))" office:value-type="percentage" office:value="0.605033420257549" calcext:value-type="percentage">
            <text:p>60.50%</text:p>
          </table:table-cell>
          <table:table-cell table:formula="of:=[.N12]/(SUM([.N$10:.N$13]))" office:value-type="percentage" office:value="0.592041265888204" calcext:value-type="percentage">
            <text:p>59.20%</text:p>
          </table:table-cell>
          <table:table-cell table:formula="of:=[.O12]/(SUM([.O$10:.O$13]))" office:value-type="percentage" office:value="0.589441618454702" calcext:value-type="percentage">
            <text:p>58.94%</text:p>
          </table:table-cell>
          <table:table-cell table:formula="of:=[.P12]/(SUM([.P$10:.P$13]))" office:value-type="percentage" office:value="0.599893860600029" calcext:value-type="percentage">
            <text:p>59.99%</text:p>
          </table:table-cell>
        </table:table-row>
        <table:table-row table:style-name="ro1">
          <table:table-cell/>
          <table:table-cell table:formula="of:=[.B13]/(SUM([.B$10:.B$13]))" office:value-type="percentage" office:value="0.0401823555451237" calcext:value-type="percentage">
            <text:p>4.02%</text:p>
          </table:table-cell>
          <table:table-cell table:formula="of:=[.C13]/(SUM([.C$10:.C$13]))" office:value-type="percentage" office:value="0.0410010058322425" calcext:value-type="percentage">
            <text:p>4.10%</text:p>
          </table:table-cell>
          <table:table-cell table:formula="of:=[.D13]/(SUM([.D$10:.D$13]))" office:value-type="percentage" office:value="0.0474398284073092" calcext:value-type="percentage">
            <text:p>4.74%</text:p>
          </table:table-cell>
          <table:table-cell table:formula="of:=[.E13]/(SUM([.E$10:.E$13]))" office:value-type="percentage" office:value="0.0467377053962451" calcext:value-type="percentage">
            <text:p>4.67%</text:p>
          </table:table-cell>
          <table:table-cell table:formula="of:=[.F13]/(SUM([.F$10:.F$13]))" office:value-type="percentage" office:value="0.0483282415532256" calcext:value-type="percentage">
            <text:p>4.83%</text:p>
          </table:table-cell>
          <table:table-cell table:formula="of:=[.G13]/(SUM([.G$10:.G$13]))" office:value-type="percentage" office:value="0.0466701264521639" calcext:value-type="percentage">
            <text:p>4.67%</text:p>
          </table:table-cell>
          <table:table-cell table:formula="of:=[.H13]/(SUM([.H$10:.H$13]))" office:value-type="percentage" office:value="0.0495084130139844" calcext:value-type="percentage">
            <text:p>4.95%</text:p>
          </table:table-cell>
          <table:table-cell table:formula="of:=[.I13]/(SUM([.I$10:.I$13]))" office:value-type="percentage" office:value="0.0491420371337136" calcext:value-type="percentage">
            <text:p>4.91%</text:p>
          </table:table-cell>
          <table:table-cell table:formula="of:=[.J13]/(SUM([.J$10:.J$13]))" office:value-type="percentage" office:value="0.0492864094868389" calcext:value-type="percentage">
            <text:p>4.93%</text:p>
          </table:table-cell>
          <table:table-cell table:formula="of:=[.K13]/(SUM([.K$10:.K$13]))" office:value-type="percentage" office:value="0.0544933748485485" calcext:value-type="percentage">
            <text:p>5.45%</text:p>
          </table:table-cell>
          <table:table-cell table:formula="of:=[.L13]/(SUM([.L$10:.L$13]))" office:value-type="percentage" office:value="0.0623417446411411" calcext:value-type="percentage">
            <text:p>6.23%</text:p>
          </table:table-cell>
          <table:table-cell table:formula="of:=[.M13]/(SUM([.M$10:.M$13]))" office:value-type="percentage" office:value="0.0682192404535984" calcext:value-type="percentage">
            <text:p>6.82%</text:p>
          </table:table-cell>
          <table:table-cell table:formula="of:=[.N13]/(SUM([.N$10:.N$13]))" office:value-type="percentage" office:value="0.0635210642905447" calcext:value-type="percentage">
            <text:p>6.35%</text:p>
          </table:table-cell>
          <table:table-cell table:formula="of:=[.O13]/(SUM([.O$10:.O$13]))" office:value-type="percentage" office:value="0.0593500156400409" calcext:value-type="percentage">
            <text:p>5.94%</text:p>
          </table:table-cell>
          <table:table-cell table:formula="of:=[.P13]/(SUM([.P$10:.P$13]))" office:value-type="percentage" office:value="0.0578195891603557" calcext:value-type="percentage">
            <text:p>5.78%</text:p>
          </table:table-cell>
        </table:table-row>
        <table:table-row table:style-name="ro1">
          <table:table-cell/>
          <table:table-cell table:style-name="ce4" table:formula="of:=[.B14]/(SUM([.B$14:.B$17]))" office:value-type="percentage" office:value="0.101025540290501" calcext:value-type="percentage">
            <text:p>10.10%</text:p>
          </table:table-cell>
          <table:table-cell table:style-name="ce4" table:formula="of:=[.C14]/(SUM([.C$14:.C$17]))" office:value-type="percentage" office:value="0.0973948891741341" calcext:value-type="percentage">
            <text:p>9.74%</text:p>
          </table:table-cell>
          <table:table-cell table:style-name="ce4" table:formula="of:=[.D14]/(SUM([.D$14:.D$17]))" office:value-type="percentage" office:value="0.0998369981008321" calcext:value-type="percentage">
            <text:p>9.98%</text:p>
          </table:table-cell>
          <table:table-cell table:style-name="ce4" table:formula="of:=[.E14]/(SUM([.E$14:.E$17]))" office:value-type="percentage" office:value="0.101695626897089" calcext:value-type="percentage">
            <text:p>10.17%</text:p>
          </table:table-cell>
          <table:table-cell table:style-name="ce4" table:formula="of:=[.F14]/(SUM([.F$14:.F$17]))" office:value-type="percentage" office:value="0.0966373890914602" calcext:value-type="percentage">
            <text:p>9.66%</text:p>
          </table:table-cell>
          <table:table-cell table:style-name="ce4" table:formula="of:=[.G14]/(SUM([.G$14:.G$17]))" office:value-type="percentage" office:value="0.0942498527439163" calcext:value-type="percentage">
            <text:p>9.42%</text:p>
          </table:table-cell>
          <table:table-cell table:style-name="ce4" table:formula="of:=[.H14]/(SUM([.H$14:.H$17]))" office:value-type="percentage" office:value="0.0928703930452586" calcext:value-type="percentage">
            <text:p>9.29%</text:p>
          </table:table-cell>
          <table:table-cell table:style-name="ce4" table:formula="of:=[.I14]/(SUM([.I$14:.I$17]))" office:value-type="percentage" office:value="0.0992541971760813" calcext:value-type="percentage">
            <text:p>9.93%</text:p>
          </table:table-cell>
          <table:table-cell table:style-name="ce4" table:formula="of:=[.J14]/(SUM([.J$14:.J$17]))" office:value-type="percentage" office:value="0.0906204336323467" calcext:value-type="percentage">
            <text:p>9.06%</text:p>
          </table:table-cell>
          <table:table-cell table:style-name="ce4" table:formula="of:=[.K14]/(SUM([.K$14:.K$17]))" office:value-type="percentage" office:value="0.103431510428503" calcext:value-type="percentage">
            <text:p>10.34%</text:p>
          </table:table-cell>
          <table:table-cell table:style-name="ce4" table:formula="of:=[.L14]/(SUM([.L$14:.L$17]))" office:value-type="percentage" office:value="0.0972249845491927" calcext:value-type="percentage">
            <text:p>9.72%</text:p>
          </table:table-cell>
          <table:table-cell table:style-name="ce4" table:formula="of:=[.M14]/(SUM([.M$14:.M$17]))" office:value-type="percentage" office:value="0.0940862945076949" calcext:value-type="percentage">
            <text:p>9.41%</text:p>
          </table:table-cell>
          <table:table-cell table:style-name="ce4" table:formula="of:=[.N14]/(SUM([.N$14:.N$17]))" office:value-type="percentage" office:value="0.0996220272580677" calcext:value-type="percentage">
            <text:p>9.96%</text:p>
          </table:table-cell>
          <table:table-cell table:style-name="ce4" table:formula="of:=[.O14]/(SUM([.O$14:.O$17]))" office:value-type="percentage" office:value="0.105119576868342" calcext:value-type="percentage">
            <text:p>10.51%</text:p>
          </table:table-cell>
          <table:table-cell table:style-name="ce4" table:formula="of:=[.P14]/(SUM([.P$14:.P$17]))" office:value-type="percentage" office:value="0.106953431232619" calcext:value-type="percentage">
            <text:p>10.70%</text:p>
          </table:table-cell>
        </table:table-row>
        <table:table-row table:style-name="ro1">
          <table:table-cell/>
          <table:table-cell table:formula="of:=[.B15]/(SUM([.B$14:.B$17]))" office:value-type="percentage" office:value="0.135653199267606" calcext:value-type="percentage">
            <text:p>13.57%</text:p>
          </table:table-cell>
          <table:table-cell table:formula="of:=[.C15]/(SUM([.C$14:.C$17]))" office:value-type="percentage" office:value="0.134526593303117" calcext:value-type="percentage">
            <text:p>13.45%</text:p>
          </table:table-cell>
          <table:table-cell table:formula="of:=[.D15]/(SUM([.D$14:.D$17]))" office:value-type="percentage" office:value="0.131303119071035" calcext:value-type="percentage">
            <text:p>13.13%</text:p>
          </table:table-cell>
          <table:table-cell table:formula="of:=[.E15]/(SUM([.E$14:.E$17]))" office:value-type="percentage" office:value="0.120359841997941" calcext:value-type="percentage">
            <text:p>12.04%</text:p>
          </table:table-cell>
          <table:table-cell table:formula="of:=[.F15]/(SUM([.F$14:.F$17]))" office:value-type="percentage" office:value="0.111542650270343" calcext:value-type="percentage">
            <text:p>11.15%</text:p>
          </table:table-cell>
          <table:table-cell table:formula="of:=[.G15]/(SUM([.G$14:.G$17]))" office:value-type="percentage" office:value="0.110165192471711" calcext:value-type="percentage">
            <text:p>11.02%</text:p>
          </table:table-cell>
          <table:table-cell table:formula="of:=[.H15]/(SUM([.H$14:.H$17]))" office:value-type="percentage" office:value="0.107173138254185" calcext:value-type="percentage">
            <text:p>10.72%</text:p>
          </table:table-cell>
          <table:table-cell table:formula="of:=[.I15]/(SUM([.I$14:.I$17]))" office:value-type="percentage" office:value="0.104438629228991" calcext:value-type="percentage">
            <text:p>10.44%</text:p>
          </table:table-cell>
          <table:table-cell table:formula="of:=[.J15]/(SUM([.J$14:.J$17]))" office:value-type="percentage" office:value="0.106070436749562" calcext:value-type="percentage">
            <text:p>10.61%</text:p>
          </table:table-cell>
          <table:table-cell table:formula="of:=[.K15]/(SUM([.K$14:.K$17]))" office:value-type="percentage" office:value="0.104918879721279" calcext:value-type="percentage">
            <text:p>10.49%</text:p>
          </table:table-cell>
          <table:table-cell table:formula="of:=[.L15]/(SUM([.L$14:.L$17]))" office:value-type="percentage" office:value="0.107375328716238" calcext:value-type="percentage">
            <text:p>10.74%</text:p>
          </table:table-cell>
          <table:table-cell table:formula="of:=[.M15]/(SUM([.M$14:.M$17]))" office:value-type="percentage" office:value="0.105722198919379" calcext:value-type="percentage">
            <text:p>10.57%</text:p>
          </table:table-cell>
          <table:table-cell table:formula="of:=[.N15]/(SUM([.N$14:.N$17]))" office:value-type="percentage" office:value="0.102417480648185" calcext:value-type="percentage">
            <text:p>10.24%</text:p>
          </table:table-cell>
          <table:table-cell table:formula="of:=[.O15]/(SUM([.O$14:.O$17]))" office:value-type="percentage" office:value="0.101902554785388" calcext:value-type="percentage">
            <text:p>10.19%</text:p>
          </table:table-cell>
          <table:table-cell table:formula="of:=[.P15]/(SUM([.P$14:.P$17]))" office:value-type="percentage" office:value="0.106689956924581" calcext:value-type="percentage">
            <text:p>10.67%</text:p>
          </table:table-cell>
        </table:table-row>
        <table:table-row table:style-name="ro1">
          <table:table-cell/>
          <table:table-cell table:formula="of:=[.B16]/(SUM([.B$14:.B$17]))" office:value-type="percentage" office:value="0.711948821041452" calcext:value-type="percentage">
            <text:p>71.19%</text:p>
          </table:table-cell>
          <table:table-cell table:formula="of:=[.C16]/(SUM([.C$14:.C$17]))" office:value-type="percentage" office:value="0.713283588136064" calcext:value-type="percentage">
            <text:p>71.33%</text:p>
          </table:table-cell>
          <table:table-cell table:formula="of:=[.D16]/(SUM([.D$14:.D$17]))" office:value-type="percentage" office:value="0.708173555312558" calcext:value-type="percentage">
            <text:p>70.82%</text:p>
          </table:table-cell>
          <table:table-cell table:formula="of:=[.E16]/(SUM([.E$14:.E$17]))" office:value-type="percentage" office:value="0.719054066329018" calcext:value-type="percentage">
            <text:p>71.91%</text:p>
          </table:table-cell>
          <table:table-cell table:formula="of:=[.F16]/(SUM([.F$14:.F$17]))" office:value-type="percentage" office:value="0.732443469758686" calcext:value-type="percentage">
            <text:p>73.24%</text:p>
          </table:table-cell>
          <table:table-cell table:formula="of:=[.G16]/(SUM([.G$14:.G$17]))" office:value-type="percentage" office:value="0.734382493824784" calcext:value-type="percentage">
            <text:p>73.44%</text:p>
          </table:table-cell>
          <table:table-cell table:formula="of:=[.H16]/(SUM([.H$14:.H$17]))" office:value-type="percentage" office:value="0.736874276355239" calcext:value-type="percentage">
            <text:p>73.69%</text:p>
          </table:table-cell>
          <table:table-cell table:formula="of:=[.I16]/(SUM([.I$14:.I$17]))" office:value-type="percentage" office:value="0.732566331614854" calcext:value-type="percentage">
            <text:p>73.26%</text:p>
          </table:table-cell>
          <table:table-cell table:formula="of:=[.J16]/(SUM([.J$14:.J$17]))" office:value-type="percentage" office:value="0.739637568528531" calcext:value-type="percentage">
            <text:p>73.96%</text:p>
          </table:table-cell>
          <table:table-cell table:formula="of:=[.K16]/(SUM([.K$14:.K$17]))" office:value-type="percentage" office:value="0.722936960877385" calcext:value-type="percentage">
            <text:p>72.29%</text:p>
          </table:table-cell>
          <table:table-cell table:formula="of:=[.L16]/(SUM([.L$14:.L$17]))" office:value-type="percentage" office:value="0.72104374538529" calcext:value-type="percentage">
            <text:p>72.10%</text:p>
          </table:table-cell>
          <table:table-cell table:formula="of:=[.M16]/(SUM([.M$14:.M$17]))" office:value-type="percentage" office:value="0.721766538563059" calcext:value-type="percentage">
            <text:p>72.18%</text:p>
          </table:table-cell>
          <table:table-cell table:formula="of:=[.N16]/(SUM([.N$14:.N$17]))" office:value-type="percentage" office:value="0.720702341119239" calcext:value-type="percentage">
            <text:p>72.07%</text:p>
          </table:table-cell>
          <table:table-cell table:formula="of:=[.O16]/(SUM([.O$14:.O$17]))" office:value-type="percentage" office:value="0.721073129051944" calcext:value-type="percentage">
            <text:p>72.11%</text:p>
          </table:table-cell>
          <table:table-cell table:formula="of:=[.P16]/(SUM([.P$14:.P$17]))" office:value-type="percentage" office:value="0.718448308124026" calcext:value-type="percentage">
            <text:p>71.84%</text:p>
          </table:table-cell>
        </table:table-row>
        <table:table-row table:style-name="ro1">
          <table:table-cell/>
          <table:table-cell table:formula="of:=[.B17]/(SUM([.B$14:.B$17]))" office:value-type="percentage" office:value="0.0513724394004396" calcext:value-type="percentage">
            <text:p>5.14%</text:p>
          </table:table-cell>
          <table:table-cell table:formula="of:=[.C17]/(SUM([.C$14:.C$17]))" office:value-type="percentage" office:value="0.0547949293866852" calcext:value-type="percentage">
            <text:p>5.48%</text:p>
          </table:table-cell>
          <table:table-cell table:formula="of:=[.D17]/(SUM([.D$14:.D$17]))" office:value-type="percentage" office:value="0.0606863275155757" calcext:value-type="percentage">
            <text:p>6.07%</text:p>
          </table:table-cell>
          <table:table-cell table:formula="of:=[.E17]/(SUM([.E$14:.E$17]))" office:value-type="percentage" office:value="0.0588904647759517" calcext:value-type="percentage">
            <text:p>5.89%</text:p>
          </table:table-cell>
          <table:table-cell table:formula="of:=[.F17]/(SUM([.F$14:.F$17]))" office:value-type="percentage" office:value="0.0593764908795112" calcext:value-type="percentage">
            <text:p>5.94%</text:p>
          </table:table-cell>
          <table:table-cell table:formula="of:=[.G17]/(SUM([.G$14:.G$17]))" office:value-type="percentage" office:value="0.0612024609595884" calcext:value-type="percentage">
            <text:p>6.12%</text:p>
          </table:table-cell>
          <table:table-cell table:formula="of:=[.H17]/(SUM([.H$14:.H$17]))" office:value-type="percentage" office:value="0.0630821923453172" calcext:value-type="percentage">
            <text:p>6.31%</text:p>
          </table:table-cell>
          <table:table-cell table:formula="of:=[.I17]/(SUM([.I$14:.I$17]))" office:value-type="percentage" office:value="0.0637408419800742" calcext:value-type="percentage">
            <text:p>6.37%</text:p>
          </table:table-cell>
          <table:table-cell table:formula="of:=[.J17]/(SUM([.J$14:.J$17]))" office:value-type="percentage" office:value="0.0636715610895595" calcext:value-type="percentage">
            <text:p>6.37%</text:p>
          </table:table-cell>
          <table:table-cell table:formula="of:=[.K17]/(SUM([.K$14:.K$17]))" office:value-type="percentage" office:value="0.068712648972834" calcext:value-type="percentage">
            <text:p>6.87%</text:p>
          </table:table-cell>
          <table:table-cell table:formula="of:=[.L17]/(SUM([.L$14:.L$17]))" office:value-type="percentage" office:value="0.0743559413492799" calcext:value-type="percentage">
            <text:p>7.44%</text:p>
          </table:table-cell>
          <table:table-cell table:formula="of:=[.M17]/(SUM([.M$14:.M$17]))" office:value-type="percentage" office:value="0.0784249680098666" calcext:value-type="percentage">
            <text:p>7.84%</text:p>
          </table:table-cell>
          <table:table-cell table:formula="of:=[.N17]/(SUM([.N$14:.N$17]))" office:value-type="percentage" office:value="0.077258150974508" calcext:value-type="percentage">
            <text:p>7.73%</text:p>
          </table:table-cell>
          <table:table-cell table:formula="of:=[.O17]/(SUM([.O$14:.O$17]))" office:value-type="percentage" office:value="0.0719047392943269" calcext:value-type="percentage">
            <text:p>7.19%</text:p>
          </table:table-cell>
          <table:table-cell table:formula="of:=[.P17]/(SUM([.P$14:.P$17]))" office:value-type="percentage" office:value="0.0679083037187738" calcext:value-type="percentage">
            <text:p>6.79%</text:p>
          </table:table-cell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formula="of:=SUM([.B22:.B24])" office:value-type="percentage" office:value="0.0771233676798318" calcext:value-type="percentage">
            <text:p>7.71%</text:p>
          </table:table-cell>
          <table:table-cell table:formula="of:=SUM([.C22:.C24])" office:value-type="percentage" office:value="0.0801062880591684" calcext:value-type="percentage">
            <text:p>8.01%</text:p>
          </table:table-cell>
          <table:table-cell table:formula="of:=SUM([.D22:.D24])" office:value-type="percentage" office:value="0.0809222510737757" calcext:value-type="percentage">
            <text:p>8.09%</text:p>
          </table:table-cell>
          <table:table-cell table:formula="of:=SUM([.E22:.E24])" office:value-type="percentage" office:value="0.0835500939440161" calcext:value-type="percentage">
            <text:p>8.36%</text:p>
          </table:table-cell>
          <table:table-cell table:formula="of:=SUM([.F22:.F24])" office:value-type="percentage" office:value="0.0884439220105651" calcext:value-type="percentage">
            <text:p>8.84%</text:p>
          </table:table-cell>
          <table:table-cell table:formula="of:=SUM([.G22:.G24])" office:value-type="percentage" office:value="0.0945272395190486" calcext:value-type="percentage">
            <text:p>9.45%</text:p>
          </table:table-cell>
          <table:table-cell table:formula="of:=SUM([.H22:.H24])" office:value-type="percentage" office:value="0.0978552249898674" calcext:value-type="percentage">
            <text:p>9.79%</text:p>
          </table:table-cell>
          <table:table-cell table:formula="of:=SUM([.I22:.I24])" office:value-type="percentage" office:value="0.105075059482186" calcext:value-type="percentage">
            <text:p>10.51%</text:p>
          </table:table-cell>
          <table:table-cell table:formula="of:=SUM([.J22:.J24])" office:value-type="percentage" office:value="0.11507131437606" calcext:value-type="percentage">
            <text:p>11.51%</text:p>
          </table:table-cell>
          <table:table-cell table:formula="of:=SUM([.K22:.K24])" office:value-type="percentage" office:value="0.125116297422273" calcext:value-type="percentage">
            <text:p>12.51%</text:p>
          </table:table-cell>
          <table:table-cell table:formula="of:=SUM([.L22:.L24])" office:value-type="percentage" office:value="0.129388211028697" calcext:value-type="percentage">
            <text:p>12.94%</text:p>
          </table:table-cell>
          <table:table-cell table:formula="of:=SUM([.M22:.M24])" office:value-type="percentage" office:value="0.122625986293613" calcext:value-type="percentage">
            <text:p>12.26%</text:p>
          </table:table-cell>
          <table:table-cell table:formula="of:=SUM([.N22:.N24])" office:value-type="percentage" office:value="0.125986769387414" calcext:value-type="percentage">
            <text:p>12.60%</text:p>
          </table:table-cell>
          <table:table-cell table:formula="of:=SUM([.O22:.O24])" office:value-type="percentage" office:value="0.121647885342028" calcext:value-type="percentage">
            <text:p>12.16%</text:p>
          </table:table-cell>
          <table:table-cell table:formula="of:=SUM([.P22:.P24])" office:value-type="percentage" office:value="0.124471426516943" calcext:value-type="percentage">
            <text:p>12.45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MVA</text:p>
          </table:table-cell>
          <table:table-cell table:formula="of:=[.B$29]+[.B$31]" office:value-type="percentage" office:value="0.0703156598978645" calcext:value-type="percentage">
            <text:p>7.03%</text:p>
          </table:table-cell>
          <table:table-cell table:formula="of:=[.C$29]+[.C$31]" office:value-type="percentage" office:value="0.0724539146015528" calcext:value-type="percentage">
            <text:p>7.25%</text:p>
          </table:table-cell>
          <table:table-cell table:formula="of:=[.D$29]+[.D$31]" office:value-type="percentage" office:value="0.0797822281572179" calcext:value-type="percentage">
            <text:p>7.98%</text:p>
          </table:table-cell>
          <table:table-cell table:formula="of:=[.E$29]+[.E$31]" office:value-type="percentage" office:value="0.0763089981165056" calcext:value-type="percentage">
            <text:p>7.63%</text:p>
          </table:table-cell>
          <table:table-cell table:formula="of:=[.F$29]+[.F$31]" office:value-type="percentage" office:value="0.0779374834611947" calcext:value-type="percentage">
            <text:p>7.79%</text:p>
          </table:table-cell>
          <table:table-cell table:formula="of:=[.G$29]+[.G$31]" office:value-type="percentage" office:value="0.0784644270418195" calcext:value-type="percentage">
            <text:p>7.85%</text:p>
          </table:table-cell>
          <table:table-cell table:formula="of:=[.H$29]+[.H$31]" office:value-type="percentage" office:value="0.0821991574016102" calcext:value-type="percentage">
            <text:p>8.22%</text:p>
          </table:table-cell>
          <table:table-cell table:formula="of:=[.I$29]+[.I$31]" office:value-type="percentage" office:value="0.0817725187836677" calcext:value-type="percentage">
            <text:p>8.18%</text:p>
          </table:table-cell>
          <table:table-cell table:formula="of:=[.J$29]+[.J$31]" office:value-type="percentage" office:value="0.0795504430525915" calcext:value-type="percentage">
            <text:p>7.96%</text:p>
          </table:table-cell>
          <table:table-cell table:formula="of:=[.K$29]+[.K$31]" office:value-type="percentage" office:value="0.0880177676402015" calcext:value-type="percentage">
            <text:p>8.80%</text:p>
          </table:table-cell>
          <table:table-cell table:formula="of:=[.L$29]+[.L$31]" office:value-type="percentage" office:value="0.095208484876122" calcext:value-type="percentage">
            <text:p>9.52%</text:p>
          </table:table-cell>
          <table:table-cell table:formula="of:=[.M$29]+[.M$31]" office:value-type="percentage" office:value="0.101928039380879" calcext:value-type="percentage">
            <text:p>10.19%</text:p>
          </table:table-cell>
          <table:table-cell table:formula="of:=[.N$29]+[.N$31]" office:value-type="percentage" office:value="0.097973649734905" calcext:value-type="percentage">
            <text:p>9.80%</text:p>
          </table:table-cell>
          <table:table-cell table:formula="of:=[.O$29]+[.O$31]" office:value-type="percentage" office:value="0.0923853304288112" calcext:value-type="percentage">
            <text:p>9.24%</text:p>
          </table:table-cell>
          <table:table-cell table:formula="of:=[.P$29]+[.P$31]" office:value-type="percentage" office:value="0.0884949491284799" calcext:value-type="percentage">
            <text:p>8.85%</text:p>
          </table:table-cell>
        </table:table-row>
        <table:table-row table:style-name="ro1">
          <table:table-cell office:value-type="string" calcext:value-type="string">
            <text:p>OVA</text:p>
          </table:table-cell>
          <table:table-cell table:formula="of:=[.B$28]+[.B$30]" office:value-type="percentage" office:value="0.929684340102135" calcext:value-type="percentage">
            <text:p>92.97%</text:p>
          </table:table-cell>
          <table:table-cell table:formula="of:=[.C$28]+[.C$30]" office:value-type="percentage" office:value="0.927546085398447" calcext:value-type="percentage">
            <text:p>92.75%</text:p>
          </table:table-cell>
          <table:table-cell table:formula="of:=[.D$28]+[.D$30]" office:value-type="percentage" office:value="0.920217771842782" calcext:value-type="percentage">
            <text:p>92.02%</text:p>
          </table:table-cell>
          <table:table-cell table:formula="of:=[.E$28]+[.E$30]" office:value-type="percentage" office:value="0.923691001883494" calcext:value-type="percentage">
            <text:p>92.37%</text:p>
          </table:table-cell>
          <table:table-cell table:formula="of:=[.F$28]+[.F$30]" office:value-type="percentage" office:value="0.922062516538805" calcext:value-type="percentage">
            <text:p>92.21%</text:p>
          </table:table-cell>
          <table:table-cell table:formula="of:=[.G$28]+[.G$30]" office:value-type="percentage" office:value="0.92153557295818" calcext:value-type="percentage">
            <text:p>92.15%</text:p>
          </table:table-cell>
          <table:table-cell table:formula="of:=[.H$28]+[.H$30]" office:value-type="percentage" office:value="0.91780084259839" calcext:value-type="percentage">
            <text:p>91.78%</text:p>
          </table:table-cell>
          <table:table-cell table:formula="of:=[.I$28]+[.I$30]" office:value-type="percentage" office:value="0.918227481216332" calcext:value-type="percentage">
            <text:p>91.82%</text:p>
          </table:table-cell>
          <table:table-cell table:formula="of:=[.J$28]+[.J$30]" office:value-type="percentage" office:value="0.920449556947408" calcext:value-type="percentage">
            <text:p>92.04%</text:p>
          </table:table-cell>
          <table:table-cell table:formula="of:=[.K$28]+[.K$30]" office:value-type="percentage" office:value="0.911982232359798" calcext:value-type="percentage">
            <text:p>91.20%</text:p>
          </table:table-cell>
          <table:table-cell table:formula="of:=[.L$28]+[.L$30]" office:value-type="percentage" office:value="0.904791515123878" calcext:value-type="percentage">
            <text:p>90.48%</text:p>
          </table:table-cell>
          <table:table-cell table:formula="of:=[.M$28]+[.M$30]" office:value-type="percentage" office:value="0.898071960619121" calcext:value-type="percentage">
            <text:p>89.81%</text:p>
          </table:table-cell>
          <table:table-cell table:formula="of:=[.N$28]+[.N$30]" office:value-type="percentage" office:value="0.902026350265095" calcext:value-type="percentage">
            <text:p>90.20%</text:p>
          </table:table-cell>
          <table:table-cell table:formula="of:=[.O$28]+[.O$30]" office:value-type="percentage" office:value="0.907614669571189" calcext:value-type="percentage">
            <text:p>90.76%</text:p>
          </table:table-cell>
          <table:table-cell table:formula="of:=[.P$28]+[.P$30]" office:value-type="percentage" office:value="0.91150505087152" calcext:value-type="percentage">
            <text:p>91.15%</text:p>
          </table:table-cell>
        </table:table-row>
        <table:table-row table:style-name="ro1">
          <table:table-cell office:value-type="string" calcext:value-type="string">
            <text:p>FVA_INT</text:p>
          </table:table-cell>
          <table:table-cell table:formula="of:=([.B$12]+[.B$13])/(SUM([.B$10:.B$13]))" office:value-type="percentage" office:value="0.58449987804376" calcext:value-type="percentage">
            <text:p>58.45%</text:p>
          </table:table-cell>
          <table:table-cell table:formula="of:=([.C$12]+[.C$13])/(SUM([.C$10:.C$13]))" office:value-type="percentage" office:value="0.580302284697555" calcext:value-type="percentage">
            <text:p>58.03%</text:p>
          </table:table-cell>
          <table:table-cell table:formula="of:=([.D$12]+[.D$13])/(SUM([.D$10:.D$13]))" office:value-type="percentage" office:value="0.602004160878526" calcext:value-type="percentage">
            <text:p>60.20%</text:p>
          </table:table-cell>
          <table:table-cell table:formula="of:=([.E$12]+[.E$13])/(SUM([.E$10:.E$13]))" office:value-type="percentage" office:value="0.617054320764633" calcext:value-type="percentage">
            <text:p>61.71%</text:p>
          </table:table-cell>
          <table:table-cell table:formula="of:=([.F$12]+[.F$13])/(SUM([.F$10:.F$13]))" office:value-type="percentage" office:value="0.625641758495113" calcext:value-type="percentage">
            <text:p>62.56%</text:p>
          </table:table-cell>
          <table:table-cell table:formula="of:=([.G$12]+[.G$13])/(SUM([.G$10:.G$13]))" office:value-type="percentage" office:value="0.607982867474211" calcext:value-type="percentage">
            <text:p>60.80%</text:p>
          </table:table-cell>
          <table:table-cell table:formula="of:=([.H$12]+[.H$13])/(SUM([.H$10:.H$13]))" office:value-type="percentage" office:value="0.617733646067371" calcext:value-type="percentage">
            <text:p>61.77%</text:p>
          </table:table-cell>
          <table:table-cell table:formula="of:=([.I$12]+[.I$13])/(SUM([.I$10:.I$13]))" office:value-type="percentage" office:value="0.627872607814432" calcext:value-type="percentage">
            <text:p>62.79%</text:p>
          </table:table-cell>
          <table:table-cell table:formula="of:=([.J$12]+[.J$13])/(SUM([.J$10:.J$13]))" office:value-type="percentage" office:value="0.642941696718763" calcext:value-type="percentage">
            <text:p>64.29%</text:p>
          </table:table-cell>
          <table:table-cell table:formula="of:=([.K$12]+[.K$13])/(SUM([.K$10:.K$13]))" office:value-type="percentage" office:value="0.629887271112384" calcext:value-type="percentage">
            <text:p>62.99%</text:p>
          </table:table-cell>
          <table:table-cell table:formula="of:=([.L$12]+[.L$13])/(SUM([.L$10:.L$13]))" office:value-type="percentage" office:value="0.662601400664928" calcext:value-type="percentage">
            <text:p>66.26%</text:p>
          </table:table-cell>
          <table:table-cell table:formula="of:=([.M$12]+[.M$13])/(SUM([.M$10:.M$13]))" office:value-type="percentage" office:value="0.673252660711148" calcext:value-type="percentage">
            <text:p>67.33%</text:p>
          </table:table-cell>
          <table:table-cell table:formula="of:=([.N$12]+[.N$13])/(SUM([.N$10:.N$13]))" office:value-type="percentage" office:value="0.655562330178749" calcext:value-type="percentage">
            <text:p>65.56%</text:p>
          </table:table-cell>
          <table:table-cell table:formula="of:=([.O$12]+[.O$13])/(SUM([.O$10:.O$13]))" office:value-type="percentage" office:value="0.648791634094743" calcext:value-type="percentage">
            <text:p>64.88%</text:p>
          </table:table-cell>
          <table:table-cell table:formula="of:=([.P$12]+[.P$13])/(SUM([.P$10:.P$13]))" office:value-type="percentage" office:value="0.657713449760385" calcext:value-type="percentage">
            <text:p>65.77%</text:p>
          </table:table-cell>
        </table:table-row>
        <table:table-row table:style-name="ro1">
          <table:table-cell office:value-type="string" calcext:value-type="string">
            <text:p>FVA_FIN</text:p>
          </table:table-cell>
          <table:table-cell table:formula="of:=([.B$10]+[.B$11])/(SUM([.B$10:.B$13]))" office:value-type="percentage" office:value="0.41550012195624" calcext:value-type="percentage">
            <text:p>41.55%</text:p>
          </table:table-cell>
          <table:table-cell table:formula="of:=([.C$10]+[.C$11])/(SUM([.C$10:.C$13]))" office:value-type="percentage" office:value="0.419697715302445" calcext:value-type="percentage">
            <text:p>41.97%</text:p>
          </table:table-cell>
          <table:table-cell table:formula="of:=([.D$10]+[.D$11])/(SUM([.D$10:.D$13]))" office:value-type="percentage" office:value="0.397995839121474" calcext:value-type="percentage">
            <text:p>39.80%</text:p>
          </table:table-cell>
          <table:table-cell table:formula="of:=([.E$10]+[.E$11])/(SUM([.E$10:.E$13]))" office:value-type="percentage" office:value="0.382945679235367" calcext:value-type="percentage">
            <text:p>38.29%</text:p>
          </table:table-cell>
          <table:table-cell table:formula="of:=([.F$10]+[.F$11])/(SUM([.F$10:.F$13]))" office:value-type="percentage" office:value="0.374358241504887" calcext:value-type="percentage">
            <text:p>37.44%</text:p>
          </table:table-cell>
          <table:table-cell table:formula="of:=([.G$10]+[.G$11])/(SUM([.G$10:.G$13]))" office:value-type="percentage" office:value="0.392017132525789" calcext:value-type="percentage">
            <text:p>39.20%</text:p>
          </table:table-cell>
          <table:table-cell table:formula="of:=([.H$10]+[.H$11])/(SUM([.H$10:.H$13]))" office:value-type="percentage" office:value="0.382266353932629" calcext:value-type="percentage">
            <text:p>38.23%</text:p>
          </table:table-cell>
          <table:table-cell table:formula="of:=([.I$10]+[.I$11])/(SUM([.I$10:.I$13]))" office:value-type="percentage" office:value="0.372127392185568" calcext:value-type="percentage">
            <text:p>37.21%</text:p>
          </table:table-cell>
          <table:table-cell table:formula="of:=([.J$10]+[.J$11])/(SUM([.J$10:.J$13]))" office:value-type="percentage" office:value="0.357058303281237" calcext:value-type="percentage">
            <text:p>35.71%</text:p>
          </table:table-cell>
          <table:table-cell table:formula="of:=([.K$10]+[.K$11])/(SUM([.K$10:.K$13]))" office:value-type="percentage" office:value="0.370112728887616" calcext:value-type="percentage">
            <text:p>37.01%</text:p>
          </table:table-cell>
          <table:table-cell table:formula="of:=([.L$10]+[.L$11])/(SUM([.L$10:.L$13]))" office:value-type="percentage" office:value="0.337398599335072" calcext:value-type="percentage">
            <text:p>33.74%</text:p>
          </table:table-cell>
          <table:table-cell table:formula="of:=([.M$10]+[.M$11])/(SUM([.M$10:.M$13]))" office:value-type="percentage" office:value="0.326747339288852" calcext:value-type="percentage">
            <text:p>32.67%</text:p>
          </table:table-cell>
          <table:table-cell table:formula="of:=([.N$10]+[.N$11])/(SUM([.N$10:.N$13]))" office:value-type="percentage" office:value="0.344437669821251" calcext:value-type="percentage">
            <text:p>34.44%</text:p>
          </table:table-cell>
          <table:table-cell table:formula="of:=([.O$10]+[.O$11])/(SUM([.O$10:.O$13]))" office:value-type="percentage" office:value="0.351208365905257" calcext:value-type="percentage">
            <text:p>35.12%</text:p>
          </table:table-cell>
          <table:table-cell table:formula="of:=([.P$10]+[.P$11])/(SUM([.P$10:.P$13]))" office:value-type="percentage" office:value="0.342286550239615" calcext:value-type="percentage">
            <text:p>34.23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formula="of:=[.B14]/(SUM([.B$14:.B$17]))" office:value-type="percentage" office:value="0.101025540290501" calcext:value-type="percentage">
            <text:p>10.10%</text:p>
          </table:table-cell>
          <table:table-cell table:formula="of:=[.C14]/(SUM([.C$14:.C$17]))" office:value-type="percentage" office:value="0.0973948891741341" calcext:value-type="percentage">
            <text:p>9.74%</text:p>
          </table:table-cell>
          <table:table-cell table:formula="of:=[.D14]/(SUM([.D$14:.D$17]))" office:value-type="percentage" office:value="0.0998369981008321" calcext:value-type="percentage">
            <text:p>9.98%</text:p>
          </table:table-cell>
          <table:table-cell table:formula="of:=[.E14]/(SUM([.E$14:.E$17]))" office:value-type="percentage" office:value="0.101695626897089" calcext:value-type="percentage">
            <text:p>10.17%</text:p>
          </table:table-cell>
          <table:table-cell table:formula="of:=[.F14]/(SUM([.F$14:.F$17]))" office:value-type="percentage" office:value="0.0966373890914602" calcext:value-type="percentage">
            <text:p>9.66%</text:p>
          </table:table-cell>
          <table:table-cell table:formula="of:=[.G14]/(SUM([.G$14:.G$17]))" office:value-type="percentage" office:value="0.0942498527439163" calcext:value-type="percentage">
            <text:p>9.42%</text:p>
          </table:table-cell>
          <table:table-cell table:formula="of:=[.H14]/(SUM([.H$14:.H$17]))" office:value-type="percentage" office:value="0.0928703930452586" calcext:value-type="percentage">
            <text:p>9.29%</text:p>
          </table:table-cell>
          <table:table-cell table:formula="of:=[.I14]/(SUM([.I$14:.I$17]))" office:value-type="percentage" office:value="0.0992541971760813" calcext:value-type="percentage">
            <text:p>9.93%</text:p>
          </table:table-cell>
          <table:table-cell table:formula="of:=[.J14]/(SUM([.J$14:.J$17]))" office:value-type="percentage" office:value="0.0906204336323467" calcext:value-type="percentage">
            <text:p>9.06%</text:p>
          </table:table-cell>
          <table:table-cell table:formula="of:=[.K14]/(SUM([.K$14:.K$17]))" office:value-type="percentage" office:value="0.103431510428503" calcext:value-type="percentage">
            <text:p>10.34%</text:p>
          </table:table-cell>
          <table:table-cell table:formula="of:=[.L14]/(SUM([.L$14:.L$17]))" office:value-type="percentage" office:value="0.0972249845491927" calcext:value-type="percentage">
            <text:p>9.72%</text:p>
          </table:table-cell>
          <table:table-cell table:formula="of:=[.M14]/(SUM([.M$14:.M$17]))" office:value-type="percentage" office:value="0.0940862945076949" calcext:value-type="percentage">
            <text:p>9.41%</text:p>
          </table:table-cell>
          <table:table-cell table:formula="of:=[.N14]/(SUM([.N$14:.N$17]))" office:value-type="percentage" office:value="0.0996220272580677" calcext:value-type="percentage">
            <text:p>9.96%</text:p>
          </table:table-cell>
          <table:table-cell table:formula="of:=[.O14]/(SUM([.O$14:.O$17]))" office:value-type="percentage" office:value="0.105119576868342" calcext:value-type="percentage">
            <text:p>10.51%</text:p>
          </table:table-cell>
          <table:table-cell table:formula="of:=[.P14]/(SUM([.P$14:.P$17]))" office:value-type="percentage" office:value="0.106953431232619" calcext:value-type="percentage">
            <text:p>10.70%</text:p>
          </table:table-cell>
        </table:table-row>
        <table:table-row table:style-name="ro1">
          <table:table-cell/>
          <table:table-cell table:formula="of:=[.B15]/(SUM([.B$14:.B$17]))" office:value-type="percentage" office:value="0.135653199267606" calcext:value-type="percentage">
            <text:p>13.57%</text:p>
          </table:table-cell>
          <table:table-cell table:formula="of:=[.C15]/(SUM([.C$14:.C$17]))" office:value-type="percentage" office:value="0.134526593303117" calcext:value-type="percentage">
            <text:p>13.45%</text:p>
          </table:table-cell>
          <table:table-cell table:formula="of:=[.D15]/(SUM([.D$14:.D$17]))" office:value-type="percentage" office:value="0.131303119071035" calcext:value-type="percentage">
            <text:p>13.13%</text:p>
          </table:table-cell>
          <table:table-cell table:formula="of:=[.E15]/(SUM([.E$14:.E$17]))" office:value-type="percentage" office:value="0.120359841997941" calcext:value-type="percentage">
            <text:p>12.04%</text:p>
          </table:table-cell>
          <table:table-cell table:formula="of:=[.F15]/(SUM([.F$14:.F$17]))" office:value-type="percentage" office:value="0.111542650270343" calcext:value-type="percentage">
            <text:p>11.15%</text:p>
          </table:table-cell>
          <table:table-cell table:formula="of:=[.G15]/(SUM([.G$14:.G$17]))" office:value-type="percentage" office:value="0.110165192471711" calcext:value-type="percentage">
            <text:p>11.02%</text:p>
          </table:table-cell>
          <table:table-cell table:formula="of:=[.H15]/(SUM([.H$14:.H$17]))" office:value-type="percentage" office:value="0.107173138254185" calcext:value-type="percentage">
            <text:p>10.72%</text:p>
          </table:table-cell>
          <table:table-cell table:formula="of:=[.I15]/(SUM([.I$14:.I$17]))" office:value-type="percentage" office:value="0.104438629228991" calcext:value-type="percentage">
            <text:p>10.44%</text:p>
          </table:table-cell>
          <table:table-cell table:formula="of:=[.J15]/(SUM([.J$14:.J$17]))" office:value-type="percentage" office:value="0.106070436749562" calcext:value-type="percentage">
            <text:p>10.61%</text:p>
          </table:table-cell>
          <table:table-cell table:formula="of:=[.K15]/(SUM([.K$14:.K$17]))" office:value-type="percentage" office:value="0.104918879721279" calcext:value-type="percentage">
            <text:p>10.49%</text:p>
          </table:table-cell>
          <table:table-cell table:formula="of:=[.L15]/(SUM([.L$14:.L$17]))" office:value-type="percentage" office:value="0.107375328716238" calcext:value-type="percentage">
            <text:p>10.74%</text:p>
          </table:table-cell>
          <table:table-cell table:formula="of:=[.M15]/(SUM([.M$14:.M$17]))" office:value-type="percentage" office:value="0.105722198919379" calcext:value-type="percentage">
            <text:p>10.57%</text:p>
          </table:table-cell>
          <table:table-cell table:formula="of:=[.N15]/(SUM([.N$14:.N$17]))" office:value-type="percentage" office:value="0.102417480648185" calcext:value-type="percentage">
            <text:p>10.24%</text:p>
          </table:table-cell>
          <table:table-cell table:formula="of:=[.O15]/(SUM([.O$14:.O$17]))" office:value-type="percentage" office:value="0.101902554785388" calcext:value-type="percentage">
            <text:p>10.19%</text:p>
          </table:table-cell>
          <table:table-cell table:formula="of:=[.P15]/(SUM([.P$14:.P$17]))" office:value-type="percentage" office:value="0.106689956924581" calcext:value-type="percentage">
            <text:p>10.67%</text:p>
          </table:table-cell>
        </table:table-row>
        <table:table-row table:style-name="ro1">
          <table:table-cell/>
          <table:table-cell table:formula="of:=[.B16]/(SUM([.B$14:.B$17]))" office:value-type="percentage" office:value="0.711948821041452" calcext:value-type="percentage">
            <text:p>71.19%</text:p>
          </table:table-cell>
          <table:table-cell table:formula="of:=[.C16]/(SUM([.C$14:.C$17]))" office:value-type="percentage" office:value="0.713283588136064" calcext:value-type="percentage">
            <text:p>71.33%</text:p>
          </table:table-cell>
          <table:table-cell table:formula="of:=[.D16]/(SUM([.D$14:.D$17]))" office:value-type="percentage" office:value="0.708173555312558" calcext:value-type="percentage">
            <text:p>70.82%</text:p>
          </table:table-cell>
          <table:table-cell table:formula="of:=[.E16]/(SUM([.E$14:.E$17]))" office:value-type="percentage" office:value="0.719054066329018" calcext:value-type="percentage">
            <text:p>71.91%</text:p>
          </table:table-cell>
          <table:table-cell table:formula="of:=[.F16]/(SUM([.F$14:.F$17]))" office:value-type="percentage" office:value="0.732443469758686" calcext:value-type="percentage">
            <text:p>73.24%</text:p>
          </table:table-cell>
          <table:table-cell table:formula="of:=[.G16]/(SUM([.G$14:.G$17]))" office:value-type="percentage" office:value="0.734382493824784" calcext:value-type="percentage">
            <text:p>73.44%</text:p>
          </table:table-cell>
          <table:table-cell table:formula="of:=[.H16]/(SUM([.H$14:.H$17]))" office:value-type="percentage" office:value="0.736874276355239" calcext:value-type="percentage">
            <text:p>73.69%</text:p>
          </table:table-cell>
          <table:table-cell table:formula="of:=[.I16]/(SUM([.I$14:.I$17]))" office:value-type="percentage" office:value="0.732566331614854" calcext:value-type="percentage">
            <text:p>73.26%</text:p>
          </table:table-cell>
          <table:table-cell table:formula="of:=[.J16]/(SUM([.J$14:.J$17]))" office:value-type="percentage" office:value="0.739637568528531" calcext:value-type="percentage">
            <text:p>73.96%</text:p>
          </table:table-cell>
          <table:table-cell table:formula="of:=[.K16]/(SUM([.K$14:.K$17]))" office:value-type="percentage" office:value="0.722936960877385" calcext:value-type="percentage">
            <text:p>72.29%</text:p>
          </table:table-cell>
          <table:table-cell table:formula="of:=[.L16]/(SUM([.L$14:.L$17]))" office:value-type="percentage" office:value="0.72104374538529" calcext:value-type="percentage">
            <text:p>72.10%</text:p>
          </table:table-cell>
          <table:table-cell table:formula="of:=[.M16]/(SUM([.M$14:.M$17]))" office:value-type="percentage" office:value="0.721766538563059" calcext:value-type="percentage">
            <text:p>72.18%</text:p>
          </table:table-cell>
          <table:table-cell table:formula="of:=[.N16]/(SUM([.N$14:.N$17]))" office:value-type="percentage" office:value="0.720702341119239" calcext:value-type="percentage">
            <text:p>72.07%</text:p>
          </table:table-cell>
          <table:table-cell table:formula="of:=[.O16]/(SUM([.O$14:.O$17]))" office:value-type="percentage" office:value="0.721073129051944" calcext:value-type="percentage">
            <text:p>72.11%</text:p>
          </table:table-cell>
          <table:table-cell table:formula="of:=[.P16]/(SUM([.P$14:.P$17]))" office:value-type="percentage" office:value="0.718448308124026" calcext:value-type="percentage">
            <text:p>71.84%</text:p>
          </table:table-cell>
        </table:table-row>
        <table:table-row table:style-name="ro1">
          <table:table-cell/>
          <table:table-cell table:formula="of:=[.B17]/(SUM([.B$14:.B$17]))" office:value-type="percentage" office:value="0.0513724394004396" calcext:value-type="percentage">
            <text:p>5.14%</text:p>
          </table:table-cell>
          <table:table-cell table:formula="of:=[.C17]/(SUM([.C$14:.C$17]))" office:value-type="percentage" office:value="0.0547949293866852" calcext:value-type="percentage">
            <text:p>5.48%</text:p>
          </table:table-cell>
          <table:table-cell table:formula="of:=[.D17]/(SUM([.D$14:.D$17]))" office:value-type="percentage" office:value="0.0606863275155757" calcext:value-type="percentage">
            <text:p>6.07%</text:p>
          </table:table-cell>
          <table:table-cell table:formula="of:=[.E17]/(SUM([.E$14:.E$17]))" office:value-type="percentage" office:value="0.0588904647759517" calcext:value-type="percentage">
            <text:p>5.89%</text:p>
          </table:table-cell>
          <table:table-cell table:formula="of:=[.F17]/(SUM([.F$14:.F$17]))" office:value-type="percentage" office:value="0.0593764908795112" calcext:value-type="percentage">
            <text:p>5.94%</text:p>
          </table:table-cell>
          <table:table-cell table:formula="of:=[.G17]/(SUM([.G$14:.G$17]))" office:value-type="percentage" office:value="0.0612024609595884" calcext:value-type="percentage">
            <text:p>6.12%</text:p>
          </table:table-cell>
          <table:table-cell table:formula="of:=[.H17]/(SUM([.H$14:.H$17]))" office:value-type="percentage" office:value="0.0630821923453172" calcext:value-type="percentage">
            <text:p>6.31%</text:p>
          </table:table-cell>
          <table:table-cell table:formula="of:=[.I17]/(SUM([.I$14:.I$17]))" office:value-type="percentage" office:value="0.0637408419800742" calcext:value-type="percentage">
            <text:p>6.37%</text:p>
          </table:table-cell>
          <table:table-cell table:formula="of:=[.J17]/(SUM([.J$14:.J$17]))" office:value-type="percentage" office:value="0.0636715610895595" calcext:value-type="percentage">
            <text:p>6.37%</text:p>
          </table:table-cell>
          <table:table-cell table:formula="of:=[.K17]/(SUM([.K$14:.K$17]))" office:value-type="percentage" office:value="0.068712648972834" calcext:value-type="percentage">
            <text:p>6.87%</text:p>
          </table:table-cell>
          <table:table-cell table:formula="of:=[.L17]/(SUM([.L$14:.L$17]))" office:value-type="percentage" office:value="0.0743559413492799" calcext:value-type="percentage">
            <text:p>7.44%</text:p>
          </table:table-cell>
          <table:table-cell table:formula="of:=[.M17]/(SUM([.M$14:.M$17]))" office:value-type="percentage" office:value="0.0784249680098666" calcext:value-type="percentage">
            <text:p>7.84%</text:p>
          </table:table-cell>
          <table:table-cell table:formula="of:=[.N17]/(SUM([.N$14:.N$17]))" office:value-type="percentage" office:value="0.077258150974508" calcext:value-type="percentage">
            <text:p>7.73%</text:p>
          </table:table-cell>
          <table:table-cell table:formula="of:=[.O17]/(SUM([.O$14:.O$17]))" office:value-type="percentage" office:value="0.0719047392943269" calcext:value-type="percentage">
            <text:p>7.19%</text:p>
          </table:table-cell>
          <table:table-cell table:formula="of:=[.P17]/(SUM([.P$14:.P$17]))" office:value-type="percentage" office:value="0.0679083037187738" calcext:value-type="percentage">
            <text:p>6.79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formula="of:=SUM([.B45:.B46])" office:value-type="percentage" office:value="0.236678739558108" calcext:value-type="percentage">
            <text:p>23.67%</text:p>
          </table:table-cell>
          <table:table-cell table:formula="of:=SUM([.C45:.C46])" office:value-type="percentage" office:value="0.231921482477251" calcext:value-type="percentage">
            <text:p>23.19%</text:p>
          </table:table-cell>
          <table:table-cell table:formula="of:=SUM([.D45:.D46])" office:value-type="percentage" office:value="0.231140117171867" calcext:value-type="percentage">
            <text:p>23.11%</text:p>
          </table:table-cell>
          <table:table-cell table:formula="of:=SUM([.E45:.E46])" office:value-type="percentage" office:value="0.22205546889503" calcext:value-type="percentage">
            <text:p>22.21%</text:p>
          </table:table-cell>
          <table:table-cell table:formula="of:=SUM([.F45:.F46])" office:value-type="percentage" office:value="0.208180039361803" calcext:value-type="percentage">
            <text:p>20.82%</text:p>
          </table:table-cell>
          <table:table-cell table:formula="of:=SUM([.G45:.G46])" office:value-type="percentage" office:value="0.204415045215627" calcext:value-type="percentage">
            <text:p>20.44%</text:p>
          </table:table-cell>
          <table:table-cell table:formula="of:=SUM([.H45:.H46])" office:value-type="percentage" office:value="0.200043531299444" calcext:value-type="percentage">
            <text:p>20.00%</text:p>
          </table:table-cell>
          <table:table-cell table:formula="of:=SUM([.I45:.I46])" office:value-type="percentage" office:value="0.203692826405072" calcext:value-type="percentage">
            <text:p>20.37%</text:p>
          </table:table-cell>
          <table:table-cell table:formula="of:=SUM([.J45:.J46])" office:value-type="percentage" office:value="0.196690870381909" calcext:value-type="percentage">
            <text:p>19.67%</text:p>
          </table:table-cell>
          <table:table-cell table:formula="of:=SUM([.K45:.K46])" office:value-type="percentage" office:value="0.208350390149782" calcext:value-type="percentage">
            <text:p>20.84%</text:p>
          </table:table-cell>
          <table:table-cell table:formula="of:=SUM([.L45:.L46])" office:value-type="percentage" office:value="0.20460031326543" calcext:value-type="percentage">
            <text:p>20.46%</text:p>
          </table:table-cell>
          <table:table-cell table:formula="of:=SUM([.M45:.M46])" office:value-type="percentage" office:value="0.199808493427074" calcext:value-type="percentage">
            <text:p>19.98%</text:p>
          </table:table-cell>
          <table:table-cell table:formula="of:=SUM([.N45:.N46])" office:value-type="percentage" office:value="0.202039507906253" calcext:value-type="percentage">
            <text:p>20.20%</text:p>
          </table:table-cell>
          <table:table-cell table:formula="of:=SUM([.O45:.O46])" office:value-type="percentage" office:value="0.207022131653729" calcext:value-type="percentage">
            <text:p>20.70%</text:p>
          </table:table-cell>
          <table:table-cell table:formula="of:=SUM([.P45:.P46])" office:value-type="percentage" office:value="0.213643388157201" calcext:value-type="percentage">
            <text:p>21.36%</text:p>
          </table:table-cell>
        </table:table-row>
        <table:table-row table:style-name="ro1">
          <table:table-cell/>
          <table:table-cell table:formula="of:=SUM([.B47:.B48])" office:value-type="percentage" office:value="0.763321260441892" calcext:value-type="percentage">
            <text:p>76.33%</text:p>
          </table:table-cell>
          <table:table-cell table:formula="of:=SUM([.C47:.C48])" office:value-type="percentage" office:value="0.768078517522749" calcext:value-type="percentage">
            <text:p>76.81%</text:p>
          </table:table-cell>
          <table:table-cell table:formula="of:=SUM([.D47:.D48])" office:value-type="percentage" office:value="0.768859882828133" calcext:value-type="percentage">
            <text:p>76.89%</text:p>
          </table:table-cell>
          <table:table-cell table:formula="of:=SUM([.E47:.E48])" office:value-type="percentage" office:value="0.77794453110497" calcext:value-type="percentage">
            <text:p>77.79%</text:p>
          </table:table-cell>
          <table:table-cell table:formula="of:=SUM([.F47:.F48])" office:value-type="percentage" office:value="0.791819960638197" calcext:value-type="percentage">
            <text:p>79.18%</text:p>
          </table:table-cell>
          <table:table-cell table:formula="of:=SUM([.G47:.G48])" office:value-type="percentage" office:value="0.795584954784373" calcext:value-type="percentage">
            <text:p>79.56%</text:p>
          </table:table-cell>
          <table:table-cell table:formula="of:=SUM([.H47:.H48])" office:value-type="percentage" office:value="0.799956468700556" calcext:value-type="percentage">
            <text:p>80.00%</text:p>
          </table:table-cell>
          <table:table-cell table:formula="of:=SUM([.I47:.I48])" office:value-type="percentage" office:value="0.796307173594928" calcext:value-type="percentage">
            <text:p>79.63%</text:p>
          </table:table-cell>
          <table:table-cell table:formula="of:=SUM([.J47:.J48])" office:value-type="percentage" office:value="0.803309129618091" calcext:value-type="percentage">
            <text:p>80.33%</text:p>
          </table:table-cell>
          <table:table-cell table:formula="of:=SUM([.K47:.K48])" office:value-type="percentage" office:value="0.791649609850219" calcext:value-type="percentage">
            <text:p>79.16%</text:p>
          </table:table-cell>
          <table:table-cell table:formula="of:=SUM([.L47:.L48])" office:value-type="percentage" office:value="0.79539968673457" calcext:value-type="percentage">
            <text:p>79.54%</text:p>
          </table:table-cell>
          <table:table-cell table:formula="of:=SUM([.M47:.M48])" office:value-type="percentage" office:value="0.800191506572926" calcext:value-type="percentage">
            <text:p>80.02%</text:p>
          </table:table-cell>
          <table:table-cell table:formula="of:=SUM([.N47:.N48])" office:value-type="percentage" office:value="0.797960492093747" calcext:value-type="percentage">
            <text:p>79.80%</text:p>
          </table:table-cell>
          <table:table-cell table:formula="of:=SUM([.O47:.O48])" office:value-type="percentage" office:value="0.792977868346271" calcext:value-type="percentage">
            <text:p>79.30%</text:p>
          </table:table-cell>
          <table:table-cell table:formula="of:=SUM([.P47:.P48])" office:value-type="percentage" office:value="0.786356611842799" calcext:value-type="percentage">
            <text:p>78.6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4:19:24.989766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5:15:35.490345509</dc:date>
    <meta:editing-duration>PT1H46M5S</meta:editing-duration>
    <meta:editing-cycles>7</meta:editing-cycles>
    <meta:generator>LibreOffice/5.4.1.2$MacOSX_X86_64 LibreOffice_project/ea7cb86e6eeb2bf3a5af73a8f7777ac570321527</meta:generator>
    <meta:document-statistic meta:table-count="1" meta:cell-count="6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1cm" svg:y="0.315cm" chart:style-name="ch2">
          <text:p>DVA in Bilateral Exports Decomposition</text:p>
        </chart:title>
        <chart:subtitle svg:x="3.438cm" svg:y="1.269cm" chart:style-name="ch3">
          <text:p>United States to Mexico, 2000-2014 (millions of $)</text:p>
        </chart:subtitle>
        <chart:legend chart:legend-position="end" svg:x="12.457cm" svg:y="3.345cm" style:legend-expansion="high" chart:style-name="ch4"/>
        <chart:plot-area chart:style-name="ch5" table:cell-range-address="usa2mex_agg_component.B1:usa2mex_agg_component.P6 usa2mex_agg_component.A2:usa2mex_agg_component.A6" chart:data-source-has-labels="both" svg:x="1.302cm" svg:y="2.084cm" svg:width="10.835cm" svg:height="5.784cm">
          <chartooo:coordinate-region svg:x="2.482cm" svg:y="2.255cm" svg:width="9.436cm" svg:height="5.022cm"/>
          <chart:axis chart:dimension="x" chart:name="primary-x" chart:style-name="ch6" chartooo:axis-type="auto">
            <chartooo:date-scale/>
            <chart:title svg:x="6.321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mex_agg_component.B2:usa2mex_agg_component.P2" chart:label-cell-address="usa2mex_agg_component.A2:usa2mex_agg_component.A2" chart:class="chart:line">
            <chart:data-point chart:repeated="15"/>
          </chart:series>
          <chart:series chart:style-name="ch12" chart:values-cell-range-address="usa2mex_agg_component.B3:usa2mex_agg_component.P3" chart:label-cell-address="usa2mex_agg_component.A3:usa2mex_agg_component.A3" chart:class="chart:line">
            <chart:data-point chart:repeated="15"/>
          </chart:series>
          <chart:series chart:style-name="ch13" chart:values-cell-range-address="usa2mex_agg_component.B4:usa2mex_agg_component.P4" chart:label-cell-address="usa2mex_agg_component.A4:usa2mex_agg_component.A4" chart:class="chart:line">
            <chart:data-point chart:repeated="15"/>
          </chart:series>
          <chart:series chart:style-name="ch14" chart:values-cell-range-address="usa2mex_agg_component.B5:usa2mex_agg_component.P5" chart:label-cell-address="usa2mex_agg_component.A5:usa2mex_agg_component.A5" chart:class="chart:line">
            <chart:data-point chart:repeated="15"/>
          </chart:series>
          <chart:series chart:style-name="ch15" chart:values-cell-range-address="usa2mex_agg_component.B6:usa2mex_agg_component.P6" chart:label-cell-address="usa2mex_agg_component.A6:usa2mex_agg_component.A6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usa2mex_agg_component.A2:usa2mex_agg_component.A2</svg:desc>
                </draw:g>
              </table:table-cell>
              <table:table-cell office:value-type="float" office:value="25456.0615226219">
                <text:p>25456.0615226219</text:p>
                <draw:g>
                  <svg:desc>usa2mex_agg_component.B2:usa2mex_agg_component.P2</svg:desc>
                </draw:g>
              </table:table-cell>
              <table:table-cell office:value-type="float" office:value="23755.8782958388">
                <text:p>23755.8782958388</text:p>
              </table:table-cell>
              <table:table-cell office:value-type="float" office:value="21338.0387530327">
                <text:p>21338.0387530327</text:p>
              </table:table-cell>
              <table:table-cell office:value-type="float" office:value="20221.6229966632">
                <text:p>20221.6229966632</text:p>
              </table:table-cell>
              <table:table-cell office:value-type="float" office:value="21769.7284174301">
                <text:p>21769.7284174301</text:p>
              </table:table-cell>
              <table:table-cell office:value-type="float" office:value="26067.7854190024">
                <text:p>26067.7854190024</text:p>
              </table:table-cell>
              <table:table-cell office:value-type="float" office:value="27452.2875794841">
                <text:p>27452.2875794841</text:p>
              </table:table-cell>
              <table:table-cell office:value-type="float" office:value="28177.0101006255">
                <text:p>28177.0101006255</text:p>
              </table:table-cell>
              <table:table-cell office:value-type="float" office:value="29705.4976420131">
                <text:p>29705.4976420131</text:p>
              </table:table-cell>
              <table:table-cell office:value-type="float" office:value="25667.7283016888">
                <text:p>25667.7283016888</text:p>
              </table:table-cell>
              <table:table-cell office:value-type="float" office:value="27537.8622358452">
                <text:p>27537.8622358452</text:p>
              </table:table-cell>
              <table:table-cell office:value-type="float" office:value="31163.0647570146">
                <text:p>31163.0647570146</text:p>
              </table:table-cell>
              <table:table-cell office:value-type="float" office:value="33906.5114961277">
                <text:p>33906.5114961277</text:p>
              </table:table-cell>
              <table:table-cell office:value-type="float" office:value="35578.3664524604">
                <text:p>35578.3664524604</text:p>
              </table:table-cell>
              <table:table-cell office:value-type="float" office:value="35112.5062262197">
                <text:p>35112.5062262197</text:p>
              </table:table-cell>
            </table:table-row>
            <table:table-row>
              <table:table-cell office:value-type="string">
                <text:p>DVA_INT</text:p>
                <draw:g>
                  <svg:desc>usa2mex_agg_component.A3:usa2mex_agg_component.A3</svg:desc>
                </draw:g>
              </table:table-cell>
              <table:table-cell office:value-type="float" office:value="34080.0399197882">
                <text:p>34080.0399197882</text:p>
                <draw:g>
                  <svg:desc>usa2mex_agg_component.B3:usa2mex_agg_component.P3</svg:desc>
                </draw:g>
              </table:table-cell>
              <table:table-cell office:value-type="float" office:value="31766.5953393671">
                <text:p>31766.5953393671</text:p>
              </table:table-cell>
              <table:table-cell office:value-type="float" office:value="30021.0653708026">
                <text:p>30021.0653708026</text:p>
              </table:table-cell>
              <table:table-cell office:value-type="float" office:value="29808.3943296809">
                <text:p>29808.3943296809</text:p>
              </table:table-cell>
              <table:table-cell office:value-type="float" office:value="32942.0608244244">
                <text:p>32942.0608244244</text:p>
              </table:table-cell>
              <table:table-cell office:value-type="float" office:value="35639.3671248435">
                <text:p>35639.3671248435</text:p>
              </table:table-cell>
              <table:table-cell office:value-type="float" office:value="39348.7431513146">
                <text:p>39348.7431513146</text:p>
              </table:table-cell>
              <table:table-cell office:value-type="float" office:value="43264.1622910029">
                <text:p>43264.1622910029</text:p>
              </table:table-cell>
              <table:table-cell office:value-type="float" office:value="46487.9639783999">
                <text:p>46487.9639783999</text:p>
              </table:table-cell>
              <table:table-cell office:value-type="float" office:value="36774.776008252">
                <text:p>36774.776008252</text:p>
              </table:table-cell>
              <table:table-cell office:value-type="float" office:value="45620.5588580543">
                <text:p>45620.5588580543</text:p>
              </table:table-cell>
              <table:table-cell office:value-type="float" office:value="54998.2781111496">
                <text:p>54998.2781111496</text:p>
              </table:table-cell>
              <table:table-cell office:value-type="float" office:value="55365.4654417467">
                <text:p>55365.4654417467</text:p>
              </table:table-cell>
              <table:table-cell office:value-type="float" office:value="57783.9218192343">
                <text:p>57783.9218192343</text:p>
              </table:table-cell>
              <table:table-cell office:value-type="float" office:value="59674.5076784588">
                <text:p>59674.5076784588</text:p>
              </table:table-cell>
            </table:table-row>
            <table:table-row>
              <table:table-cell office:value-type="string">
                <text:p>DVA_INTrexI1</text:p>
                <draw:g>
                  <svg:desc>usa2mex_agg_component.A4:usa2mex_agg_component.A4</svg:desc>
                </draw:g>
              </table:table-cell>
              <table:table-cell office:value-type="float" office:value="1836.67132422345">
                <text:p>1836.67132422345</text:p>
                <draw:g>
                  <svg:desc>usa2mex_agg_component.B4:usa2mex_agg_component.P4</svg:desc>
                </draw:g>
              </table:table-cell>
              <table:table-cell office:value-type="float" office:value="1687.23591740218">
                <text:p>1687.23591740218</text:p>
              </table:table-cell>
              <table:table-cell office:value-type="float" office:value="1695.06728457125">
                <text:p>1695.06728457125</text:p>
              </table:table-cell>
              <table:table-cell office:value-type="float" office:value="1707.35872056173">
                <text:p>1707.35872056173</text:p>
              </table:table-cell>
              <table:table-cell office:value-type="float" office:value="2013.0241392144">
                <text:p>2013.0241392144</text:p>
              </table:table-cell>
              <table:table-cell office:value-type="float" office:value="2346.500076842">
                <text:p>2346.500076842</text:p>
              </table:table-cell>
              <table:table-cell office:value-type="float" office:value="2394.56671268474">
                <text:p>2394.56671268474</text:p>
              </table:table-cell>
              <table:table-cell office:value-type="float" office:value="2919.98034285224">
                <text:p>2919.98034285224</text:p>
              </table:table-cell>
              <table:table-cell office:value-type="float" office:value="3459.4484749545">
                <text:p>3459.4484749545</text:p>
              </table:table-cell>
              <table:table-cell office:value-type="float" office:value="3077.91480821887">
                <text:p>3077.91480821887</text:p>
              </table:table-cell>
              <table:table-cell office:value-type="float" office:value="3918.76294092616">
                <text:p>3918.76294092616</text:p>
              </table:table-cell>
              <table:table-cell office:value-type="float" office:value="4584.42178743836">
                <text:p>4584.42178743836</text:p>
              </table:table-cell>
              <table:table-cell office:value-type="float" office:value="4965.826034413">
                <text:p>4965.826034413</text:p>
              </table:table-cell>
              <table:table-cell office:value-type="float" office:value="5384.98253526633">
                <text:p>5384.98253526633</text:p>
              </table:table-cell>
              <table:table-cell office:value-type="float" office:value="5575.93808170815">
                <text:p>5575.93808170815</text:p>
              </table:table-cell>
            </table:table-row>
            <table:table-row>
              <table:table-cell office:value-type="string">
                <text:p>DVA_INTrexF</text:p>
                <draw:g>
                  <svg:desc>usa2mex_agg_component.A5:usa2mex_agg_component.A5</svg:desc>
                </draw:g>
              </table:table-cell>
              <table:table-cell office:value-type="float" office:value="2642.58911667511">
                <text:p>2642.58911667511</text:p>
                <draw:g>
                  <svg:desc>usa2mex_agg_component.B5:usa2mex_agg_component.P5</svg:desc>
                </draw:g>
              </table:table-cell>
              <table:table-cell office:value-type="float" office:value="2687.93736934805">
                <text:p>2687.93736934805</text:p>
              </table:table-cell>
              <table:table-cell office:value-type="float" office:value="2404.77821186819">
                <text:p>2404.77821186819</text:p>
              </table:table-cell>
              <table:table-cell office:value-type="float" office:value="2392.98964234842">
                <text:p>2392.98964234842</text:p>
              </table:table-cell>
              <table:table-cell office:value-type="float" office:value="2756.0938389867">
                <text:p>2756.0938389867</text:p>
              </table:table-cell>
              <table:table-cell office:value-type="float" office:value="3487.1775685444">
                <text:p>3487.1775685444</text:p>
              </table:table-cell>
              <table:table-cell office:value-type="float" office:value="4207.93283958609">
                <text:p>4207.93283958609</text:p>
              </table:table-cell>
              <table:table-cell office:value-type="float" office:value="4757.6777090123">
                <text:p>4757.6777090123</text:p>
              </table:table-cell>
              <table:table-cell office:value-type="float" office:value="5610.53888621529">
                <text:p>5610.53888621529</text:p>
              </table:table-cell>
              <table:table-cell office:value-type="float" office:value="5165.45703586653">
                <text:p>5165.45703586653</text:p>
              </table:table-cell>
              <table:table-cell office:value-type="float" office:value="6095.66456202922">
                <text:p>6095.66456202922</text:p>
              </table:table-cell>
              <table:table-cell office:value-type="float" office:value="6442.89451437835">
                <text:p>6442.89451437835</text:p>
              </table:table-cell>
              <table:table-cell office:value-type="float" office:value="6829.17651953043">
                <text:p>6829.17651953043</text:p>
              </table:table-cell>
              <table:table-cell office:value-type="float" office:value="6416.82652484914">
                <text:p>6416.82652484914</text:p>
              </table:table-cell>
              <table:table-cell office:value-type="float" office:value="6750.93825599874">
                <text:p>6750.93825599874</text:p>
              </table:table-cell>
            </table:table-row>
            <table:table-row>
              <table:table-cell office:value-type="string">
                <text:p>DVA_INTrexI2</text:p>
                <draw:g>
                  <svg:desc>usa2mex_agg_component.A6:usa2mex_agg_component.A6</svg:desc>
                </draw:g>
              </table:table-cell>
              <table:table-cell office:value-type="float" office:value="496.079145090449">
                <text:p>496.079145090449</text:p>
                <draw:g>
                  <svg:desc>usa2mex_agg_component.B6:usa2mex_agg_component.P6</svg:desc>
                </draw:g>
              </table:table-cell>
              <table:table-cell office:value-type="float" office:value="459.841029627079">
                <text:p>459.841029627079</text:p>
              </table:table-cell>
              <table:table-cell office:value-type="float" office:value="422.181419878396">
                <text:p>422.181419878396</text:p>
              </table:table-cell>
              <table:table-cell office:value-type="float" office:value="460.743978324106">
                <text:p>460.743978324106</text:p>
              </table:table-cell>
              <table:table-cell office:value-type="float" office:value="539.304989520187">
                <text:p>539.304989520187</text:p>
              </table:table-cell>
              <table:table-cell office:value-type="float" office:value="608.268532489039">
                <text:p>608.268532489039</text:p>
              </table:table-cell>
              <table:table-cell office:value-type="float" office:value="643.377243550477">
                <text:p>643.377243550477</text:p>
              </table:table-cell>
              <table:table-cell office:value-type="float" office:value="710.403447666387">
                <text:p>710.403447666387</text:p>
              </table:table-cell>
              <table:table-cell office:value-type="float" office:value="837.796077154286">
                <text:p>837.796077154286</text:p>
              </table:table-cell>
              <table:table-cell office:value-type="float" office:value="686.472108905634">
                <text:p>686.472108905634</text:p>
              </table:table-cell>
              <table:table-cell office:value-type="float" office:value="858.199478363553">
                <text:p>858.199478363553</text:p>
              </table:table-cell>
              <table:table-cell office:value-type="float" office:value="1015.00485715776">
                <text:p>1015.00485715776</text:p>
              </table:table-cell>
              <table:table-cell office:value-type="float" office:value="1073.32435152872">
                <text:p>1073.32435152872</text:p>
              </table:table-cell>
              <table:table-cell office:value-type="float" office:value="1128.45518062925">
                <text:p>1128.45518062925</text:p>
              </table:table-cell>
              <table:table-cell office:value-type="float" office:value="1148.72593654023">
                <text:p>1148.72593654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21cm" svg:y="0.315cm" chart:style-name="ch2">
          <text:p>DVA in Bilateral Exports Decomposition</text:p>
        </chart:title>
        <chart:subtitle svg:x="3.779cm" svg:y="1.269cm" chart:style-name="ch3">
          <text:p>United States to Mexico, 2000-2014 (% share)</text:p>
        </chart:subtitle>
        <chart:legend chart:legend-position="end" svg:x="13.046cm" svg:y="3.345cm" style:legend-expansion="high" chart:style-name="ch4"/>
        <chart:plot-area chart:style-name="ch5" table:cell-range-address="usa2mex_agg_component.B1:usa2mex_agg_component.P6 usa2mex_agg_component.A2:usa2mex_agg_component.A6" chart:data-source-has-labels="both" svg:x="1.302cm" svg:y="2.084cm" svg:width="11.424cm" svg:height="5.784cm">
          <chartooo:coordinate-region svg:x="2.699cm" svg:y="2.255cm" svg:width="9.623cm" svg:height="5.022cm"/>
          <chart:axis chart:dimension="x" chart:name="primary-x" chart:style-name="ch6" chartooo:axis-type="auto">
            <chartooo:date-scale/>
            <chart:title svg:x="6.616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mex_agg_component.B2:usa2mex_agg_component.P2" chart:label-cell-address="usa2mex_agg_component.A2:usa2mex_agg_component.A2" chart:class="chart:area">
            <chart:data-point chart:repeated="15"/>
          </chart:series>
          <chart:series chart:style-name="ch12" chart:values-cell-range-address="usa2mex_agg_component.B3:usa2mex_agg_component.P3" chart:label-cell-address="usa2mex_agg_component.A3:usa2mex_agg_component.A3" chart:class="chart:area">
            <chart:data-point chart:repeated="15"/>
          </chart:series>
          <chart:series chart:style-name="ch13" chart:values-cell-range-address="usa2mex_agg_component.B4:usa2mex_agg_component.P4" chart:label-cell-address="usa2mex_agg_component.A4:usa2mex_agg_component.A4" chart:class="chart:area">
            <chart:data-point chart:repeated="15"/>
          </chart:series>
          <chart:series chart:style-name="ch14" chart:values-cell-range-address="usa2mex_agg_component.B5:usa2mex_agg_component.P5" chart:label-cell-address="usa2mex_agg_component.A5:usa2mex_agg_component.A5" chart:class="chart:area">
            <chart:data-point chart:repeated="15"/>
          </chart:series>
          <chart:series chart:style-name="ch15" chart:values-cell-range-address="usa2mex_agg_component.B6:usa2mex_agg_component.P6" chart:label-cell-address="usa2mex_agg_component.A6:usa2mex_agg_component.A6" chart:class="chart:area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usa2mex_agg_component.A2:usa2mex_agg_component.A2</svg:desc>
                </draw:g>
              </table:table-cell>
              <table:table-cell office:value-type="float" office:value="25456.0615226219">
                <text:p>25456.0615226219</text:p>
                <draw:g>
                  <svg:desc>usa2mex_agg_component.B2:usa2mex_agg_component.P2</svg:desc>
                </draw:g>
              </table:table-cell>
              <table:table-cell office:value-type="float" office:value="23755.8782958388">
                <text:p>23755.8782958388</text:p>
              </table:table-cell>
              <table:table-cell office:value-type="float" office:value="21338.0387530327">
                <text:p>21338.0387530327</text:p>
              </table:table-cell>
              <table:table-cell office:value-type="float" office:value="20221.6229966632">
                <text:p>20221.6229966632</text:p>
              </table:table-cell>
              <table:table-cell office:value-type="float" office:value="21769.7284174301">
                <text:p>21769.7284174301</text:p>
              </table:table-cell>
              <table:table-cell office:value-type="float" office:value="26067.7854190024">
                <text:p>26067.7854190024</text:p>
              </table:table-cell>
              <table:table-cell office:value-type="float" office:value="27452.2875794841">
                <text:p>27452.2875794841</text:p>
              </table:table-cell>
              <table:table-cell office:value-type="float" office:value="28177.0101006255">
                <text:p>28177.0101006255</text:p>
              </table:table-cell>
              <table:table-cell office:value-type="float" office:value="29705.4976420131">
                <text:p>29705.4976420131</text:p>
              </table:table-cell>
              <table:table-cell office:value-type="float" office:value="25667.7283016888">
                <text:p>25667.7283016888</text:p>
              </table:table-cell>
              <table:table-cell office:value-type="float" office:value="27537.8622358452">
                <text:p>27537.8622358452</text:p>
              </table:table-cell>
              <table:table-cell office:value-type="float" office:value="31163.0647570146">
                <text:p>31163.0647570146</text:p>
              </table:table-cell>
              <table:table-cell office:value-type="float" office:value="33906.5114961277">
                <text:p>33906.5114961277</text:p>
              </table:table-cell>
              <table:table-cell office:value-type="float" office:value="35578.3664524604">
                <text:p>35578.3664524604</text:p>
              </table:table-cell>
              <table:table-cell office:value-type="float" office:value="35112.5062262197">
                <text:p>35112.5062262197</text:p>
              </table:table-cell>
            </table:table-row>
            <table:table-row>
              <table:table-cell office:value-type="string">
                <text:p>DVA_INT</text:p>
                <draw:g>
                  <svg:desc>usa2mex_agg_component.A3:usa2mex_agg_component.A3</svg:desc>
                </draw:g>
              </table:table-cell>
              <table:table-cell office:value-type="float" office:value="34080.0399197882">
                <text:p>34080.0399197882</text:p>
                <draw:g>
                  <svg:desc>usa2mex_agg_component.B3:usa2mex_agg_component.P3</svg:desc>
                </draw:g>
              </table:table-cell>
              <table:table-cell office:value-type="float" office:value="31766.5953393671">
                <text:p>31766.5953393671</text:p>
              </table:table-cell>
              <table:table-cell office:value-type="float" office:value="30021.0653708026">
                <text:p>30021.0653708026</text:p>
              </table:table-cell>
              <table:table-cell office:value-type="float" office:value="29808.3943296809">
                <text:p>29808.3943296809</text:p>
              </table:table-cell>
              <table:table-cell office:value-type="float" office:value="32942.0608244244">
                <text:p>32942.0608244244</text:p>
              </table:table-cell>
              <table:table-cell office:value-type="float" office:value="35639.3671248435">
                <text:p>35639.3671248435</text:p>
              </table:table-cell>
              <table:table-cell office:value-type="float" office:value="39348.7431513146">
                <text:p>39348.7431513146</text:p>
              </table:table-cell>
              <table:table-cell office:value-type="float" office:value="43264.1622910029">
                <text:p>43264.1622910029</text:p>
              </table:table-cell>
              <table:table-cell office:value-type="float" office:value="46487.9639783999">
                <text:p>46487.9639783999</text:p>
              </table:table-cell>
              <table:table-cell office:value-type="float" office:value="36774.776008252">
                <text:p>36774.776008252</text:p>
              </table:table-cell>
              <table:table-cell office:value-type="float" office:value="45620.5588580543">
                <text:p>45620.5588580543</text:p>
              </table:table-cell>
              <table:table-cell office:value-type="float" office:value="54998.2781111496">
                <text:p>54998.2781111496</text:p>
              </table:table-cell>
              <table:table-cell office:value-type="float" office:value="55365.4654417467">
                <text:p>55365.4654417467</text:p>
              </table:table-cell>
              <table:table-cell office:value-type="float" office:value="57783.9218192343">
                <text:p>57783.9218192343</text:p>
              </table:table-cell>
              <table:table-cell office:value-type="float" office:value="59674.5076784588">
                <text:p>59674.5076784588</text:p>
              </table:table-cell>
            </table:table-row>
            <table:table-row>
              <table:table-cell office:value-type="string">
                <text:p>DVA_INTrexI1</text:p>
                <draw:g>
                  <svg:desc>usa2mex_agg_component.A4:usa2mex_agg_component.A4</svg:desc>
                </draw:g>
              </table:table-cell>
              <table:table-cell office:value-type="float" office:value="1836.67132422345">
                <text:p>1836.67132422345</text:p>
                <draw:g>
                  <svg:desc>usa2mex_agg_component.B4:usa2mex_agg_component.P4</svg:desc>
                </draw:g>
              </table:table-cell>
              <table:table-cell office:value-type="float" office:value="1687.23591740218">
                <text:p>1687.23591740218</text:p>
              </table:table-cell>
              <table:table-cell office:value-type="float" office:value="1695.06728457125">
                <text:p>1695.06728457125</text:p>
              </table:table-cell>
              <table:table-cell office:value-type="float" office:value="1707.35872056173">
                <text:p>1707.35872056173</text:p>
              </table:table-cell>
              <table:table-cell office:value-type="float" office:value="2013.0241392144">
                <text:p>2013.0241392144</text:p>
              </table:table-cell>
              <table:table-cell office:value-type="float" office:value="2346.500076842">
                <text:p>2346.500076842</text:p>
              </table:table-cell>
              <table:table-cell office:value-type="float" office:value="2394.56671268474">
                <text:p>2394.56671268474</text:p>
              </table:table-cell>
              <table:table-cell office:value-type="float" office:value="2919.98034285224">
                <text:p>2919.98034285224</text:p>
              </table:table-cell>
              <table:table-cell office:value-type="float" office:value="3459.4484749545">
                <text:p>3459.4484749545</text:p>
              </table:table-cell>
              <table:table-cell office:value-type="float" office:value="3077.91480821887">
                <text:p>3077.91480821887</text:p>
              </table:table-cell>
              <table:table-cell office:value-type="float" office:value="3918.76294092616">
                <text:p>3918.76294092616</text:p>
              </table:table-cell>
              <table:table-cell office:value-type="float" office:value="4584.42178743836">
                <text:p>4584.42178743836</text:p>
              </table:table-cell>
              <table:table-cell office:value-type="float" office:value="4965.826034413">
                <text:p>4965.826034413</text:p>
              </table:table-cell>
              <table:table-cell office:value-type="float" office:value="5384.98253526633">
                <text:p>5384.98253526633</text:p>
              </table:table-cell>
              <table:table-cell office:value-type="float" office:value="5575.93808170815">
                <text:p>5575.93808170815</text:p>
              </table:table-cell>
            </table:table-row>
            <table:table-row>
              <table:table-cell office:value-type="string">
                <text:p>DVA_INTrexF</text:p>
                <draw:g>
                  <svg:desc>usa2mex_agg_component.A5:usa2mex_agg_component.A5</svg:desc>
                </draw:g>
              </table:table-cell>
              <table:table-cell office:value-type="float" office:value="2642.58911667511">
                <text:p>2642.58911667511</text:p>
                <draw:g>
                  <svg:desc>usa2mex_agg_component.B5:usa2mex_agg_component.P5</svg:desc>
                </draw:g>
              </table:table-cell>
              <table:table-cell office:value-type="float" office:value="2687.93736934805">
                <text:p>2687.93736934805</text:p>
              </table:table-cell>
              <table:table-cell office:value-type="float" office:value="2404.77821186819">
                <text:p>2404.77821186819</text:p>
              </table:table-cell>
              <table:table-cell office:value-type="float" office:value="2392.98964234842">
                <text:p>2392.98964234842</text:p>
              </table:table-cell>
              <table:table-cell office:value-type="float" office:value="2756.0938389867">
                <text:p>2756.0938389867</text:p>
              </table:table-cell>
              <table:table-cell office:value-type="float" office:value="3487.1775685444">
                <text:p>3487.1775685444</text:p>
              </table:table-cell>
              <table:table-cell office:value-type="float" office:value="4207.93283958609">
                <text:p>4207.93283958609</text:p>
              </table:table-cell>
              <table:table-cell office:value-type="float" office:value="4757.6777090123">
                <text:p>4757.6777090123</text:p>
              </table:table-cell>
              <table:table-cell office:value-type="float" office:value="5610.53888621529">
                <text:p>5610.53888621529</text:p>
              </table:table-cell>
              <table:table-cell office:value-type="float" office:value="5165.45703586653">
                <text:p>5165.45703586653</text:p>
              </table:table-cell>
              <table:table-cell office:value-type="float" office:value="6095.66456202922">
                <text:p>6095.66456202922</text:p>
              </table:table-cell>
              <table:table-cell office:value-type="float" office:value="6442.89451437835">
                <text:p>6442.89451437835</text:p>
              </table:table-cell>
              <table:table-cell office:value-type="float" office:value="6829.17651953043">
                <text:p>6829.17651953043</text:p>
              </table:table-cell>
              <table:table-cell office:value-type="float" office:value="6416.82652484914">
                <text:p>6416.82652484914</text:p>
              </table:table-cell>
              <table:table-cell office:value-type="float" office:value="6750.93825599874">
                <text:p>6750.93825599874</text:p>
              </table:table-cell>
            </table:table-row>
            <table:table-row>
              <table:table-cell office:value-type="string">
                <text:p>DVA_INTrexI2</text:p>
                <draw:g>
                  <svg:desc>usa2mex_agg_component.A6:usa2mex_agg_component.A6</svg:desc>
                </draw:g>
              </table:table-cell>
              <table:table-cell office:value-type="float" office:value="496.079145090449">
                <text:p>496.079145090449</text:p>
                <draw:g>
                  <svg:desc>usa2mex_agg_component.B6:usa2mex_agg_component.P6</svg:desc>
                </draw:g>
              </table:table-cell>
              <table:table-cell office:value-type="float" office:value="459.841029627079">
                <text:p>459.841029627079</text:p>
              </table:table-cell>
              <table:table-cell office:value-type="float" office:value="422.181419878396">
                <text:p>422.181419878396</text:p>
              </table:table-cell>
              <table:table-cell office:value-type="float" office:value="460.743978324106">
                <text:p>460.743978324106</text:p>
              </table:table-cell>
              <table:table-cell office:value-type="float" office:value="539.304989520187">
                <text:p>539.304989520187</text:p>
              </table:table-cell>
              <table:table-cell office:value-type="float" office:value="608.268532489039">
                <text:p>608.268532489039</text:p>
              </table:table-cell>
              <table:table-cell office:value-type="float" office:value="643.377243550477">
                <text:p>643.377243550477</text:p>
              </table:table-cell>
              <table:table-cell office:value-type="float" office:value="710.403447666387">
                <text:p>710.403447666387</text:p>
              </table:table-cell>
              <table:table-cell office:value-type="float" office:value="837.796077154286">
                <text:p>837.796077154286</text:p>
              </table:table-cell>
              <table:table-cell office:value-type="float" office:value="686.472108905634">
                <text:p>686.472108905634</text:p>
              </table:table-cell>
              <table:table-cell office:value-type="float" office:value="858.199478363553">
                <text:p>858.199478363553</text:p>
              </table:table-cell>
              <table:table-cell office:value-type="float" office:value="1015.00485715776">
                <text:p>1015.00485715776</text:p>
              </table:table-cell>
              <table:table-cell office:value-type="float" office:value="1073.32435152872">
                <text:p>1073.32435152872</text:p>
              </table:table-cell>
              <table:table-cell office:value-type="float" office:value="1128.45518062925">
                <text:p>1128.45518062925</text:p>
              </table:table-cell>
              <table:table-cell office:value-type="float" office:value="1148.72593654023">
                <text:p>1148.72593654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5cm" svg:y="0.315cm" chart:style-name="ch2">
          <text:p>RDV in Bilateral Exports Decomposition</text:p>
        </chart:title>
        <chart:subtitle svg:x="3.438cm" svg:y="1.269cm" chart:style-name="ch3">
          <text:p>United States to Mexico, 2000-2014 (millions of $)</text:p>
        </chart:subtitle>
        <chart:legend chart:legend-position="end" svg:x="13.014cm" svg:y="3.787cm" style:legend-expansion="high" chart:style-name="ch4"/>
        <chart:plot-area chart:style-name="ch5" table:cell-range-address="usa2mex_agg_component.B1:usa2mex_agg_component.P1 usa2mex_agg_component.A7:usa2mex_agg_component.P9" chart:data-source-has-labels="both" svg:x="1.302cm" svg:y="2.084cm" svg:width="11.392cm" svg:height="5.784cm">
          <chartooo:coordinate-region svg:x="2.482cm" svg:y="2.255cm" svg:width="9.993cm" svg:height="5.022cm"/>
          <chart:axis chart:dimension="x" chart:name="primary-x" chart:style-name="ch6" chartooo:axis-type="auto">
            <chartooo:date-scale/>
            <chart:title svg:x="6.6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mex_agg_component.B7:usa2mex_agg_component.P7" chart:label-cell-address="usa2mex_agg_component.A7:usa2mex_agg_component.A7" chart:class="chart:line">
            <chart:data-point chart:repeated="15"/>
          </chart:series>
          <chart:series chart:style-name="ch12" chart:values-cell-range-address="usa2mex_agg_component.B8:usa2mex_agg_component.P8" chart:label-cell-address="usa2mex_agg_component.A8:usa2mex_agg_component.A8" chart:class="chart:line">
            <chart:data-point chart:repeated="15"/>
          </chart:series>
          <chart:series chart:style-name="ch13" chart:values-cell-range-address="usa2mex_agg_component.B9:usa2mex_agg_component.P9" chart:label-cell-address="usa2mex_agg_component.A9:usa2mex_agg_component.A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usa2mex_agg_component.A7:usa2mex_agg_component.A7</svg:desc>
                </draw:g>
              </table:table-cell>
              <table:table-cell office:value-type="float" office:value="6675.23240821359">
                <text:p>6675.23240821359</text:p>
                <draw:g>
                  <svg:desc>usa2mex_agg_component.B7:usa2mex_agg_component.P7</svg:desc>
                </draw:g>
              </table:table-cell>
              <table:table-cell office:value-type="float" office:value="5556.75087602885">
                <text:p>5556.75087602885</text:p>
              </table:table-cell>
              <table:table-cell office:value-type="float" office:value="5560.73292678877">
                <text:p>5560.73292678877</text:p>
              </table:table-cell>
              <table:table-cell office:value-type="float" office:value="6569.57149886829">
                <text:p>6569.57149886829</text:p>
              </table:table-cell>
              <table:table-cell office:value-type="float" office:value="7776.6548792058">
                <text:p>7776.6548792058</text:p>
              </table:table-cell>
              <table:table-cell office:value-type="float" office:value="8196.54605638295">
                <text:p>8196.54605638295</text:p>
              </table:table-cell>
              <table:table-cell office:value-type="float" office:value="8628.94960322531">
                <text:p>8628.94960322531</text:p>
              </table:table-cell>
              <table:table-cell office:value-type="float" office:value="8650.56370523902">
                <text:p>8650.56370523902</text:p>
              </table:table-cell>
              <table:table-cell office:value-type="float" office:value="8118.34888001687">
                <text:p>8118.34888001687</text:p>
              </table:table-cell>
              <table:table-cell office:value-type="float" office:value="7067.91619696177">
                <text:p>7067.91619696177</text:p>
              </table:table-cell>
              <table:table-cell office:value-type="float" office:value="8971.54149869112">
                <text:p>8971.54149869112</text:p>
              </table:table-cell>
              <table:table-cell office:value-type="float" office:value="9763.67987618607">
                <text:p>9763.67987618607</text:p>
              </table:table-cell>
              <table:table-cell office:value-type="float" office:value="11013.8818185512">
                <text:p>11013.8818185512</text:p>
              </table:table-cell>
              <table:table-cell office:value-type="float" office:value="12799.7810277591">
                <text:p>12799.7810277591</text:p>
              </table:table-cell>
              <table:table-cell office:value-type="float" office:value="13862.4642813611">
                <text:p>13862.4642813611</text:p>
              </table:table-cell>
            </table:table-row>
            <table:table-row>
              <table:table-cell office:value-type="string">
                <text:p>RDV_FIN</text:p>
                <draw:g>
                  <svg:desc>usa2mex_agg_component.A8:usa2mex_agg_component.A8</svg:desc>
                </draw:g>
              </table:table-cell>
              <table:table-cell office:value-type="float" office:value="18956.3269167524">
                <text:p>18956.3269167524</text:p>
                <draw:g>
                  <svg:desc>usa2mex_agg_component.B8:usa2mex_agg_component.P8</svg:desc>
                </draw:g>
              </table:table-cell>
              <table:table-cell office:value-type="float" office:value="17032.0251274127">
                <text:p>17032.0251274127</text:p>
              </table:table-cell>
              <table:table-cell office:value-type="float" office:value="15408.5905204594">
                <text:p>15408.5905204594</text:p>
              </table:table-cell>
              <table:table-cell office:value-type="float" office:value="16721.62268507">
                <text:p>16721.62268507</text:p>
              </table:table-cell>
              <table:table-cell office:value-type="float" office:value="18204.77729169">
                <text:p>18204.77729169</text:p>
              </table:table-cell>
              <table:table-cell office:value-type="float" office:value="17200.8855769256">
                <text:p>17200.8855769256</text:p>
              </table:table-cell>
              <table:table-cell office:value-type="float" office:value="18881.4585955468">
                <text:p>18881.4585955468</text:p>
              </table:table-cell>
              <table:table-cell office:value-type="float" office:value="19199.9450985888">
                <text:p>19199.9450985888</text:p>
              </table:table-cell>
              <table:table-cell office:value-type="float" office:value="18311.8390145048">
                <text:p>18311.8390145048</text:p>
              </table:table-cell>
              <table:table-cell office:value-type="float" office:value="17394.0534521753">
                <text:p>17394.0534521753</text:p>
              </table:table-cell>
              <table:table-cell office:value-type="float" office:value="19681.3237077966">
                <text:p>19681.3237077966</text:p>
              </table:table-cell>
              <table:table-cell office:value-type="float" office:value="19304.062841683">
                <text:p>19304.062841683</text:p>
              </table:table-cell>
              <table:table-cell office:value-type="float" office:value="21251.8227481472">
                <text:p>21251.8227481472</text:p>
              </table:table-cell>
              <table:table-cell office:value-type="float" office:value="20454.1659321905">
                <text:p>20454.1659321905</text:p>
              </table:table-cell>
              <table:table-cell office:value-type="float" office:value="21346.9061022736">
                <text:p>21346.9061022736</text:p>
              </table:table-cell>
            </table:table-row>
            <table:table-row>
              <table:table-cell office:value-type="string">
                <text:p>RDV_FIN2</text:p>
                <draw:g>
                  <svg:desc>usa2mex_agg_component.A9:usa2mex_agg_component.A9</svg:desc>
                </draw:g>
              </table:table-cell>
              <table:table-cell office:value-type="float" office:value="343.750904821996">
                <text:p>343.750904821996</text:p>
                <draw:g>
                  <svg:desc>usa2mex_agg_component.B9:usa2mex_agg_component.P9</svg:desc>
                </draw:g>
              </table:table-cell>
              <table:table-cell office:value-type="float" office:value="280.714142301058">
                <text:p>280.714142301058</text:p>
              </table:table-cell>
              <table:table-cell office:value-type="float" office:value="298.698804419137">
                <text:p>298.698804419137</text:p>
              </table:table-cell>
              <table:table-cell office:value-type="float" office:value="298.623307368311">
                <text:p>298.623307368311</text:p>
              </table:table-cell>
              <table:table-cell office:value-type="float" office:value="371.288142830343">
                <text:p>371.288142830343</text:p>
              </table:table-cell>
              <table:table-cell office:value-type="float" office:value="412.306526914497">
                <text:p>412.306526914497</text:p>
              </table:table-cell>
              <table:table-cell office:value-type="float" office:value="382.150925409867">
                <text:p>382.150925409867</text:p>
              </table:table-cell>
              <table:table-cell office:value-type="float" office:value="427.751920834371">
                <text:p>427.751920834371</text:p>
              </table:table-cell>
              <table:table-cell office:value-type="float" office:value="377.5613498828">
                <text:p>377.5613498828</text:p>
              </table:table-cell>
              <table:table-cell office:value-type="float" office:value="254.656812760193">
                <text:p>254.656812760193</text:p>
              </table:table-cell>
              <table:table-cell office:value-type="float" office:value="380.880407119543">
                <text:p>380.880407119543</text:p>
              </table:table-cell>
              <table:table-cell office:value-type="float" office:value="422.661425737601">
                <text:p>422.661425737601</text:p>
              </table:table-cell>
              <table:table-cell office:value-type="float" office:value="480.08289129685">
                <text:p>480.08289129685</text:p>
              </table:table-cell>
              <table:table-cell office:value-type="float" office:value="440.500109975297">
                <text:p>440.500109975297</text:p>
              </table:table-cell>
              <table:table-cell office:value-type="float" office:value="440.002614371808">
                <text:p>440.002614371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05cm" svg:y="0.315cm" chart:style-name="ch2">
          <text:p>RDV in Bilateral Exports Decomposition</text:p>
        </chart:title>
        <chart:subtitle svg:x="3.779cm" svg:y="1.269cm" chart:style-name="ch3">
          <text:p>United States to Mexico, 2000-2014 (% share)</text:p>
        </chart:subtitle>
        <chart:legend chart:legend-position="end" svg:x="13.603cm" svg:y="3.787cm" style:legend-expansion="high" chart:style-name="ch4"/>
        <chart:plot-area chart:style-name="ch5" table:cell-range-address="usa2mex_agg_component.B1:usa2mex_agg_component.P1 usa2mex_agg_component.A7:usa2mex_agg_component.P9" chart:data-source-has-labels="both" svg:x="1.302cm" svg:y="2.084cm" svg:width="11.981cm" svg:height="5.784cm">
          <chartooo:coordinate-region svg:x="2.699cm" svg:y="2.255cm" svg:width="10.179cm" svg:height="5.022cm"/>
          <chart:axis chart:dimension="x" chart:name="primary-x" chart:style-name="ch6" chartooo:axis-type="auto">
            <chartooo:date-scale/>
            <chart:title svg:x="6.894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mex_agg_component.B7:usa2mex_agg_component.P7" chart:label-cell-address="usa2mex_agg_component.A7:usa2mex_agg_component.A7" chart:class="chart:area">
            <chart:data-point chart:repeated="15"/>
          </chart:series>
          <chart:series chart:style-name="ch12" chart:values-cell-range-address="usa2mex_agg_component.B8:usa2mex_agg_component.P8" chart:label-cell-address="usa2mex_agg_component.A8:usa2mex_agg_component.A8" chart:class="chart:area">
            <chart:data-point chart:repeated="15"/>
          </chart:series>
          <chart:series chart:style-name="ch13" chart:values-cell-range-address="usa2mex_agg_component.B9:usa2mex_agg_component.P9" chart:label-cell-address="usa2mex_agg_component.A9:usa2mex_agg_component.A9" chart:class="chart:area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usa2mex_agg_component.A7:usa2mex_agg_component.A7</svg:desc>
                </draw:g>
              </table:table-cell>
              <table:table-cell office:value-type="float" office:value="6675.23240821359">
                <text:p>6675.23240821359</text:p>
                <draw:g>
                  <svg:desc>usa2mex_agg_component.B7:usa2mex_agg_component.P7</svg:desc>
                </draw:g>
              </table:table-cell>
              <table:table-cell office:value-type="float" office:value="5556.75087602885">
                <text:p>5556.75087602885</text:p>
              </table:table-cell>
              <table:table-cell office:value-type="float" office:value="5560.73292678877">
                <text:p>5560.73292678877</text:p>
              </table:table-cell>
              <table:table-cell office:value-type="float" office:value="6569.57149886829">
                <text:p>6569.57149886829</text:p>
              </table:table-cell>
              <table:table-cell office:value-type="float" office:value="7776.6548792058">
                <text:p>7776.6548792058</text:p>
              </table:table-cell>
              <table:table-cell office:value-type="float" office:value="8196.54605638295">
                <text:p>8196.54605638295</text:p>
              </table:table-cell>
              <table:table-cell office:value-type="float" office:value="8628.94960322531">
                <text:p>8628.94960322531</text:p>
              </table:table-cell>
              <table:table-cell office:value-type="float" office:value="8650.56370523902">
                <text:p>8650.56370523902</text:p>
              </table:table-cell>
              <table:table-cell office:value-type="float" office:value="8118.34888001687">
                <text:p>8118.34888001687</text:p>
              </table:table-cell>
              <table:table-cell office:value-type="float" office:value="7067.91619696177">
                <text:p>7067.91619696177</text:p>
              </table:table-cell>
              <table:table-cell office:value-type="float" office:value="8971.54149869112">
                <text:p>8971.54149869112</text:p>
              </table:table-cell>
              <table:table-cell office:value-type="float" office:value="9763.67987618607">
                <text:p>9763.67987618607</text:p>
              </table:table-cell>
              <table:table-cell office:value-type="float" office:value="11013.8818185512">
                <text:p>11013.8818185512</text:p>
              </table:table-cell>
              <table:table-cell office:value-type="float" office:value="12799.7810277591">
                <text:p>12799.7810277591</text:p>
              </table:table-cell>
              <table:table-cell office:value-type="float" office:value="13862.4642813611">
                <text:p>13862.4642813611</text:p>
              </table:table-cell>
            </table:table-row>
            <table:table-row>
              <table:table-cell office:value-type="string">
                <text:p>RDV_FIN</text:p>
                <draw:g>
                  <svg:desc>usa2mex_agg_component.A8:usa2mex_agg_component.A8</svg:desc>
                </draw:g>
              </table:table-cell>
              <table:table-cell office:value-type="float" office:value="18956.3269167524">
                <text:p>18956.3269167524</text:p>
                <draw:g>
                  <svg:desc>usa2mex_agg_component.B8:usa2mex_agg_component.P8</svg:desc>
                </draw:g>
              </table:table-cell>
              <table:table-cell office:value-type="float" office:value="17032.0251274127">
                <text:p>17032.0251274127</text:p>
              </table:table-cell>
              <table:table-cell office:value-type="float" office:value="15408.5905204594">
                <text:p>15408.5905204594</text:p>
              </table:table-cell>
              <table:table-cell office:value-type="float" office:value="16721.62268507">
                <text:p>16721.62268507</text:p>
              </table:table-cell>
              <table:table-cell office:value-type="float" office:value="18204.77729169">
                <text:p>18204.77729169</text:p>
              </table:table-cell>
              <table:table-cell office:value-type="float" office:value="17200.8855769256">
                <text:p>17200.8855769256</text:p>
              </table:table-cell>
              <table:table-cell office:value-type="float" office:value="18881.4585955468">
                <text:p>18881.4585955468</text:p>
              </table:table-cell>
              <table:table-cell office:value-type="float" office:value="19199.9450985888">
                <text:p>19199.9450985888</text:p>
              </table:table-cell>
              <table:table-cell office:value-type="float" office:value="18311.8390145048">
                <text:p>18311.8390145048</text:p>
              </table:table-cell>
              <table:table-cell office:value-type="float" office:value="17394.0534521753">
                <text:p>17394.0534521753</text:p>
              </table:table-cell>
              <table:table-cell office:value-type="float" office:value="19681.3237077966">
                <text:p>19681.3237077966</text:p>
              </table:table-cell>
              <table:table-cell office:value-type="float" office:value="19304.062841683">
                <text:p>19304.062841683</text:p>
              </table:table-cell>
              <table:table-cell office:value-type="float" office:value="21251.8227481472">
                <text:p>21251.8227481472</text:p>
              </table:table-cell>
              <table:table-cell office:value-type="float" office:value="20454.1659321905">
                <text:p>20454.1659321905</text:p>
              </table:table-cell>
              <table:table-cell office:value-type="float" office:value="21346.9061022736">
                <text:p>21346.9061022736</text:p>
              </table:table-cell>
            </table:table-row>
            <table:table-row>
              <table:table-cell office:value-type="string">
                <text:p>RDV_FIN2</text:p>
                <draw:g>
                  <svg:desc>usa2mex_agg_component.A9:usa2mex_agg_component.A9</svg:desc>
                </draw:g>
              </table:table-cell>
              <table:table-cell office:value-type="float" office:value="343.750904821996">
                <text:p>343.750904821996</text:p>
                <draw:g>
                  <svg:desc>usa2mex_agg_component.B9:usa2mex_agg_component.P9</svg:desc>
                </draw:g>
              </table:table-cell>
              <table:table-cell office:value-type="float" office:value="280.714142301058">
                <text:p>280.714142301058</text:p>
              </table:table-cell>
              <table:table-cell office:value-type="float" office:value="298.698804419137">
                <text:p>298.698804419137</text:p>
              </table:table-cell>
              <table:table-cell office:value-type="float" office:value="298.623307368311">
                <text:p>298.623307368311</text:p>
              </table:table-cell>
              <table:table-cell office:value-type="float" office:value="371.288142830343">
                <text:p>371.288142830343</text:p>
              </table:table-cell>
              <table:table-cell office:value-type="float" office:value="412.306526914497">
                <text:p>412.306526914497</text:p>
              </table:table-cell>
              <table:table-cell office:value-type="float" office:value="382.150925409867">
                <text:p>382.150925409867</text:p>
              </table:table-cell>
              <table:table-cell office:value-type="float" office:value="427.751920834371">
                <text:p>427.751920834371</text:p>
              </table:table-cell>
              <table:table-cell office:value-type="float" office:value="377.5613498828">
                <text:p>377.5613498828</text:p>
              </table:table-cell>
              <table:table-cell office:value-type="float" office:value="254.656812760193">
                <text:p>254.656812760193</text:p>
              </table:table-cell>
              <table:table-cell office:value-type="float" office:value="380.880407119543">
                <text:p>380.880407119543</text:p>
              </table:table-cell>
              <table:table-cell office:value-type="float" office:value="422.661425737601">
                <text:p>422.661425737601</text:p>
              </table:table-cell>
              <table:table-cell office:value-type="float" office:value="480.08289129685">
                <text:p>480.08289129685</text:p>
              </table:table-cell>
              <table:table-cell office:value-type="float" office:value="440.500109975297">
                <text:p>440.500109975297</text:p>
              </table:table-cell>
              <table:table-cell office:value-type="float" office:value="440.002614371808">
                <text:p>440.0026143718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52cm" svg:y="0.315cm" chart:style-name="ch2">
          <text:p>FVA in Bilateral Exports Decomposition</text:p>
        </chart:title>
        <chart:subtitle svg:x="3.438cm" svg:y="1.269cm" chart:style-name="ch3">
          <text:p>United States to Mexico, 2000-2014 (millions of $)</text:p>
        </chart:subtitle>
        <chart:legend chart:legend-position="end" svg:x="13.2cm" svg:y="3.566cm" style:legend-expansion="high" chart:style-name="ch4"/>
        <chart:plot-area chart:style-name="ch5" table:cell-range-address="usa2mex_agg_component.B1:usa2mex_agg_component.P1 usa2mex_agg_component.A10:usa2mex_agg_component.P13" chart:data-source-has-labels="both" svg:x="1.302cm" svg:y="2.084cm" svg:width="11.578cm" svg:height="5.784cm">
          <chartooo:coordinate-region svg:x="2.296cm" svg:y="2.255cm" svg:width="10.179cm" svg:height="5.022cm"/>
          <chart:axis chart:dimension="x" chart:name="primary-x" chart:style-name="ch6" chartooo:axis-type="auto">
            <chartooo:date-scale/>
            <chart:title svg:x="6.693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mex_agg_component.B10:usa2mex_agg_component.P10" chart:label-cell-address="usa2mex_agg_component.A10:usa2mex_agg_component.A10" chart:class="chart:line">
            <chart:data-point chart:repeated="15"/>
          </chart:series>
          <chart:series chart:style-name="ch12" chart:values-cell-range-address="usa2mex_agg_component.B11:usa2mex_agg_component.P11" chart:label-cell-address="usa2mex_agg_component.A11:usa2mex_agg_component.A11" chart:class="chart:line">
            <chart:data-point chart:repeated="15"/>
          </chart:series>
          <chart:series chart:style-name="ch13" chart:values-cell-range-address="usa2mex_agg_component.B12:usa2mex_agg_component.P12" chart:label-cell-address="usa2mex_agg_component.A12:usa2mex_agg_component.A12" chart:class="chart:line">
            <chart:data-point chart:repeated="15"/>
          </chart:series>
          <chart:series chart:style-name="ch14" chart:values-cell-range-address="usa2mex_agg_component.B13:usa2mex_agg_component.P13" chart:label-cell-address="usa2mex_agg_component.A13:usa2mex_agg_component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usa2mex_agg_component.A10:usa2mex_agg_component.A10</svg:desc>
                </draw:g>
              </table:table-cell>
              <table:table-cell office:value-type="float" office:value="3231.77848300898">
                <text:p>3231.77848300898</text:p>
                <draw:g>
                  <svg:desc>usa2mex_agg_component.B10:usa2mex_agg_component.P10</svg:desc>
                </draw:g>
              </table:table-cell>
              <table:table-cell office:value-type="float" office:value="2708.7812263961">
                <text:p>2708.7812263961</text:p>
              </table:table-cell>
              <table:table-cell office:value-type="float" office:value="2375.5967506273">
                <text:p>2375.5967506273</text:p>
              </table:table-cell>
              <table:table-cell office:value-type="float" office:value="2300.50363379586">
                <text:p>2300.50363379586</text:p>
              </table:table-cell>
              <table:table-cell office:value-type="float" office:value="2804.81977056408">
                <text:p>2804.81977056408</text:p>
              </table:table-cell>
              <table:table-cell office:value-type="float" office:value="3779.66214927927">
                <text:p>3779.66214927927</text:p>
              </table:table-cell>
              <table:table-cell office:value-type="float" office:value="4352.45524956355">
                <text:p>4352.45524956355</text:p>
              </table:table-cell>
              <table:table-cell office:value-type="float" office:value="4548.13351054938">
                <text:p>4548.13351054938</text:p>
              </table:table-cell>
              <table:table-cell office:value-type="float" office:value="5372.49385143904">
                <text:p>5372.49385143904</text:p>
              </table:table-cell>
              <table:table-cell office:value-type="float" office:value="3344.0634857861">
                <text:p>3344.0634857861</text:p>
              </table:table-cell>
              <table:table-cell office:value-type="float" office:value="4244.36457757034">
                <text:p>4244.36457757034</text:p>
              </table:table-cell>
              <table:table-cell office:value-type="float" office:value="5639.40998155372">
                <text:p>5639.40998155372</text:p>
              </table:table-cell>
              <table:table-cell office:value-type="float" office:value="6210.03987628666">
                <text:p>6210.03987628666</text:p>
              </table:table-cell>
              <table:table-cell office:value-type="float" office:value="6265.44993710252">
                <text:p>6265.44993710252</text:p>
              </table:table-cell>
              <table:table-cell office:value-type="float" office:value="6100.90315839534">
                <text:p>6100.90315839534</text:p>
              </table:table-cell>
            </table:table-row>
            <table:table-row>
              <table:table-cell office:value-type="string">
                <text:p>MVA_FIN</text:p>
                <draw:g>
                  <svg:desc>usa2mex_agg_component.A11:usa2mex_agg_component.A11</svg:desc>
                </draw:g>
              </table:table-cell>
              <table:table-cell office:value-type="float" office:value="252.705111547374">
                <text:p>252.705111547374</text:p>
                <draw:g>
                  <svg:desc>usa2mex_agg_component.B11:usa2mex_agg_component.P11</svg:desc>
                </draw:g>
              </table:table-cell>
              <table:table-cell office:value-type="float" office:value="219.44671855536">
                <text:p>219.44671855536</text:p>
              </table:table-cell>
              <table:table-cell office:value-type="float" office:value="210.123826225787">
                <text:p>210.123826225787</text:p>
              </table:table-cell>
              <table:table-cell office:value-type="float" office:value="192.512159780127">
                <text:p>192.512159780127</text:p>
              </table:table-cell>
              <table:table-cell office:value-type="float" office:value="240.895803010268">
                <text:p>240.895803010268</text:p>
              </table:table-cell>
              <table:table-cell office:value-type="float" office:value="333.603824764875">
                <text:p>333.603824764875</text:p>
              </table:table-cell>
              <table:table-cell office:value-type="float" office:value="407.022109486574">
                <text:p>407.022109486574</text:p>
              </table:table-cell>
              <table:table-cell office:value-type="float" office:value="437.140316898273">
                <text:p>437.140316898273</text:p>
              </table:table-cell>
              <table:table-cell office:value-type="float" office:value="497.540346693681">
                <text:p>497.540346693681</text:p>
              </table:table-cell>
              <table:table-cell office:value-type="float" office:value="333.070655739405">
                <text:p>333.070655739405</text:p>
              </table:table-cell>
              <table:table-cell office:value-type="float" office:value="458.074989085821">
                <text:p>458.074989085821</text:p>
              </table:table-cell>
              <table:table-cell office:value-type="float" office:value="648.712407938354">
                <text:p>648.712407938354</text:p>
              </table:table-cell>
              <table:table-cell office:value-type="float" office:value="690.200723304868">
                <text:p>690.200723304868</text:p>
              </table:table-cell>
              <table:table-cell office:value-type="float" office:value="650.529987499427">
                <text:p>650.529987499427</text:p>
              </table:table-cell>
              <table:table-cell office:value-type="float" office:value="600.579845516431">
                <text:p>600.579845516431</text:p>
              </table:table-cell>
            </table:table-row>
            <table:table-row>
              <table:table-cell office:value-type="string">
                <text:p>OVA_INT</text:p>
                <draw:g>
                  <svg:desc>usa2mex_agg_component.A12:usa2mex_agg_component.A12</svg:desc>
                </draw:g>
              </table:table-cell>
              <table:table-cell office:value-type="float" office:value="4564.77718573524">
                <text:p>4564.77718573524</text:p>
                <draw:g>
                  <svg:desc>usa2mex_agg_component.B12:usa2mex_agg_component.P12</svg:desc>
                </draw:g>
              </table:table-cell>
              <table:table-cell office:value-type="float" office:value="3762.70114881006">
                <text:p>3762.70114881006</text:p>
              </table:table-cell>
              <table:table-cell office:value-type="float" office:value="3602.92310800254">
                <text:p>3602.92310800254</text:p>
              </table:table-cell>
              <table:table-cell office:value-type="float" office:value="3712.81987641469">
                <text:p>3712.81987641469</text:p>
              </table:table-cell>
              <table:table-cell office:value-type="float" office:value="4696.92549659531">
                <text:p>4696.92549659531</text:p>
              </table:table-cell>
              <table:table-cell office:value-type="float" office:value="5889.6114656202">
                <text:p>5889.6114656202</text:p>
              </table:table-cell>
              <table:table-cell office:value-type="float" office:value="7074.79249412365">
                <text:p>7074.79249412365</text:p>
              </table:table-cell>
              <table:table-cell office:value-type="float" office:value="7753.0717376476">
                <text:p>7753.0717376476</text:p>
              </table:table-cell>
              <table:table-cell office:value-type="float" office:value="9759.6857598041">
                <text:p>9759.6857598041</text:p>
              </table:table-cell>
              <table:table-cell office:value-type="float" office:value="5716.63813653811">
                <text:p>5716.63813653811</text:p>
              </table:table-cell>
              <table:table-cell office:value-type="float" office:value="8366.02393227618">
                <text:p>8366.02393227618</text:p>
              </table:table-cell>
              <table:table-cell office:value-type="float" office:value="11643.6271664608">
                <text:p>11643.6271664608</text:p>
              </table:table-cell>
              <table:table-cell office:value-type="float" office:value="11860.5702495764">
                <text:p>11860.5702495764</text:p>
              </table:table-cell>
              <table:table-cell office:value-type="float" office:value="11607.2588118738">
                <text:p>11607.2588118738</text:p>
              </table:table-cell>
              <table:table-cell office:value-type="float" office:value="11745.0671320501">
                <text:p>11745.0671320501</text:p>
              </table:table-cell>
            </table:table-row>
            <table:table-row>
              <table:table-cell office:value-type="string">
                <text:p>MVA_INT</text:p>
                <draw:g>
                  <svg:desc>usa2mex_agg_component.A13:usa2mex_agg_component.A13</svg:desc>
                </draw:g>
              </table:table-cell>
              <table:table-cell office:value-type="float" office:value="336.97886303475">
                <text:p>336.97886303475</text:p>
                <draw:g>
                  <svg:desc>usa2mex_agg_component.B13:usa2mex_agg_component.P13</svg:desc>
                </draw:g>
              </table:table-cell>
              <table:table-cell office:value-type="float" office:value="286.063723178888">
                <text:p>286.063723178888</text:p>
              </table:table-cell>
              <table:table-cell office:value-type="float" office:value="308.209605271073">
                <text:p>308.209605271073</text:p>
              </table:table-cell>
              <table:table-cell office:value-type="float" office:value="304.267273470727">
                <text:p>304.267273470727</text:p>
              </table:table-cell>
              <table:table-cell office:value-type="float" office:value="393.19042997535">
                <text:p>393.19042997535</text:p>
              </table:table-cell>
              <table:table-cell office:value-type="float" office:value="489.68942225349">
                <text:p>489.68942225349</text:p>
              </table:table-cell>
              <table:table-cell office:value-type="float" office:value="616.41357759697">
                <text:p>616.41357759697</text:p>
              </table:table-cell>
              <table:table-cell office:value-type="float" office:value="658.340441189549">
                <text:p>658.340441189549</text:p>
              </table:table-cell>
              <table:table-cell office:value-type="float" office:value="810.267977336576">
                <text:p>810.267977336576</text:p>
              </table:table-cell>
              <table:table-cell office:value-type="float" office:value="541.401128636648">
                <text:p>541.401128636648</text:p>
              </table:table-cell>
              <table:table-cell office:value-type="float" office:value="868.878196983088">
                <text:p>868.878196983088</text:p>
              </table:table-cell>
              <table:table-cell office:value-type="float" office:value="1312.85210837232">
                <text:p>1312.85210837232</text:p>
              </table:table-cell>
              <table:table-cell office:value-type="float" office:value="1272.53975145734">
                <text:p>1272.53975145734</text:p>
              </table:table-cell>
              <table:table-cell office:value-type="float" office:value="1168.71793652564">
                <text:p>1168.71793652564</text:p>
              </table:table-cell>
              <table:table-cell office:value-type="float" office:value="1132.02518118236">
                <text:p>1132.02518118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52cm" svg:y="0.315cm" chart:style-name="ch2">
          <text:p>FVA in Bilateral Exports Decomposition</text:p>
        </chart:title>
        <chart:subtitle svg:x="3.779cm" svg:y="1.269cm" chart:style-name="ch3">
          <text:p>United States to Mexico, 2000-2014 (% share)</text:p>
        </chart:subtitle>
        <chart:legend chart:legend-position="end" svg:x="13.789cm" svg:y="3.566cm" style:legend-expansion="high" chart:style-name="ch4"/>
        <chart:plot-area chart:style-name="ch5" table:cell-range-address="usa2mex_agg_component.B1:usa2mex_agg_component.P1 usa2mex_agg_component.A10:usa2mex_agg_component.P13" chart:data-source-has-labels="both" svg:x="1.302cm" svg:y="2.084cm" svg:width="12.167cm" svg:height="5.784cm">
          <chartooo:coordinate-region svg:x="2.699cm" svg:y="2.255cm" svg:width="10.365cm" svg:height="5.022cm"/>
          <chart:axis chart:dimension="x" chart:name="primary-x" chart:style-name="ch6" chartooo:axis-type="auto">
            <chartooo:date-scale/>
            <chart:title svg:x="6.987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mex_agg_component.B10:usa2mex_agg_component.P10" chart:label-cell-address="usa2mex_agg_component.A10:usa2mex_agg_component.A10" chart:class="chart:area">
            <chart:data-point chart:repeated="15"/>
          </chart:series>
          <chart:series chart:style-name="ch12" chart:values-cell-range-address="usa2mex_agg_component.B11:usa2mex_agg_component.P11" chart:label-cell-address="usa2mex_agg_component.A11:usa2mex_agg_component.A11" chart:class="chart:area">
            <chart:data-point chart:repeated="15"/>
          </chart:series>
          <chart:series chart:style-name="ch13" chart:values-cell-range-address="usa2mex_agg_component.B12:usa2mex_agg_component.P12" chart:label-cell-address="usa2mex_agg_component.A12:usa2mex_agg_component.A12" chart:class="chart:area">
            <chart:data-point chart:repeated="15"/>
          </chart:series>
          <chart:series chart:style-name="ch14" chart:values-cell-range-address="usa2mex_agg_component.B13:usa2mex_agg_component.P13" chart:label-cell-address="usa2mex_agg_component.A13:usa2mex_agg_component.A13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usa2mex_agg_component.A10:usa2mex_agg_component.A10</svg:desc>
                </draw:g>
              </table:table-cell>
              <table:table-cell office:value-type="float" office:value="3231.77848300898">
                <text:p>3231.77848300898</text:p>
                <draw:g>
                  <svg:desc>usa2mex_agg_component.B10:usa2mex_agg_component.P10</svg:desc>
                </draw:g>
              </table:table-cell>
              <table:table-cell office:value-type="float" office:value="2708.7812263961">
                <text:p>2708.7812263961</text:p>
              </table:table-cell>
              <table:table-cell office:value-type="float" office:value="2375.5967506273">
                <text:p>2375.5967506273</text:p>
              </table:table-cell>
              <table:table-cell office:value-type="float" office:value="2300.50363379586">
                <text:p>2300.50363379586</text:p>
              </table:table-cell>
              <table:table-cell office:value-type="float" office:value="2804.81977056408">
                <text:p>2804.81977056408</text:p>
              </table:table-cell>
              <table:table-cell office:value-type="float" office:value="3779.66214927927">
                <text:p>3779.66214927927</text:p>
              </table:table-cell>
              <table:table-cell office:value-type="float" office:value="4352.45524956355">
                <text:p>4352.45524956355</text:p>
              </table:table-cell>
              <table:table-cell office:value-type="float" office:value="4548.13351054938">
                <text:p>4548.13351054938</text:p>
              </table:table-cell>
              <table:table-cell office:value-type="float" office:value="5372.49385143904">
                <text:p>5372.49385143904</text:p>
              </table:table-cell>
              <table:table-cell office:value-type="float" office:value="3344.0634857861">
                <text:p>3344.0634857861</text:p>
              </table:table-cell>
              <table:table-cell office:value-type="float" office:value="4244.36457757034">
                <text:p>4244.36457757034</text:p>
              </table:table-cell>
              <table:table-cell office:value-type="float" office:value="5639.40998155372">
                <text:p>5639.40998155372</text:p>
              </table:table-cell>
              <table:table-cell office:value-type="float" office:value="6210.03987628666">
                <text:p>6210.03987628666</text:p>
              </table:table-cell>
              <table:table-cell office:value-type="float" office:value="6265.44993710252">
                <text:p>6265.44993710252</text:p>
              </table:table-cell>
              <table:table-cell office:value-type="float" office:value="6100.90315839534">
                <text:p>6100.90315839534</text:p>
              </table:table-cell>
            </table:table-row>
            <table:table-row>
              <table:table-cell office:value-type="string">
                <text:p>MVA_FIN</text:p>
                <draw:g>
                  <svg:desc>usa2mex_agg_component.A11:usa2mex_agg_component.A11</svg:desc>
                </draw:g>
              </table:table-cell>
              <table:table-cell office:value-type="float" office:value="252.705111547374">
                <text:p>252.705111547374</text:p>
                <draw:g>
                  <svg:desc>usa2mex_agg_component.B11:usa2mex_agg_component.P11</svg:desc>
                </draw:g>
              </table:table-cell>
              <table:table-cell office:value-type="float" office:value="219.44671855536">
                <text:p>219.44671855536</text:p>
              </table:table-cell>
              <table:table-cell office:value-type="float" office:value="210.123826225787">
                <text:p>210.123826225787</text:p>
              </table:table-cell>
              <table:table-cell office:value-type="float" office:value="192.512159780127">
                <text:p>192.512159780127</text:p>
              </table:table-cell>
              <table:table-cell office:value-type="float" office:value="240.895803010268">
                <text:p>240.895803010268</text:p>
              </table:table-cell>
              <table:table-cell office:value-type="float" office:value="333.603824764875">
                <text:p>333.603824764875</text:p>
              </table:table-cell>
              <table:table-cell office:value-type="float" office:value="407.022109486574">
                <text:p>407.022109486574</text:p>
              </table:table-cell>
              <table:table-cell office:value-type="float" office:value="437.140316898273">
                <text:p>437.140316898273</text:p>
              </table:table-cell>
              <table:table-cell office:value-type="float" office:value="497.540346693681">
                <text:p>497.540346693681</text:p>
              </table:table-cell>
              <table:table-cell office:value-type="float" office:value="333.070655739405">
                <text:p>333.070655739405</text:p>
              </table:table-cell>
              <table:table-cell office:value-type="float" office:value="458.074989085821">
                <text:p>458.074989085821</text:p>
              </table:table-cell>
              <table:table-cell office:value-type="float" office:value="648.712407938354">
                <text:p>648.712407938354</text:p>
              </table:table-cell>
              <table:table-cell office:value-type="float" office:value="690.200723304868">
                <text:p>690.200723304868</text:p>
              </table:table-cell>
              <table:table-cell office:value-type="float" office:value="650.529987499427">
                <text:p>650.529987499427</text:p>
              </table:table-cell>
              <table:table-cell office:value-type="float" office:value="600.579845516431">
                <text:p>600.579845516431</text:p>
              </table:table-cell>
            </table:table-row>
            <table:table-row>
              <table:table-cell office:value-type="string">
                <text:p>OVA_INT</text:p>
                <draw:g>
                  <svg:desc>usa2mex_agg_component.A12:usa2mex_agg_component.A12</svg:desc>
                </draw:g>
              </table:table-cell>
              <table:table-cell office:value-type="float" office:value="4564.77718573524">
                <text:p>4564.77718573524</text:p>
                <draw:g>
                  <svg:desc>usa2mex_agg_component.B12:usa2mex_agg_component.P12</svg:desc>
                </draw:g>
              </table:table-cell>
              <table:table-cell office:value-type="float" office:value="3762.70114881006">
                <text:p>3762.70114881006</text:p>
              </table:table-cell>
              <table:table-cell office:value-type="float" office:value="3602.92310800254">
                <text:p>3602.92310800254</text:p>
              </table:table-cell>
              <table:table-cell office:value-type="float" office:value="3712.81987641469">
                <text:p>3712.81987641469</text:p>
              </table:table-cell>
              <table:table-cell office:value-type="float" office:value="4696.92549659531">
                <text:p>4696.92549659531</text:p>
              </table:table-cell>
              <table:table-cell office:value-type="float" office:value="5889.6114656202">
                <text:p>5889.6114656202</text:p>
              </table:table-cell>
              <table:table-cell office:value-type="float" office:value="7074.79249412365">
                <text:p>7074.79249412365</text:p>
              </table:table-cell>
              <table:table-cell office:value-type="float" office:value="7753.0717376476">
                <text:p>7753.0717376476</text:p>
              </table:table-cell>
              <table:table-cell office:value-type="float" office:value="9759.6857598041">
                <text:p>9759.6857598041</text:p>
              </table:table-cell>
              <table:table-cell office:value-type="float" office:value="5716.63813653811">
                <text:p>5716.63813653811</text:p>
              </table:table-cell>
              <table:table-cell office:value-type="float" office:value="8366.02393227618">
                <text:p>8366.02393227618</text:p>
              </table:table-cell>
              <table:table-cell office:value-type="float" office:value="11643.6271664608">
                <text:p>11643.6271664608</text:p>
              </table:table-cell>
              <table:table-cell office:value-type="float" office:value="11860.5702495764">
                <text:p>11860.5702495764</text:p>
              </table:table-cell>
              <table:table-cell office:value-type="float" office:value="11607.2588118738">
                <text:p>11607.2588118738</text:p>
              </table:table-cell>
              <table:table-cell office:value-type="float" office:value="11745.0671320501">
                <text:p>11745.0671320501</text:p>
              </table:table-cell>
            </table:table-row>
            <table:table-row>
              <table:table-cell office:value-type="string">
                <text:p>MVA_INT</text:p>
                <draw:g>
                  <svg:desc>usa2mex_agg_component.A13:usa2mex_agg_component.A13</svg:desc>
                </draw:g>
              </table:table-cell>
              <table:table-cell office:value-type="float" office:value="336.97886303475">
                <text:p>336.97886303475</text:p>
                <draw:g>
                  <svg:desc>usa2mex_agg_component.B13:usa2mex_agg_component.P13</svg:desc>
                </draw:g>
              </table:table-cell>
              <table:table-cell office:value-type="float" office:value="286.063723178888">
                <text:p>286.063723178888</text:p>
              </table:table-cell>
              <table:table-cell office:value-type="float" office:value="308.209605271073">
                <text:p>308.209605271073</text:p>
              </table:table-cell>
              <table:table-cell office:value-type="float" office:value="304.267273470727">
                <text:p>304.267273470727</text:p>
              </table:table-cell>
              <table:table-cell office:value-type="float" office:value="393.19042997535">
                <text:p>393.19042997535</text:p>
              </table:table-cell>
              <table:table-cell office:value-type="float" office:value="489.68942225349">
                <text:p>489.68942225349</text:p>
              </table:table-cell>
              <table:table-cell office:value-type="float" office:value="616.41357759697">
                <text:p>616.41357759697</text:p>
              </table:table-cell>
              <table:table-cell office:value-type="float" office:value="658.340441189549">
                <text:p>658.340441189549</text:p>
              </table:table-cell>
              <table:table-cell office:value-type="float" office:value="810.267977336576">
                <text:p>810.267977336576</text:p>
              </table:table-cell>
              <table:table-cell office:value-type="float" office:value="541.401128636648">
                <text:p>541.401128636648</text:p>
              </table:table-cell>
              <table:table-cell office:value-type="float" office:value="868.878196983088">
                <text:p>868.878196983088</text:p>
              </table:table-cell>
              <table:table-cell office:value-type="float" office:value="1312.85210837232">
                <text:p>1312.85210837232</text:p>
              </table:table-cell>
              <table:table-cell office:value-type="float" office:value="1272.53975145734">
                <text:p>1272.53975145734</text:p>
              </table:table-cell>
              <table:table-cell office:value-type="float" office:value="1168.71793652564">
                <text:p>1168.71793652564</text:p>
              </table:table-cell>
              <table:table-cell office:value-type="float" office:value="1132.02518118236">
                <text:p>1132.025181182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5cm" svg:y="0.315cm" chart:style-name="ch2">
          <text:p>PDC in Bilateral Exports Decomposition</text:p>
        </chart:title>
        <chart:subtitle svg:x="3.438cm" svg:y="1.269cm" chart:style-name="ch3">
          <text:p>United States to Mexico, 2000-2014 (millions of $)</text:p>
        </chart:subtitle>
        <chart:legend chart:legend-position="end" svg:x="13.169cm" svg:y="3.566cm" style:legend-expansion="high" chart:style-name="ch4"/>
        <chart:plot-area chart:style-name="ch5" table:cell-range-address="usa2mex_agg_component.B1:usa2mex_agg_component.P1 usa2mex_agg_component.A14:usa2mex_agg_component.P17" chart:data-source-has-labels="both" svg:x="1.302cm" svg:y="2.084cm" svg:width="11.547cm" svg:height="5.784cm">
          <chartooo:coordinate-region svg:x="2.296cm" svg:y="2.255cm" svg:width="10.148cm" svg:height="5.022cm"/>
          <chart:axis chart:dimension="x" chart:name="primary-x" chart:style-name="ch6" chartooo:axis-type="auto">
            <chartooo:date-scale/>
            <chart:title svg:x="6.677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mex_agg_component.B14:usa2mex_agg_component.P14" chart:label-cell-address="usa2mex_agg_component.A14:usa2mex_agg_component.A14" chart:class="chart:line">
            <chart:data-point chart:repeated="15"/>
          </chart:series>
          <chart:series chart:style-name="ch12" chart:values-cell-range-address="usa2mex_agg_component.B15:usa2mex_agg_component.P15" chart:label-cell-address="usa2mex_agg_component.A15:usa2mex_agg_component.A15" chart:class="chart:line">
            <chart:data-point chart:repeated="15"/>
          </chart:series>
          <chart:series chart:style-name="ch13" chart:values-cell-range-address="usa2mex_agg_component.B16:usa2mex_agg_component.P16" chart:label-cell-address="usa2mex_agg_component.A16:usa2mex_agg_component.A16" chart:class="chart:line">
            <chart:data-point chart:repeated="15"/>
          </chart:series>
          <chart:series chart:style-name="ch14" chart:values-cell-range-address="usa2mex_agg_component.B17:usa2mex_agg_component.P17" chart:label-cell-address="usa2mex_agg_component.A17:usa2mex_agg_component.A17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usa2mex_agg_component.A14:usa2mex_agg_component.A14</svg:desc>
                </draw:g>
              </table:table-cell>
              <table:table-cell office:value-type="float" office:value="608.368896894705">
                <text:p>608.368896894705</text:p>
                <draw:g>
                  <svg:desc>usa2mex_agg_component.B14:usa2mex_agg_component.P14</svg:desc>
                </draw:g>
              </table:table-cell>
              <table:table-cell office:value-type="float" office:value="469.671025342321">
                <text:p>469.671025342321</text:p>
              </table:table-cell>
              <table:table-cell office:value-type="float" office:value="438.07243537702">
                <text:p>438.07243537702</text:p>
              </table:table-cell>
              <table:table-cell office:value-type="float" office:value="480.411798153302">
                <text:p>480.411798153302</text:p>
              </table:table-cell>
              <table:table-cell office:value-type="float" office:value="574.234631220991">
                <text:p>574.234631220991</text:p>
              </table:table-cell>
              <table:table-cell office:value-type="float" office:value="631.669682522057">
                <text:p>631.669682522057</text:p>
              </table:table-cell>
              <table:table-cell office:value-type="float" office:value="734.679514846513">
                <text:p>734.679514846513</text:p>
              </table:table-cell>
              <table:table-cell office:value-type="float" office:value="842.483679197302">
                <text:p>842.483679197302</text:p>
              </table:table-cell>
              <table:table-cell office:value-type="float" office:value="827.362161197544">
                <text:p>827.362161197544</text:p>
              </table:table-cell>
              <table:table-cell office:value-type="float" office:value="617.033882626278">
                <text:p>617.033882626278</text:p>
              </table:table-cell>
              <table:table-cell office:value-type="float" office:value="814.792789562353">
                <text:p>814.792789562353</text:p>
              </table:table-cell>
              <table:table-cell office:value-type="float" office:value="967.983455375055">
                <text:p>967.983455375055</text:p>
              </table:table-cell>
              <table:table-cell office:value-type="float" office:value="1119.04478461796">
                <text:p>1119.04478461796</text:p>
              </table:table-cell>
              <table:table-cell office:value-type="float" office:value="1228.03768857276">
                <text:p>1228.03768857276</text:p>
              </table:table-cell>
              <table:table-cell office:value-type="float" office:value="1325.16089793391">
                <text:p>1325.16089793391</text:p>
              </table:table-cell>
            </table:table-row>
            <table:table-row>
              <table:table-cell office:value-type="string">
                <text:p>DDC_INT</text:p>
                <draw:g>
                  <svg:desc>usa2mex_agg_component.A15:usa2mex_agg_component.A15</svg:desc>
                </draw:g>
              </table:table-cell>
              <table:table-cell office:value-type="float" office:value="816.894291892551">
                <text:p>816.894291892551</text:p>
                <draw:g>
                  <svg:desc>usa2mex_agg_component.B15:usa2mex_agg_component.P15</svg:desc>
                </draw:g>
              </table:table-cell>
              <table:table-cell office:value-type="float" office:value="648.73263420956">
                <text:p>648.73263420956</text:p>
              </table:table-cell>
              <table:table-cell office:value-type="float" office:value="576.141893669052">
                <text:p>576.141893669052</text:p>
              </table:table-cell>
              <table:table-cell office:value-type="float" office:value="568.58185434258">
                <text:p>568.58185434258</text:p>
              </table:table-cell>
              <table:table-cell office:value-type="float" office:value="662.804047642288">
                <text:p>662.804047642288</text:p>
              </table:table-cell>
              <table:table-cell office:value-type="float" office:value="738.335500031631">
                <text:p>738.335500031631</text:p>
              </table:table-cell>
              <table:table-cell office:value-type="float" office:value="847.825734718185">
                <text:p>847.825734718185</text:p>
              </table:table-cell>
              <table:table-cell office:value-type="float" office:value="886.489872534749">
                <text:p>886.489872534749</text:p>
              </table:table-cell>
              <table:table-cell office:value-type="float" office:value="968.420280842269">
                <text:p>968.420280842269</text:p>
              </table:table-cell>
              <table:table-cell office:value-type="float" office:value="625.906974064452">
                <text:p>625.906974064452</text:p>
              </table:table-cell>
              <table:table-cell office:value-type="float" office:value="899.857624257183">
                <text:p>899.857624257183</text:p>
              </table:table-cell>
              <table:table-cell office:value-type="float" office:value="1087.69656574646">
                <text:p>1087.69656574646</text:p>
              </table:table-cell>
              <table:table-cell office:value-type="float" office:value="1150.44584744466">
                <text:p>1150.44584744466</text:p>
              </table:table-cell>
              <table:table-cell office:value-type="float" office:value="1190.45549427049">
                <text:p>1190.45549427049</text:p>
              </table:table-cell>
              <table:table-cell office:value-type="float" office:value="1321.89643183312">
                <text:p>1321.89643183312</text:p>
              </table:table-cell>
            </table:table-row>
            <table:table-row>
              <table:table-cell office:value-type="string">
                <text:p>ODC</text:p>
                <draw:g>
                  <svg:desc>usa2mex_agg_component.A16:usa2mex_agg_component.A16</svg:desc>
                </draw:g>
              </table:table-cell>
              <table:table-cell office:value-type="float" office:value="4287.30712705922">
                <text:p>4287.30712705922</text:p>
                <draw:g>
                  <svg:desc>usa2mex_agg_component.B16:usa2mex_agg_component.P16</svg:desc>
                </draw:g>
              </table:table-cell>
              <table:table-cell office:value-type="float" office:value="3439.69418765647">
                <text:p>3439.69418765647</text:p>
              </table:table-cell>
              <table:table-cell office:value-type="float" office:value="3107.37822597642">
                <text:p>3107.37822597642</text:p>
              </table:table-cell>
              <table:table-cell office:value-type="float" office:value="3396.82312322178">
                <text:p>3396.82312322178</text:p>
              </table:table-cell>
              <table:table-cell office:value-type="float" office:value="4352.29479708977">
                <text:p>4352.29479708977</text:p>
              </table:table-cell>
              <table:table-cell office:value-type="float" office:value="4921.88733689031">
                <text:p>4921.88733689031</text:p>
              </table:table-cell>
              <table:table-cell office:value-type="float" office:value="5829.26827489271">
                <text:p>5829.26827489271</text:p>
              </table:table-cell>
              <table:table-cell office:value-type="float" office:value="6218.12674803119">
                <text:p>6218.12674803119</text:p>
              </table:table-cell>
              <table:table-cell office:value-type="float" office:value="6752.87142945462">
                <text:p>6752.87142945462</text:p>
              </table:table-cell>
              <table:table-cell office:value-type="float" office:value="4312.77275190296">
                <text:p>4312.77275190296</text:p>
              </table:table-cell>
              <table:table-cell office:value-type="float" office:value="6042.69825727471">
                <text:p>6042.69825727471</text:p>
              </table:table-cell>
              <table:table-cell office:value-type="float" office:value="7425.7156329525">
                <text:p>7425.7156329525</text:p>
              </table:table-cell>
              <table:table-cell office:value-type="float" office:value="8095.58105058664">
                <text:p>8095.58105058664</text:p>
              </table:table-cell>
              <table:table-cell office:value-type="float" office:value="8423.78751012229">
                <text:p>8423.78751012229</text:p>
              </table:table-cell>
              <table:table-cell office:value-type="float" office:value="8901.62750404933">
                <text:p>8901.62750404933</text:p>
              </table:table-cell>
            </table:table-row>
            <table:table-row>
              <table:table-cell office:value-type="string">
                <text:p>MDC</text:p>
                <draw:g>
                  <svg:desc>usa2mex_agg_component.A17:usa2mex_agg_component.A17</svg:desc>
                </draw:g>
              </table:table-cell>
              <table:table-cell office:value-type="float" office:value="309.36131792976">
                <text:p>309.36131792976</text:p>
                <draw:g>
                  <svg:desc>usa2mex_agg_component.B17:usa2mex_agg_component.P17</svg:desc>
                </draw:g>
              </table:table-cell>
              <table:table-cell office:value-type="float" office:value="264.239642211527">
                <text:p>264.239642211527</text:p>
              </table:table-cell>
              <table:table-cell office:value-type="float" office:value="266.284121062872">
                <text:p>266.284121062872</text:p>
              </table:table-cell>
              <table:table-cell office:value-type="float" office:value="278.199514967624">
                <text:p>278.199514967624</text:p>
              </table:table-cell>
              <table:table-cell office:value-type="float" office:value="352.824488160822">
                <text:p>352.824488160822</text:p>
              </table:table-cell>
              <table:table-cell office:value-type="float" office:value="410.183548922385">
                <text:p>410.183548922385</text:p>
              </table:table-cell>
              <table:table-cell office:value-type="float" office:value="499.030885388055">
                <text:p>499.030885388055</text:p>
              </table:table-cell>
              <table:table-cell office:value-type="float" office:value="541.041291898614">
                <text:p>541.041291898614</text:p>
              </table:table-cell>
              <table:table-cell office:value-type="float" office:value="581.319667963668">
                <text:p>581.319667963668</text:p>
              </table:table-cell>
              <table:table-cell office:value-type="float" office:value="409.914081362584">
                <text:p>409.914081362584</text:p>
              </table:table-cell>
              <table:table-cell office:value-type="float" office:value="623.139053746628">
                <text:p>623.139053746628</text:p>
              </table:table-cell>
              <table:table-cell office:value-type="float" office:value="806.855790411218">
                <text:p>806.855790411218</text:p>
              </table:table-cell>
              <table:table-cell office:value-type="float" office:value="867.8334831843">
                <text:p>867.8334831843</text:p>
              </table:table-cell>
              <table:table-cell office:value-type="float" office:value="840.01222675227">
                <text:p>840.01222675227</text:p>
              </table:table-cell>
              <table:table-cell office:value-type="float" office:value="841.388889501036">
                <text:p>841.3888895010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05cm" svg:y="0.315cm" chart:style-name="ch2">
          <text:p>PDC in Bilateral Exports Decomposition</text:p>
        </chart:title>
        <chart:subtitle svg:x="3.779cm" svg:y="1.269cm" chart:style-name="ch3">
          <text:p>United States to Mexico, 2000-2014 (% share)</text:p>
        </chart:subtitle>
        <chart:legend chart:legend-position="end" svg:x="13.758cm" svg:y="3.566cm" style:legend-expansion="high" chart:style-name="ch4"/>
        <chart:plot-area chart:style-name="ch5" table:cell-range-address="usa2mex_agg_component.B1:usa2mex_agg_component.P1 usa2mex_agg_component.A14:usa2mex_agg_component.P17" chart:data-source-has-labels="both" svg:x="1.302cm" svg:y="2.084cm" svg:width="12.136cm" svg:height="5.784cm">
          <chartooo:coordinate-region svg:x="2.699cm" svg:y="2.255cm" svg:width="10.334cm" svg:height="5.022cm"/>
          <chart:axis chart:dimension="x" chart:name="primary-x" chart:style-name="ch6" chartooo:axis-type="auto">
            <chartooo:date-scale/>
            <chart:title svg:x="6.972cm" svg:y="8.049cm" chart:style-name="ch7">
              <text:p>Year</text:p>
            </chart:title>
            <chart:categories table:cell-range-address="usa2mex_agg_component.B1:usa2mex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mex_agg_component.B14:usa2mex_agg_component.P14" chart:label-cell-address="usa2mex_agg_component.A14:usa2mex_agg_component.A14" chart:class="chart:area">
            <chart:data-point chart:repeated="15"/>
          </chart:series>
          <chart:series chart:style-name="ch12" chart:values-cell-range-address="usa2mex_agg_component.B15:usa2mex_agg_component.P15" chart:label-cell-address="usa2mex_agg_component.A15:usa2mex_agg_component.A15" chart:class="chart:area">
            <chart:data-point chart:repeated="15"/>
          </chart:series>
          <chart:series chart:style-name="ch13" chart:values-cell-range-address="usa2mex_agg_component.B16:usa2mex_agg_component.P16" chart:label-cell-address="usa2mex_agg_component.A16:usa2mex_agg_component.A16" chart:class="chart:area">
            <chart:data-point chart:repeated="15"/>
          </chart:series>
          <chart:series chart:style-name="ch14" chart:values-cell-range-address="usa2mex_agg_component.B17:usa2mex_agg_component.P17" chart:label-cell-address="usa2mex_agg_component.A17:usa2mex_agg_component.A17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‘00</text:p>
                <draw:g>
                  <svg:desc>usa2mex_agg_component.B1:usa2mex_agg_component.P1</svg:desc>
                </draw:g>
              </table:table-cell>
              <table:table-cell office:value-type="string">
                <text:p>‘01</text:p>
              </table:table-cell>
              <table:table-cell office:value-type="string">
                <text:p>‘02</text:p>
              </table:table-cell>
              <table:table-cell office:value-type="string">
                <text:p>‘03</text:p>
              </table:table-cell>
              <table:table-cell office:value-type="string">
                <text:p>‘04</text:p>
              </table:table-cell>
              <table:table-cell office:value-type="string">
                <text:p>‘05</text:p>
              </table:table-cell>
              <table:table-cell office:value-type="string">
                <text:p>‘06</text:p>
              </table:table-cell>
              <table:table-cell office:value-type="string">
                <text:p>‘07</text:p>
              </table:table-cell>
              <table:table-cell office:value-type="string">
                <text:p>‘08</text:p>
              </table:table-cell>
              <table:table-cell office:value-type="string">
                <text:p>‘09</text:p>
              </table:table-cell>
              <table:table-cell office:value-type="string">
                <text:p>‘10</text:p>
              </table:table-cell>
              <table:table-cell office:value-type="string">
                <text:p>‘11</text:p>
              </table:table-cell>
              <table:table-cell office:value-type="string">
                <text:p>‘12</text:p>
              </table:table-cell>
              <table:table-cell office:value-type="string">
                <text:p>‘13</text:p>
              </table:table-cell>
              <table:table-cell office:value-type="string">
                <text:p>‘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usa2mex_agg_component.A14:usa2mex_agg_component.A14</svg:desc>
                </draw:g>
              </table:table-cell>
              <table:table-cell office:value-type="float" office:value="608.368896894705">
                <text:p>608.368896894705</text:p>
                <draw:g>
                  <svg:desc>usa2mex_agg_component.B14:usa2mex_agg_component.P14</svg:desc>
                </draw:g>
              </table:table-cell>
              <table:table-cell office:value-type="float" office:value="469.671025342321">
                <text:p>469.671025342321</text:p>
              </table:table-cell>
              <table:table-cell office:value-type="float" office:value="438.07243537702">
                <text:p>438.07243537702</text:p>
              </table:table-cell>
              <table:table-cell office:value-type="float" office:value="480.411798153302">
                <text:p>480.411798153302</text:p>
              </table:table-cell>
              <table:table-cell office:value-type="float" office:value="574.234631220991">
                <text:p>574.234631220991</text:p>
              </table:table-cell>
              <table:table-cell office:value-type="float" office:value="631.669682522057">
                <text:p>631.669682522057</text:p>
              </table:table-cell>
              <table:table-cell office:value-type="float" office:value="734.679514846513">
                <text:p>734.679514846513</text:p>
              </table:table-cell>
              <table:table-cell office:value-type="float" office:value="842.483679197302">
                <text:p>842.483679197302</text:p>
              </table:table-cell>
              <table:table-cell office:value-type="float" office:value="827.362161197544">
                <text:p>827.362161197544</text:p>
              </table:table-cell>
              <table:table-cell office:value-type="float" office:value="617.033882626278">
                <text:p>617.033882626278</text:p>
              </table:table-cell>
              <table:table-cell office:value-type="float" office:value="814.792789562353">
                <text:p>814.792789562353</text:p>
              </table:table-cell>
              <table:table-cell office:value-type="float" office:value="967.983455375055">
                <text:p>967.983455375055</text:p>
              </table:table-cell>
              <table:table-cell office:value-type="float" office:value="1119.04478461796">
                <text:p>1119.04478461796</text:p>
              </table:table-cell>
              <table:table-cell office:value-type="float" office:value="1228.03768857276">
                <text:p>1228.03768857276</text:p>
              </table:table-cell>
              <table:table-cell office:value-type="float" office:value="1325.16089793391">
                <text:p>1325.16089793391</text:p>
              </table:table-cell>
            </table:table-row>
            <table:table-row>
              <table:table-cell office:value-type="string">
                <text:p>DDC_INT</text:p>
                <draw:g>
                  <svg:desc>usa2mex_agg_component.A15:usa2mex_agg_component.A15</svg:desc>
                </draw:g>
              </table:table-cell>
              <table:table-cell office:value-type="float" office:value="816.894291892551">
                <text:p>816.894291892551</text:p>
                <draw:g>
                  <svg:desc>usa2mex_agg_component.B15:usa2mex_agg_component.P15</svg:desc>
                </draw:g>
              </table:table-cell>
              <table:table-cell office:value-type="float" office:value="648.73263420956">
                <text:p>648.73263420956</text:p>
              </table:table-cell>
              <table:table-cell office:value-type="float" office:value="576.141893669052">
                <text:p>576.141893669052</text:p>
              </table:table-cell>
              <table:table-cell office:value-type="float" office:value="568.58185434258">
                <text:p>568.58185434258</text:p>
              </table:table-cell>
              <table:table-cell office:value-type="float" office:value="662.804047642288">
                <text:p>662.804047642288</text:p>
              </table:table-cell>
              <table:table-cell office:value-type="float" office:value="738.335500031631">
                <text:p>738.335500031631</text:p>
              </table:table-cell>
              <table:table-cell office:value-type="float" office:value="847.825734718185">
                <text:p>847.825734718185</text:p>
              </table:table-cell>
              <table:table-cell office:value-type="float" office:value="886.489872534749">
                <text:p>886.489872534749</text:p>
              </table:table-cell>
              <table:table-cell office:value-type="float" office:value="968.420280842269">
                <text:p>968.420280842269</text:p>
              </table:table-cell>
              <table:table-cell office:value-type="float" office:value="625.906974064452">
                <text:p>625.906974064452</text:p>
              </table:table-cell>
              <table:table-cell office:value-type="float" office:value="899.857624257183">
                <text:p>899.857624257183</text:p>
              </table:table-cell>
              <table:table-cell office:value-type="float" office:value="1087.69656574646">
                <text:p>1087.69656574646</text:p>
              </table:table-cell>
              <table:table-cell office:value-type="float" office:value="1150.44584744466">
                <text:p>1150.44584744466</text:p>
              </table:table-cell>
              <table:table-cell office:value-type="float" office:value="1190.45549427049">
                <text:p>1190.45549427049</text:p>
              </table:table-cell>
              <table:table-cell office:value-type="float" office:value="1321.89643183312">
                <text:p>1321.89643183312</text:p>
              </table:table-cell>
            </table:table-row>
            <table:table-row>
              <table:table-cell office:value-type="string">
                <text:p>ODC</text:p>
                <draw:g>
                  <svg:desc>usa2mex_agg_component.A16:usa2mex_agg_component.A16</svg:desc>
                </draw:g>
              </table:table-cell>
              <table:table-cell office:value-type="float" office:value="4287.30712705922">
                <text:p>4287.30712705922</text:p>
                <draw:g>
                  <svg:desc>usa2mex_agg_component.B16:usa2mex_agg_component.P16</svg:desc>
                </draw:g>
              </table:table-cell>
              <table:table-cell office:value-type="float" office:value="3439.69418765647">
                <text:p>3439.69418765647</text:p>
              </table:table-cell>
              <table:table-cell office:value-type="float" office:value="3107.37822597642">
                <text:p>3107.37822597642</text:p>
              </table:table-cell>
              <table:table-cell office:value-type="float" office:value="3396.82312322178">
                <text:p>3396.82312322178</text:p>
              </table:table-cell>
              <table:table-cell office:value-type="float" office:value="4352.29479708977">
                <text:p>4352.29479708977</text:p>
              </table:table-cell>
              <table:table-cell office:value-type="float" office:value="4921.88733689031">
                <text:p>4921.88733689031</text:p>
              </table:table-cell>
              <table:table-cell office:value-type="float" office:value="5829.26827489271">
                <text:p>5829.26827489271</text:p>
              </table:table-cell>
              <table:table-cell office:value-type="float" office:value="6218.12674803119">
                <text:p>6218.12674803119</text:p>
              </table:table-cell>
              <table:table-cell office:value-type="float" office:value="6752.87142945462">
                <text:p>6752.87142945462</text:p>
              </table:table-cell>
              <table:table-cell office:value-type="float" office:value="4312.77275190296">
                <text:p>4312.77275190296</text:p>
              </table:table-cell>
              <table:table-cell office:value-type="float" office:value="6042.69825727471">
                <text:p>6042.69825727471</text:p>
              </table:table-cell>
              <table:table-cell office:value-type="float" office:value="7425.7156329525">
                <text:p>7425.7156329525</text:p>
              </table:table-cell>
              <table:table-cell office:value-type="float" office:value="8095.58105058664">
                <text:p>8095.58105058664</text:p>
              </table:table-cell>
              <table:table-cell office:value-type="float" office:value="8423.78751012229">
                <text:p>8423.78751012229</text:p>
              </table:table-cell>
              <table:table-cell office:value-type="float" office:value="8901.62750404933">
                <text:p>8901.62750404933</text:p>
              </table:table-cell>
            </table:table-row>
            <table:table-row>
              <table:table-cell office:value-type="string">
                <text:p>MDC</text:p>
                <draw:g>
                  <svg:desc>usa2mex_agg_component.A17:usa2mex_agg_component.A17</svg:desc>
                </draw:g>
              </table:table-cell>
              <table:table-cell office:value-type="float" office:value="309.36131792976">
                <text:p>309.36131792976</text:p>
                <draw:g>
                  <svg:desc>usa2mex_agg_component.B17:usa2mex_agg_component.P17</svg:desc>
                </draw:g>
              </table:table-cell>
              <table:table-cell office:value-type="float" office:value="264.239642211527">
                <text:p>264.239642211527</text:p>
              </table:table-cell>
              <table:table-cell office:value-type="float" office:value="266.284121062872">
                <text:p>266.284121062872</text:p>
              </table:table-cell>
              <table:table-cell office:value-type="float" office:value="278.199514967624">
                <text:p>278.199514967624</text:p>
              </table:table-cell>
              <table:table-cell office:value-type="float" office:value="352.824488160822">
                <text:p>352.824488160822</text:p>
              </table:table-cell>
              <table:table-cell office:value-type="float" office:value="410.183548922385">
                <text:p>410.183548922385</text:p>
              </table:table-cell>
              <table:table-cell office:value-type="float" office:value="499.030885388055">
                <text:p>499.030885388055</text:p>
              </table:table-cell>
              <table:table-cell office:value-type="float" office:value="541.041291898614">
                <text:p>541.041291898614</text:p>
              </table:table-cell>
              <table:table-cell office:value-type="float" office:value="581.319667963668">
                <text:p>581.319667963668</text:p>
              </table:table-cell>
              <table:table-cell office:value-type="float" office:value="409.914081362584">
                <text:p>409.914081362584</text:p>
              </table:table-cell>
              <table:table-cell office:value-type="float" office:value="623.139053746628">
                <text:p>623.139053746628</text:p>
              </table:table-cell>
              <table:table-cell office:value-type="float" office:value="806.855790411218">
                <text:p>806.855790411218</text:p>
              </table:table-cell>
              <table:table-cell office:value-type="float" office:value="867.8334831843">
                <text:p>867.8334831843</text:p>
              </table:table-cell>
              <table:table-cell office:value-type="float" office:value="840.01222675227">
                <text:p>840.01222675227</text:p>
              </table:table-cell>
              <table:table-cell office:value-type="float" office:value="841.388889501036">
                <text:p>841.3888895010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